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23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8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style:font-name="Calibri" fo:font-size="11pt" style:font-size-asian="11pt" style:font-size-complex="11pt"/>
    </style:style>
    <style:style style:name="ce2" style:family="table-cell" style:parent-style-name="Default" style:data-style-name="N3">
      <style:text-properties style:font-name="Calibri" fo:font-size="11pt" style:font-size-asian="11pt" style:font-size-complex="11pt"/>
    </style:style>
    <style:style style:name="ce3" style:family="table-cell" style:parent-style-name="Default" style:data-style-name="N4">
      <style:text-properties style:font-name="Calibri" fo:font-size="11pt" style:font-size-asian="11pt" style:font-size-complex="11pt"/>
    </style:style>
    <style:style style:name="ce4" style:family="table-cell" style:parent-style-name="Default" style:data-style-name="N3">
      <style:text-properties style:font-name="Calibri" fo:font-size="11pt" style:font-size-asian="11pt" style:font-size-complex="11pt"/>
    </style:style>
    <style:style style:name="ce5" style:family="table-cell" style:parent-style-name="Default">
      <style:text-properties style:font-name="Calibri"/>
    </style:style>
    <style:style style:name="ce6" style:family="table-cell" style:parent-style-name="Default">
      <style:table-cell-properties fo:background-color="#ffbf00"/>
      <style:text-properties style:font-name="Calibri"/>
    </style:style>
    <style:style style:name="ce7" style:family="table-cell" style:parent-style-name="Default">
      <style:table-cell-properties fo:background-color="transparent"/>
      <style:text-properties style:font-name="Calibri"/>
    </style:style>
    <style:style style:name="ce8" style:family="table-cell" style:parent-style-name="Default" style:data-style-name="N4">
      <style:text-properties style:font-name="Calibri"/>
    </style:style>
    <style:style style:name="ce9" style:family="table-cell" style:parent-style-name="Default" style:data-style-name="N4">
      <style:table-cell-properties fo:background-color="#ffbf00"/>
      <style:text-properties style:font-name="Calibri"/>
    </style:style>
    <style:style style:name="ce10" style:family="table-cell" style:parent-style-name="Default" style:data-style-name="N4">
      <style:table-cell-properties fo:background-color="transparent"/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clusters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4" table:default-cell-style-name="ce3"/>
        <table:table-column table:style-name="co4" table:default-cell-style-name="ce2"/>
        <table:table-column table:style-name="co5" table:number-columns-repeated="2" table:default-cell-style-name="ce2"/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column table:style-name="co6" table:number-columns-repeated="1012" table:default-cell-style-name="ce1"/>
        <table:table-row table:style-name="ro1">
          <table:table-cell/>
          <table:table-cell office:value-type="string" calcext:value-type="string">
            <text:p>cluster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complexity</text:p>
          </table:table-cell>
          <table:table-cell office:value-type="string" calcext:value-type="string">
            <text:p>ncloc</text:p>
          </table:table-cell>
          <table:table-cell office:value-type="string" calcext:value-type="string">
            <text:p>duplicated_line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entry/BibtexEntryType.java</text:p>
          </table:table-cell>
          <table:table-cell office:value-type="float" office:value="26" calcext:value-type="float">
            <text:p>26</text:p>
          </table:table-cell>
          <table:table-cell office:value-type="float" office:value="18.196675900277" calcext:value-type="float">
            <text:p>18,20</text:p>
          </table:table-cell>
          <table:table-cell office:value-type="float" office:value="2696.55193905817" calcext:value-type="float">
            <text:p>2.696,55</text:p>
          </table:table-cell>
          <table:table-cell office:value-type="float" office:value="117686.394044321" calcext:value-type="float">
            <text:p>117.686,39</text:p>
          </table:table-cell>
          <table:table-cell office:value-type="float" office:value="35982.9342105263" calcext:value-type="float">
            <text:p>35.982,9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count percentile</text:p>
          </table:table-cell>
          <table:table-cell table:style-name="ce8"/>
          <table:table-cell table:number-columns-repeated="1011"/>
        </table:table-row>
        <table:table-row table:style-name="ro1">
          <table:table-cell office:value-type="string" calcext:value-type="string">
            <text:p>src/main/java/net/sf/jabref/gui/groups/WarnAssignmentSideEffects.java</text:p>
          </table:table-cell>
          <table:table-cell office:value-type="float" office:value="25" calcext:value-type="float">
            <text:p>25</text:p>
          </table:table-cell>
          <table:table-cell office:value-type="float" office:value="590.754572506896" calcext:value-type="float">
            <text:p>590,75</text:p>
          </table:table-cell>
          <table:table-cell office:value-type="float" office:value="15556.1856945856" calcext:value-type="float">
            <text:p>15.556,19</text:p>
          </table:table-cell>
          <table:table-cell office:value-type="float" office:value="198796.197742778" calcext:value-type="float">
            <text:p>198.796,20</text:p>
          </table:table-cell>
          <table:table-cell office:value-type="float" office:value="485.473073014952" calcext:value-type="float">
            <text:p>485,47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6" office:value-type="float" office:value="0.98" calcext:value-type="float">
            <text:p>0,98</text:p>
          </table:table-cell>
          <table:table-cell table:style-name="ce9" table:formula="of:=PERCENTILE([.G3:.G738]; [.L3])" office:value-type="float" office:value="87" calcext:value-type="float">
            <text:p>87,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rc/main/java/net/sf/jabref/Globals.java</text:p>
          </table:table-cell>
          <table:table-cell office:value-type="float" office:value="24" calcext:value-type="float">
            <text:p>24</text:p>
          </table:table-cell>
          <table:table-cell office:value-type="float" office:value="36.9648073718263" calcext:value-type="float">
            <text:p>36,96</text:p>
          </table:table-cell>
          <table:table-cell office:value-type="float" office:value="361.606313106558" calcext:value-type="float">
            <text:p>361,61</text:p>
          </table:table-cell>
          <table:table-cell office:value-type="float" office:value="199357.492598765" calcext:value-type="float">
            <text:p>199.357,49</text:p>
          </table:table-cell>
          <table:table-cell office:value-type="float" office:value="0" calcext:value-type="float">
            <text:p>0,0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4" calcext:value-type="float">
            <text:p>244</text:p>
          </table:table-cell>
          <table:table-cell/>
          <table:table-cell table:style-name="ce5" office:value-type="float" office:value="0.9" calcext:value-type="float">
            <text:p>0,9</text:p>
          </table:table-cell>
          <table:table-cell table:style-name="ce8" table:formula="of:=PERCENTILE([.G3:.G738]; [.L4])" office:value-type="float" office:value="50" calcext:value-type="float">
            <text:p>50,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rc/main/java/net/sf/jabref/model/entry/BibtexEntryTypes.java</text:p>
          </table:table-cell>
          <table:table-cell office:value-type="float" office:value="23" calcext:value-type="float">
            <text:p>23</text:p>
          </table:table-cell>
          <table:table-cell office:value-type="float" office:value="0.09" calcext:value-type="float">
            <text:p>0,09</text:p>
          </table:table-cell>
          <table:table-cell office:value-type="float" office:value="1426.71222222222" calcext:value-type="float">
            <text:p>1.426,71</text:p>
          </table:table-cell>
          <table:table-cell office:value-type="float" office:value="37734.4888888889" calcext:value-type="float">
            <text:p>37.734,49</text:p>
          </table:table-cell>
          <table:table-cell office:value-type="float" office:value="25346.61" calcext:value-type="float">
            <text:p>25.346,6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float" office:value="0.75" calcext:value-type="float">
            <text:p>0,75</text:p>
          </table:table-cell>
          <table:table-cell table:style-name="ce8" table:formula="of:=PERCENTILE([.G3:.G738]; [.L5])" office:value-type="float" office:value="30" calcext:value-type="float">
            <text:p>30,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rc/main/java/net/sf/jabref/model/entry/BibLatexEntryTypes.java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</text:p>
          </table:table-cell>
          <table:table-cell office:value-type="float" office:value="2008.14049586777" calcext:value-type="float">
            <text:p>2.008,14</text:p>
          </table:table-cell>
          <table:table-cell office:value-type="float" office:value="13703.6115702479" calcext:value-type="float">
            <text:p>13.703,61</text:p>
          </table:table-cell>
          <table:table-cell office:value-type="float" office:value="45562.6797520661" calcext:value-type="float">
            <text:p>45.562,6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float" office:value="0.5" calcext:value-type="float">
            <text:p>0,5</text:p>
          </table:table-cell>
          <table:table-cell table:style-name="ce8" table:formula="of:=PERCENTILE([.G5:.G740]; [.L6])" office:value-type="float" office:value="14" calcext:value-type="float">
            <text:p>14,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rc/main/java/net/sf/jabref/gui/menus/RightClickMenu.java</text:p>
          </table:table-cell>
          <table:table-cell office:value-type="float" office:value="21" calcext:value-type="float">
            <text:p>21</text:p>
          </table:table-cell>
          <table:table-cell office:value-type="float" office:value="3.74293228139382" calcext:value-type="float">
            <text:p>3,74</text:p>
          </table:table-cell>
          <table:table-cell office:value-type="float" office:value="187.651709401709" calcext:value-type="float">
            <text:p>187,65</text:p>
          </table:table-cell>
          <table:table-cell office:value-type="float" office:value="8961.65811965812" calcext:value-type="float">
            <text:p>8.961,66</text:p>
          </table:table-cell>
          <table:table-cell office:value-type="float" office:value="5512.42291255754" calcext:value-type="float">
            <text:p>5.512,42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/>
          <table:table-cell table:style-name="ce8"/>
          <table:table-cell table:number-columns-repeated="1011"/>
        </table:table-row>
        <table:table-row table:style-name="ro1">
          <table:table-cell office:value-type="string" calcext:value-type="string">
            <text:p>src/main/java/net/sf/jabref/importer/fetcher/IEEEXploreFetcher.java</text:p>
          </table:table-cell>
          <table:table-cell office:value-type="float" office:value="20" calcext:value-type="float">
            <text:p>20</text:p>
          </table:table-cell>
          <table:table-cell office:value-type="float" office:value="7.6859012492564" calcext:value-type="float">
            <text:p>7,69</text:p>
          </table:table-cell>
          <table:table-cell office:value-type="float" office:value="921.495092207019" calcext:value-type="float">
            <text:p>921,50</text:p>
          </table:table-cell>
          <table:table-cell office:value-type="float" office:value="10610.2956573468" calcext:value-type="float">
            <text:p>10.610,30</text:p>
          </table:table-cell>
          <table:table-cell office:value-type="float" office:value="870.295657346818" calcext:value-type="float">
            <text:p>870,3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functions percentile</text:p>
          </table:table-cell>
          <table:table-cell table:style-name="ce8"/>
          <table:table-cell table:number-columns-repeated="1011"/>
        </table:table-row>
        <table:table-row table:style-name="ro1">
          <table:table-cell office:value-type="string" calcext:value-type="string">
            <text:p>src/main/java/net/sf/jabref/gui/desktop/JabRefDesktop.java</text:p>
          </table:table-cell>
          <table:table-cell office:value-type="float" office:value="20" calcext:value-type="float">
            <text:p>20</text:p>
          </table:table-cell>
          <table:table-cell office:value-type="float" office:value="19.7714489142044" calcext:value-type="float">
            <text:p>19,77</text:p>
          </table:table-cell>
          <table:table-cell office:value-type="float" office:value="544.7789248843" calcext:value-type="float">
            <text:p>544,78</text:p>
          </table:table-cell>
          <table:table-cell office:value-type="float" office:value="10913.1221075116" calcext:value-type="float">
            <text:p>10.913,12</text:p>
          </table:table-cell>
          <table:table-cell office:value-type="float" office:value="359.843360626558" calcext:value-type="float">
            <text:p>359,8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6" office:value-type="float" office:value="0.98" calcext:value-type="float">
            <text:p>0,98</text:p>
          </table:table-cell>
          <table:table-cell table:style-name="ce9" table:formula="of:=PERCENTILE([.F3:.F738]; [.L9])" office:value-type="float" office:value="710.359051784722" calcext:value-type="float">
            <text:p>710,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rc/main/java/net/sf/jabref/logic/msbib/MSBibEntry.java</text:p>
          </table:table-cell>
          <table:table-cell office:value-type="float" office:value="20" calcext:value-type="float">
            <text:p>20</text:p>
          </table:table-cell>
          <table:table-cell office:value-type="float" office:value="6.40445982314494" calcext:value-type="float">
            <text:p>6,40</text:p>
          </table:table-cell>
          <table:table-cell office:value-type="float" office:value="742.445982314495" calcext:value-type="float">
            <text:p>742,45</text:p>
          </table:table-cell>
          <table:table-cell office:value-type="float" office:value="11890.9158016148" calcext:value-type="float">
            <text:p>11.890,92</text:p>
          </table:table-cell>
          <table:table-cell office:value-type="float" office:value="1088.67896962707" calcext:value-type="float">
            <text:p>1.088,6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float" office:value="0.9" calcext:value-type="float">
            <text:p>0,9</text:p>
          </table:table-cell>
          <table:table-cell table:style-name="ce8" table:formula="of:=PERCENTILE([.F3:.F738]; [.L10])" office:value-type="float" office:value="81.6940495105559" calcext:value-type="float">
            <text:p>81,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rc/main/java/net/sf/jabref/JabRefPreferences.java</text:p>
          </table:table-cell>
          <table:table-cell office:value-type="float" office:value="19" calcext:value-type="float">
            <text:p>19</text:p>
          </table:table-cell>
          <table:table-cell office:value-type="float" office:value="36.7514535610163" calcext:value-type="float">
            <text:p>36,75</text:p>
          </table:table-cell>
          <table:table-cell office:value-type="float" office:value="786.747921699293" calcext:value-type="float">
            <text:p>786,75</text:p>
          </table:table-cell>
          <table:table-cell office:value-type="float" office:value="10014.5610329029" calcext:value-type="float">
            <text:p>10.014,56</text:p>
          </table:table-cell>
          <table:table-cell office:value-type="float" office:value="0" calcext:value-type="float">
            <text:p>0,00</text:p>
          </table:table-cell>
          <table:table-cell office:value-type="float" office:value="245" calcext:value-type="float">
            <text:p>245</text:p>
          </table:table-cell>
          <table:table-cell office:value-type="float" office:value="161" calcext:value-type="float">
            <text:p>161</text:p>
          </table:table-cell>
          <table:table-cell office:value-type="float" office:value="452" calcext:value-type="float">
            <text:p>452</text:p>
          </table:table-cell>
          <table:table-cell office:value-type="float" office:value="613" calcext:value-type="float">
            <text:p>613</text:p>
          </table:table-cell>
          <table:table-cell/>
          <table:table-cell table:style-name="ce7" office:value-type="float" office:value="0.75" calcext:value-type="float">
            <text:p>0,75</text:p>
          </table:table-cell>
          <table:table-cell table:style-name="ce10" table:formula="of:=PERCENTILE([.F3:.F738]; [.L11])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rc/main/java/net/sf/jabref/model/entry/InternalBibtexFields.java</text:p>
          </table:table-cell>
          <table:table-cell office:value-type="float" office:value="19" calcext:value-type="float">
            <text:p>19</text:p>
          </table:table-cell>
          <table:table-cell office:value-type="float" office:value="160.49" calcext:value-type="float">
            <text:p>160,49</text:p>
          </table:table-cell>
          <table:table-cell office:value-type="float" office:value="302.49" calcext:value-type="float">
            <text:p>302,49</text:p>
          </table:table-cell>
          <table:table-cell office:value-type="float" office:value="9216.3924" calcext:value-type="float">
            <text:p>9.216,39</text:p>
          </table:table-cell>
          <table:table-cell office:value-type="float" office:value="0" calcext:value-type="float">
            <text:p>0,0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0.5" calcext:value-type="float">
            <text:p>0,5</text:p>
          </table:table-cell>
          <table:table-cell table:style-name="ce8" table:formula="of:=PERCENTILE([.F5:.F740]; [.L12])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rc/main/java/net/sf/jabref/gui/search/SearchBar.java</text:p>
          </table:table-cell>
          <table:table-cell office:value-type="float" office:value="19" calcext:value-type="float">
            <text:p>19</text:p>
          </table:table-cell>
          <table:table-cell office:value-type="float" office:value="56.2842975206611" calcext:value-type="float">
            <text:p>56,28</text:p>
          </table:table-cell>
          <table:table-cell office:value-type="float" office:value="514.75173553719" calcext:value-type="float">
            <text:p>514,75</text:p>
          </table:table-cell>
          <table:table-cell office:value-type="float" office:value="9912.01785123966" calcext:value-type="float">
            <text:p>9.912,02</text:p>
          </table:table-cell>
          <table:table-cell office:value-type="float" office:value="0" calcext:value-type="float">
            <text:p>0,0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rc/main/java/net/sf/jabref/logic/util/strings/UnicodeToReadableCharMap.jav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1875" calcext:value-type="float">
            <text:p>0,19</text:p>
          </table:table-cell>
          <table:table-cell office:value-type="float" office:value="10296.1875" calcext:value-type="float">
            <text:p>10.296,1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complexity percentile</text:p>
          </table:table-cell>
          <table:table-cell table:style-name="ce8"/>
          <table:table-cell table:number-columns-repeated="1011"/>
        </table:table-row>
        <table:table-row table:style-name="ro1">
          <table:table-cell office:value-type="string" calcext:value-type="string">
            <text:p>src/main/java/net/sf/jabref/gui/maintable/MainTableFormat.java</text:p>
          </table:table-cell>
          <table:table-cell office:value-type="float" office:value="19" calcext:value-type="float">
            <text:p>19</text:p>
          </table:table-cell>
          <table:table-cell office:value-type="float" office:value="8.179443359375" calcext:value-type="float">
            <text:p>8,18</text:p>
          </table:table-cell>
          <table:table-cell office:value-type="float" office:value="716.0224609375" calcext:value-type="float">
            <text:p>716,02</text:p>
          </table:table-cell>
          <table:table-cell office:value-type="float" office:value="9443.0068359375" calcext:value-type="float">
            <text:p>9.443,01</text:p>
          </table:table-cell>
          <table:table-cell office:value-type="float" office:value="0" calcext:value-type="float">
            <text:p>0,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6" office:value-type="float" office:value="0.98" calcext:value-type="float">
            <text:p>0,98</text:p>
          </table:table-cell>
          <table:table-cell table:style-name="ce9" table:formula="of:=PERCENTILE([.D3:.D737]; [.L15])" office:value-type="float" office:value="445.049128922491" calcext:value-type="float">
            <text:p>445,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rc/main/java/net/sf/jabref/gui/openoffice/OpenOfficePanel.java</text:p>
          </table:table-cell>
          <table:table-cell office:value-type="float" office:value="18" calcext:value-type="float">
            <text:p>18</text:p>
          </table:table-cell>
          <table:table-cell office:value-type="float" office:value="50.4349027526836" calcext:value-type="float">
            <text:p>50,43</text:p>
          </table:table-cell>
          <table:table-cell office:value-type="float" office:value="223.324264002551" calcext:value-type="float">
            <text:p>223,32</text:p>
          </table:table-cell>
          <table:table-cell office:value-type="float" office:value="15083.752789882" calcext:value-type="float">
            <text:p>15.083,75</text:p>
          </table:table-cell>
          <table:table-cell office:value-type="float" office:value="0" calcext:value-type="float">
            <text:p>0,0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float" office:value="0.9" calcext:value-type="float">
            <text:p>0,9</text:p>
          </table:table-cell>
          <table:table-cell table:style-name="ce10" table:formula="of:=PERCENTILE([.D3:.D737]; [.L16])" office:value-type="float" office:value="39.0739727153189" calcext:value-type="float">
            <text:p>39,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rc/main/java/net/sf/jabref/gui/BasePanel.java</text:p>
          </table:table-cell>
          <table:table-cell office:value-type="float" office:value="17" calcext:value-type="float">
            <text:p>17</text:p>
          </table:table-cell>
          <table:table-cell office:value-type="float" office:value="13.6255344298577" calcext:value-type="float">
            <text:p>13,63</text:p>
          </table:table-cell>
          <table:table-cell office:value-type="float" office:value="256.70254262864" calcext:value-type="float">
            <text:p>256,70</text:p>
          </table:table-cell>
          <table:table-cell office:value-type="float" office:value="16240.4011493386" calcext:value-type="float">
            <text:p>16.240,40</text:p>
          </table:table-cell>
          <table:table-cell office:value-type="float" office:value="2679.84211055781" calcext:value-type="float">
            <text:p>2.679,84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  <table:table-cell/>
          <table:table-cell table:style-name="ce7" office:value-type="float" office:value="0.75" calcext:value-type="float">
            <text:p>0,75</text:p>
          </table:table-cell>
          <table:table-cell table:style-name="ce10" table:formula="of:=PERCENTILE([.D5:.D739]; [.L17])" office:value-type="float" office:value="4.609375" calcext:value-type="float">
            <text:p>4,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rc/main/java/net/sf/jabref/model/entry/AuthorList.java</text:p>
          </table:table-cell>
          <table:table-cell office:value-type="float" office:value="16" calcext:value-type="float">
            <text:p>16</text:p>
          </table:table-cell>
          <table:table-cell office:value-type="float" office:value="35.0826446280992" calcext:value-type="float">
            <text:p>35,08</text:p>
          </table:table-cell>
          <table:table-cell office:value-type="float" office:value="2388.42716942149" calcext:value-type="float">
            <text:p>2.388,43</text:p>
          </table:table-cell>
          <table:table-cell office:value-type="float" office:value="27050.2370867769" calcext:value-type="float">
            <text:p>27.050,24</text:p>
          </table:table-cell>
          <table:table-cell office:value-type="float" office:value="0" calcext:value-type="float">
            <text:p>0,0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 office:value-type="float" office:value="0.5" calcext:value-type="float">
            <text:p>0,5</text:p>
          </table:table-cell>
          <table:table-cell table:style-name="ce10" table:formula="of:=PERCENTILE([.D5:.D739]; [.L18])" office:value-type="float" office:value="0.329795918367347" calcext:value-type="float">
            <text:p>0,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rc/main/java/net/sf/jabref/gui/groups/GroupSelector.java</text:p>
          </table:table-cell>
          <table:table-cell office:value-type="float" office:value="15" calcext:value-type="float">
            <text:p>15</text:p>
          </table:table-cell>
          <table:table-cell office:value-type="float" office:value="46.5750236294896" calcext:value-type="float">
            <text:p>46,58</text:p>
          </table:table-cell>
          <table:table-cell office:value-type="float" office:value="489.544777882798" calcext:value-type="float">
            <text:p>489,54</text:p>
          </table:table-cell>
          <table:table-cell office:value-type="float" office:value="23865.7952504726" calcext:value-type="float">
            <text:p>23.865,80</text:p>
          </table:table-cell>
          <table:table-cell office:value-type="float" office:value="14.3761814744802" calcext:value-type="float">
            <text:p>14,3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JabRefFrame.java</text:p>
          </table:table-cell>
          <table:table-cell office:value-type="float" office:value="14" calcext:value-type="float">
            <text:p>14</text:p>
          </table:table-cell>
          <table:table-cell office:value-type="float" office:value="44.7621856090324" calcext:value-type="float">
            <text:p>44,76</text:p>
          </table:table-cell>
          <table:table-cell office:value-type="float" office:value="553.297639982325" calcext:value-type="float">
            <text:p>553,30</text:p>
          </table:table-cell>
          <table:table-cell office:value-type="float" office:value="21391.2061971882" calcext:value-type="float">
            <text:p>21.391,21</text:p>
          </table:table-cell>
          <table:table-cell office:value-type="float" office:value="11.6393330267203" calcext:value-type="float">
            <text:p>11,64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integrity/IntegrityCheck.java</text:p>
          </table:table-cell>
          <table:table-cell office:value-type="float" office:value="13" calcext:value-type="float">
            <text:p>13</text:p>
          </table:table-cell>
          <table:table-cell office:value-type="float" office:value="22.2971729125575" calcext:value-type="float">
            <text:p>22,30</text:p>
          </table:table-cell>
          <table:table-cell office:value-type="float" office:value="180.356344510191" calcext:value-type="float">
            <text:p>180,36</text:p>
          </table:table-cell>
          <table:table-cell office:value-type="float" office:value="4731.83563445102" calcext:value-type="float">
            <text:p>4.731,84</text:p>
          </table:table-cell>
          <table:table-cell office:value-type="float" office:value="238.863905325444" calcext:value-type="float">
            <text:p>238,8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openoffice/OOBibBase.java</text:p>
          </table:table-cell>
          <table:table-cell office:value-type="float" office:value="13" calcext:value-type="float">
            <text:p>13</text:p>
          </table:table-cell>
          <table:table-cell office:value-type="float" office:value="15.8635191430272" calcext:value-type="float">
            <text:p>15,86</text:p>
          </table:table-cell>
          <table:table-cell office:value-type="float" office:value="77.4421741717914" calcext:value-type="float">
            <text:p>77,44</text:p>
          </table:table-cell>
          <table:table-cell office:value-type="float" office:value="4548.57250545527" calcext:value-type="float">
            <text:p>4.548,57</text:p>
          </table:table-cell>
          <table:table-cell office:value-type="float" office:value="0" calcext:value-type="float">
            <text:p>0,0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dbproperties/DatabasePropertiesDialog.jav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</text:p>
          </table:table-cell>
          <table:table-cell office:value-type="float" office:value="35.7219555555555" calcext:value-type="float">
            <text:p>35,72</text:p>
          </table:table-cell>
          <table:table-cell office:value-type="float" office:value="4507.07128888889" calcext:value-type="float">
            <text:p>4.507,07</text:p>
          </table:table-cell>
          <table:table-cell office:value-type="float" office:value="961.955555555555" calcext:value-type="float">
            <text:p>961,96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cleanup/FieldFormatterCleanupsPanel.java</text:p>
          </table:table-cell>
          <table:table-cell office:value-type="float" office:value="13" calcext:value-type="float">
            <text:p>13</text:p>
          </table:table-cell>
          <table:table-cell office:value-type="float" office:value="28.3091715976331" calcext:value-type="float">
            <text:p>28,31</text:p>
          </table:table-cell>
          <table:table-cell office:value-type="float" office:value="149.813609467456" calcext:value-type="float">
            <text:p>149,81</text:p>
          </table:table-cell>
          <table:table-cell office:value-type="float" office:value="4888.51294378698" calcext:value-type="float">
            <text:p>4.888,51</text:p>
          </table:table-cell>
          <table:table-cell office:value-type="float" office:value="0" calcext:value-type="float">
            <text:p>0,0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utocompleter/AutoCompleteSupport.java</text:p>
          </table:table-cell>
          <table:table-cell office:value-type="float" office:value="13" calcext:value-type="float">
            <text:p>13</text:p>
          </table:table-cell>
          <table:table-cell office:value-type="float" office:value="28.16" calcext:value-type="float">
            <text:p>28,16</text:p>
          </table:table-cell>
          <table:table-cell office:value-type="float" office:value="204.995555555556" calcext:value-type="float">
            <text:p>205,00</text:p>
          </table:table-cell>
          <table:table-cell office:value-type="float" office:value="5103.02222222222" calcext:value-type="float">
            <text:p>5.103,0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strings/StringUtil.java</text:p>
          </table:table-cell>
          <table:table-cell office:value-type="float" office:value="12" calcext:value-type="float">
            <text:p>12</text:p>
          </table:table-cell>
          <table:table-cell office:value-type="float" office:value="20.8515702479339" calcext:value-type="float">
            <text:p>20,85</text:p>
          </table:table-cell>
          <table:table-cell office:value-type="float" office:value="1059.98809917355" calcext:value-type="float">
            <text:p>1.059,99</text:p>
          </table:table-cell>
          <table:table-cell office:value-type="float" office:value="5813.81355371901" calcext:value-type="float">
            <text:p>5.813,81</text:p>
          </table:table-cell>
          <table:table-cell office:value-type="float" office:value="19.4895867768595" calcext:value-type="float">
            <text:p>19,49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GVKParser.java</text:p>
          </table:table-cell>
          <table:table-cell office:value-type="float" office:value="12" calcext:value-type="float">
            <text:p>12</text:p>
          </table:table-cell>
          <table:table-cell office:value-type="float" office:value="2.34" calcext:value-type="float">
            <text:p>2,34</text:p>
          </table:table-cell>
          <table:table-cell office:value-type="float" office:value="424.11" calcext:value-type="float">
            <text:p>424,11</text:p>
          </table:table-cell>
          <table:table-cell office:value-type="float" office:value="6045.4475" calcext:value-type="float">
            <text:p>6.045,45</text:p>
          </table:table-cell>
          <table:table-cell office:value-type="float" office:value="37.24" calcext:value-type="float">
            <text:p>37,2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IconTheme.java</text:p>
          </table:table-cell>
          <table:table-cell office:value-type="float" office:value="11" calcext:value-type="float">
            <text:p>11</text:p>
          </table:table-cell>
          <table:table-cell office:value-type="float" office:value="35.1527423469388" calcext:value-type="float">
            <text:p>35,15</text:p>
          </table:table-cell>
          <table:table-cell office:value-type="float" office:value="51.1071428571429" calcext:value-type="float">
            <text:p>51,11</text:p>
          </table:table-cell>
          <table:table-cell office:value-type="float" office:value="8007.57110969388" calcext:value-type="float">
            <text:p>8.007,57</text:p>
          </table:table-cell>
          <table:table-cell office:value-type="float" office:value="0" calcext:value-type="float">
            <text:p>0,0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FileSortTab.jav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</text:p>
          </table:table-cell>
          <table:table-cell office:value-type="float" office:value="31.7724609375" calcext:value-type="float">
            <text:p>31,77</text:p>
          </table:table-cell>
          <table:table-cell office:value-type="float" office:value="8205.4755859375" calcext:value-type="float">
            <text:p>8.205,48</text:p>
          </table:table-cell>
          <table:table-cell office:value-type="float" office:value="774.734375" calcext:value-type="float">
            <text:p>774,7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LatexToUnicodeFormatter.java</text:p>
          </table:table-cell>
          <table:table-cell office:value-type="float" office:value="10" calcext:value-type="float">
            <text:p>10</text:p>
          </table:table-cell>
          <table:table-cell office:value-type="float" office:value="1.74872448979592" calcext:value-type="float">
            <text:p>1,75</text:p>
          </table:table-cell>
          <table:table-cell office:value-type="float" office:value="2.77551020408163" calcext:value-type="float">
            <text:p>2,78</text:p>
          </table:table-cell>
          <table:table-cell office:value-type="float" office:value="7173.28571428571" calcext:value-type="float">
            <text:p>7.173,29</text:p>
          </table:table-cell>
          <table:table-cell office:value-type="float" office:value="376.432397959184" calcext:value-type="float">
            <text:p>376,4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roups/GroupTreeNodeViewModel.java</text:p>
          </table:table-cell>
          <table:table-cell office:value-type="float" office:value="10" calcext:value-type="float">
            <text:p>10</text:p>
          </table:table-cell>
          <table:table-cell office:value-type="float" office:value="121.065743944637" calcext:value-type="float">
            <text:p>121,07</text:p>
          </table:table-cell>
          <table:table-cell office:value-type="float" office:value="543.896193771626" calcext:value-type="float">
            <text:p>543,90</text:p>
          </table:table-cell>
          <table:table-cell office:value-type="float" office:value="6773.05190311419" calcext:value-type="float">
            <text:p>6.773,05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openoffice/OOPreFormatter.java</text:p>
          </table:table-cell>
          <table:table-cell office:value-type="float" office:value="10" calcext:value-type="float">
            <text:p>1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14.09" calcext:value-type="float">
            <text:p>14,09</text:p>
          </table:table-cell>
          <table:table-cell office:value-type="float" office:value="6866.80555555556" calcext:value-type="float">
            <text:p>6.866,81</text:p>
          </table:table-cell>
          <table:table-cell office:value-type="float" office:value="323.956666666667" calcext:value-type="float">
            <text:p>323,9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strings/RtfCharMap.jav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138888888888889" calcext:value-type="float">
            <text:p>0,14</text:p>
          </table:table-cell>
          <table:table-cell office:value-type="float" office:value="7245.55555555555" calcext:value-type="float">
            <text:p>7.245,56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UIGlobals.java</text:p>
          </table:table-cell>
          <table:table-cell office:value-type="float" office:value="10" calcext:value-type="float">
            <text:p>10</text:p>
          </table:table-cell>
          <table:table-cell office:value-type="float" office:value="7.97145061728394" calcext:value-type="float">
            <text:p>7,97</text:p>
          </table:table-cell>
          <table:table-cell office:value-type="float" office:value="74.3333333333334" calcext:value-type="float">
            <text:p>74,33</text:p>
          </table:table-cell>
          <table:table-cell office:value-type="float" office:value="6941.55381944444" calcext:value-type="float">
            <text:p>6.941,55</text:p>
          </table:table-cell>
          <table:table-cell office:value-type="float" office:value="41.9565972222222" calcext:value-type="float">
            <text:p>41,9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groups/GroupTreeNode.java</text:p>
          </table:table-cell>
          <table:table-cell office:value-type="float" office:value="9" calcext:value-type="float">
            <text:p>9</text:p>
          </table:table-cell>
          <table:table-cell office:value-type="float" office:value="35.7191358024691" calcext:value-type="float">
            <text:p>35,72</text:p>
          </table:table-cell>
          <table:table-cell office:value-type="float" office:value="179.243055555556" calcext:value-type="float">
            <text:p>179,24</text:p>
          </table:table-cell>
          <table:table-cell office:value-type="float" office:value="3017.60802469136" calcext:value-type="float">
            <text:p>3.017,61</text:p>
          </table:table-cell>
          <table:table-cell office:value-type="float" office:value="0" calcext:value-type="float">
            <text:p>0,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bibtex/BibEntryWriter.java</text:p>
          </table:table-cell>
          <table:table-cell office:value-type="float" office:value="9" calcext:value-type="float">
            <text:p>9</text:p>
          </table:table-cell>
          <table:table-cell office:value-type="float" office:value="2.40058131853613" calcext:value-type="float">
            <text:p>2,40</text:p>
          </table:table-cell>
          <table:table-cell office:value-type="float" office:value="286.630466376007" calcext:value-type="float">
            <text:p>286,63</text:p>
          </table:table-cell>
          <table:table-cell office:value-type="float" office:value="3124.86193684767" calcext:value-type="float">
            <text:p>3.124,86</text:p>
          </table:table-cell>
          <table:table-cell office:value-type="float" office:value="281.78623332012" calcext:value-type="float">
            <text:p>281,79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entry/BibEntry.java</text:p>
          </table:table-cell>
          <table:table-cell office:value-type="float" office:value="9" calcext:value-type="float">
            <text:p>9</text:p>
          </table:table-cell>
          <table:table-cell office:value-type="float" office:value="33.6801073370525" calcext:value-type="float">
            <text:p>33,68</text:p>
          </table:table-cell>
          <table:table-cell office:value-type="float" office:value="267.966245321658" calcext:value-type="float">
            <text:p>267,97</text:p>
          </table:table-cell>
          <table:table-cell office:value-type="float" office:value="3238.78963350046" calcext:value-type="float">
            <text:p>3.238,79</text:p>
          </table:table-cell>
          <table:table-cell office:value-type="float" office:value="225.742814772968" calcext:value-type="float">
            <text:p>225,74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LayoutEntry.java</text:p>
          </table:table-cell>
          <table:table-cell office:value-type="float" office:value="9" calcext:value-type="float">
            <text:p>9</text:p>
          </table:table-cell>
          <table:table-cell office:value-type="float" office:value="0.849586776859504" calcext:value-type="float">
            <text:p>0,85</text:p>
          </table:table-cell>
          <table:table-cell office:value-type="float" office:value="502.581818181818" calcext:value-type="float">
            <text:p>502,58</text:p>
          </table:table-cell>
          <table:table-cell office:value-type="float" office:value="3330.69884297521" calcext:value-type="float">
            <text:p>3.330,70</text:p>
          </table:table-cell>
          <table:table-cell office:value-type="float" office:value="79.0928925619835" calcext:value-type="float">
            <text:p>79,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ImportInspectionDialog.java</text:p>
          </table:table-cell>
          <table:table-cell office:value-type="float" office:value="9" calcext:value-type="float">
            <text:p>9</text:p>
          </table:table-cell>
          <table:table-cell office:value-type="float" office:value="10.655234419543" calcext:value-type="float">
            <text:p>10,66</text:p>
          </table:table-cell>
          <table:table-cell office:value-type="float" office:value="75.5217753607298" calcext:value-type="float">
            <text:p>75,52</text:p>
          </table:table-cell>
          <table:table-cell office:value-type="float" office:value="3813.51616157186" calcext:value-type="float">
            <text:p>3.813,52</text:p>
          </table:table-cell>
          <table:table-cell office:value-type="float" office:value="575.29853953774" calcext:value-type="float">
            <text:p>575,3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entryeditor/EntryEditor.java</text:p>
          </table:table-cell>
          <table:table-cell office:value-type="float" office:value="9" calcext:value-type="float">
            <text:p>9</text:p>
          </table:table-cell>
          <table:table-cell office:value-type="float" office:value="15.5573719283632" calcext:value-type="float">
            <text:p>15,56</text:p>
          </table:table-cell>
          <table:table-cell office:value-type="float" office:value="88.1012859225321" calcext:value-type="float">
            <text:p>88,10</text:p>
          </table:table-cell>
          <table:table-cell office:value-type="float" office:value="3671.64668367347" calcext:value-type="float">
            <text:p>3.671,65</text:p>
          </table:table-cell>
          <table:table-cell office:value-type="float" office:value="72.4897959183673" calcext:value-type="float">
            <text:p>72,4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laintextimport/TextInputDialog.java</text:p>
          </table:table-cell>
          <table:table-cell office:value-type="float" office:value="9" calcext:value-type="float">
            <text:p>9</text:p>
          </table:table-cell>
          <table:table-cell office:value-type="float" office:value="1.14677640603566" calcext:value-type="float">
            <text:p>1,15</text:p>
          </table:table-cell>
          <table:table-cell office:value-type="float" office:value="4.10912970583753" calcext:value-type="float">
            <text:p>4,11</text:p>
          </table:table-cell>
          <table:table-cell office:value-type="float" office:value="3754.24721841183" calcext:value-type="float">
            <text:p>3.754,25</text:p>
          </table:table-cell>
          <table:table-cell office:value-type="float" office:value="151.012345679013" calcext:value-type="float">
            <text:p>151,0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entryeditor/FieldExtraComponents.java</text:p>
          </table:table-cell>
          <table:table-cell office:value-type="float" office:value="9" calcext:value-type="float">
            <text:p>9</text:p>
          </table:table-cell>
          <table:table-cell office:value-type="float" office:value="2.96357960457856" calcext:value-type="float">
            <text:p>2,96</text:p>
          </table:table-cell>
          <table:table-cell office:value-type="float" office:value="85.321540062435" calcext:value-type="float">
            <text:p>85,32</text:p>
          </table:table-cell>
          <table:table-cell office:value-type="float" office:value="3378.04786680541" calcext:value-type="float">
            <text:p>3.378,05</text:p>
          </table:table-cell>
          <table:table-cell office:value-type="float" office:value="129.352757544225" calcext:value-type="float">
            <text:p>129,35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ulltext/FindFullText.java</text:p>
          </table:table-cell>
          <table:table-cell office:value-type="float" office:value="9" calcext:value-type="float">
            <text:p>9</text:p>
          </table:table-cell>
          <table:table-cell office:value-type="float" office:value="5.63980530016225" calcext:value-type="float">
            <text:p>5,64</text:p>
          </table:table-cell>
          <table:table-cell office:value-type="float" office:value="121.038399134667" calcext:value-type="float">
            <text:p>121,04</text:p>
          </table:table-cell>
          <table:table-cell office:value-type="float" office:value="3867.43969713359" calcext:value-type="float">
            <text:p>3.867,44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io/FileFinder.java</text:p>
          </table:table-cell>
          <table:table-cell office:value-type="float" office:value="9" calcext:value-type="float">
            <text:p>9</text:p>
          </table:table-cell>
          <table:table-cell office:value-type="float" office:value="5.54422476586889" calcext:value-type="float">
            <text:p>5,54</text:p>
          </table:table-cell>
          <table:table-cell office:value-type="float" office:value="205.506763787721" calcext:value-type="float">
            <text:p>205,51</text:p>
          </table:table-cell>
          <table:table-cell office:value-type="float" office:value="3047.15920915713" calcext:value-type="float">
            <text:p>3.047,16</text:p>
          </table:table-cell>
          <table:table-cell office:value-type="float" office:value="87.9604578563996" calcext:value-type="float">
            <text:p>87,96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pdfimport/PdfImporter.java</text:p>
          </table:table-cell>
          <table:table-cell office:value-type="float" office:value="8" calcext:value-type="float">
            <text:p>8</text:p>
          </table:table-cell>
          <table:table-cell office:value-type="float" office:value="1.0713296398892" calcext:value-type="float">
            <text:p>1,07</text:p>
          </table:table-cell>
          <table:table-cell office:value-type="float" office:value="137.68351800554" calcext:value-type="float">
            <text:p>137,68</text:p>
          </table:table-cell>
          <table:table-cell office:value-type="float" office:value="1658.60578254848" calcext:value-type="float">
            <text:p>1.658,61</text:p>
          </table:table-cell>
          <table:table-cell office:value-type="float" office:value="0" calcext:value-type="float">
            <text:p>0,00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cleanup/CleanupPreset.java</text:p>
          </table:table-cell>
          <table:table-cell office:value-type="float" office:value="8" calcext:value-type="float">
            <text:p>8</text:p>
          </table:table-cell>
          <table:table-cell office:value-type="float" office:value="35.4320987654321" calcext:value-type="float">
            <text:p>35,43</text:p>
          </table:table-cell>
          <table:table-cell office:value-type="float" office:value="110" calcext:value-type="float">
            <text:p>110,00</text:p>
          </table:table-cell>
          <table:table-cell office:value-type="float" office:value="1814.02469135802" calcext:value-type="float">
            <text:p>1.814,0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groups/KeywordGroup.java</text:p>
          </table:table-cell>
          <table:table-cell office:value-type="float" office:value="8" calcext:value-type="float">
            <text:p>8</text:p>
          </table:table-cell>
          <table:table-cell office:value-type="float" office:value="10.6432748538012" calcext:value-type="float">
            <text:p>10,64</text:p>
          </table:table-cell>
          <table:table-cell office:value-type="float" office:value="124.009849184364" calcext:value-type="float">
            <text:p>124,01</text:p>
          </table:table-cell>
          <table:table-cell office:value-type="float" office:value="2078.79409048938" calcext:value-type="float">
            <text:p>2.078,79</text:p>
          </table:table-cell>
          <table:table-cell office:value-type="float" office:value="96.2511542012926" calcext:value-type="float">
            <text:p>96,25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ImportFormatReader.java</text:p>
          </table:table-cell>
          <table:table-cell office:value-type="float" office:value="8" calcext:value-type="float">
            <text:p>8</text:p>
          </table:table-cell>
          <table:table-cell office:value-type="float" office:value="12.4052734375" calcext:value-type="float">
            <text:p>12,41</text:p>
          </table:table-cell>
          <table:table-cell office:value-type="float" office:value="272.376708984375" calcext:value-type="float">
            <text:p>272,38</text:p>
          </table:table-cell>
          <table:table-cell office:value-type="float" office:value="2240.50170898437" calcext:value-type="float">
            <text:p>2.240,50</text:p>
          </table:table-cell>
          <table:table-cell office:value-type="float" office:value="0" calcext:value-type="float">
            <text:p>0,0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entry/CustomEntryType.java</text:p>
          </table:table-cell>
          <table:table-cell office:value-type="float" office:value="8" calcext:value-type="float">
            <text:p>8</text:p>
          </table:table-cell>
          <table:table-cell office:value-type="float" office:value="5.90245639017444" calcext:value-type="float">
            <text:p>5,90</text:p>
          </table:table-cell>
          <table:table-cell office:value-type="float" office:value="232.996796012816" calcext:value-type="float">
            <text:p>233,00</text:p>
          </table:table-cell>
          <table:table-cell office:value-type="float" office:value="2650.39871840513" calcext:value-type="float">
            <text:p>2.650,40</text:p>
          </table:table-cell>
          <table:table-cell office:value-type="float" office:value="20.2890708437166" calcext:value-type="float">
            <text:p>20,2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JabRefMain.java</text:p>
          </table:table-cell>
          <table:table-cell office:value-type="float" office:value="8" calcext:value-type="float">
            <text:p>8</text:p>
          </table:table-cell>
          <table:table-cell office:value-type="float" office:value="0.243767313019391" calcext:value-type="float">
            <text:p>0,24</text:p>
          </table:table-cell>
          <table:table-cell office:value-type="float" office:value="15.0083102493075" calcext:value-type="float">
            <text:p>15,01</text:p>
          </table:table-cell>
          <table:table-cell office:value-type="float" office:value="1976.75900277008" calcext:value-type="float">
            <text:p>1.976,76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MedlineHandler.java</text:p>
          </table:table-cell>
          <table:table-cell office:value-type="float" office:value="8" calcext:value-type="float">
            <text:p>8</text:p>
          </table:table-cell>
          <table:table-cell office:value-type="float" office:value="0.441814595660749" calcext:value-type="float">
            <text:p>0,44</text:p>
          </table:table-cell>
          <table:table-cell office:value-type="float" office:value="0.44181459566075" calcext:value-type="float">
            <text:p>0,44</text:p>
          </table:table-cell>
          <table:table-cell office:value-type="float" office:value="2227.78829717292" calcext:value-type="float">
            <text:p>2.227,79</text:p>
          </table:table-cell>
          <table:table-cell office:value-type="float" office:value="0" calcext:value-type="float">
            <text:p>0,0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LayoutHelper.jav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</text:p>
          </table:table-cell>
          <table:table-cell office:value-type="float" office:value="2.33106575963719" calcext:value-type="float">
            <text:p>2,33</text:p>
          </table:table-cell>
          <table:table-cell office:value-type="float" office:value="2141.79365079365" calcext:value-type="float">
            <text:p>2.141,79</text:p>
          </table:table-cell>
          <table:table-cell office:value-type="float" office:value="127.551020408163" calcext:value-type="float">
            <text:p>127,55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push/PushToApplicationButton.java</text:p>
          </table:table-cell>
          <table:table-cell office:value-type="float" office:value="8" calcext:value-type="float">
            <text:p>8</text:p>
          </table:table-cell>
          <table:table-cell office:value-type="float" office:value="9.96581196581197" calcext:value-type="float">
            <text:p>9,97</text:p>
          </table:table-cell>
          <table:table-cell office:value-type="float" office:value="39.0703484549638" calcext:value-type="float">
            <text:p>39,07</text:p>
          </table:table-cell>
          <table:table-cell office:value-type="float" office:value="1736.46942800789" calcext:value-type="float">
            <text:p>1.736,47</text:p>
          </table:table-cell>
          <table:table-cell office:value-type="float" office:value="0" calcext:value-type="float">
            <text:p>0,0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DuplicateResolverDialog.java</text:p>
          </table:table-cell>
          <table:table-cell office:value-type="float" office:value="8" calcext:value-type="float">
            <text:p>8</text:p>
          </table:table-cell>
          <table:table-cell office:value-type="float" office:value="2.75661625708885" calcext:value-type="float">
            <text:p>2,76</text:p>
          </table:table-cell>
          <table:table-cell office:value-type="float" office:value="11.8794896030246" calcext:value-type="float">
            <text:p>11,88</text:p>
          </table:table-cell>
          <table:table-cell office:value-type="float" office:value="2470.46691871456" calcext:value-type="float">
            <text:p>2.470,47</text:p>
          </table:table-cell>
          <table:table-cell office:value-type="float" office:value="0" calcext:value-type="float">
            <text:p>0,0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strings/XmlCharsMap.jav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2061.36" calcext:value-type="float">
            <text:p>2.061,3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auxparser/AuxParser.java</text:p>
          </table:table-cell>
          <table:table-cell office:value-type="float" office:value="8" calcext:value-type="float">
            <text:p>8</text:p>
          </table:table-cell>
          <table:table-cell office:value-type="float" office:value="8.70891806247171" calcext:value-type="float">
            <text:p>8,71</text:p>
          </table:table-cell>
          <table:table-cell office:value-type="float" office:value="38.0425531914894" calcext:value-type="float">
            <text:p>38,04</text:p>
          </table:table-cell>
          <table:table-cell office:value-type="float" office:value="1733.23042100498" calcext:value-type="float">
            <text:p>1.733,23</text:p>
          </table:table-cell>
          <table:table-cell office:value-type="float" office:value="0" calcext:value-type="float">
            <text:p>0,0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eldeditors/contextmenu/FieldTextMenu.java</text:p>
          </table:table-cell>
          <table:table-cell office:value-type="float" office:value="8" calcext:value-type="float">
            <text:p>8</text:p>
          </table:table-cell>
          <table:table-cell office:value-type="float" office:value="29.2011019283747" calcext:value-type="float">
            <text:p>29,20</text:p>
          </table:table-cell>
          <table:table-cell office:value-type="float" office:value="64.9862258953168" calcext:value-type="float">
            <text:p>64,99</text:p>
          </table:table-cell>
          <table:table-cell office:value-type="float" office:value="2238.06611570248" calcext:value-type="float">
            <text:p>2.238,07</text:p>
          </table:table-cell>
          <table:table-cell office:value-type="float" office:value="150.776859504132" calcext:value-type="float">
            <text:p>150,7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bibtexfields/NormalizeNamesFormatter.java</text:p>
          </table:table-cell>
          <table:table-cell office:value-type="float" office:value="8" calcext:value-type="float">
            <text:p>8</text:p>
          </table:table-cell>
          <table:table-cell office:value-type="float" office:value="1.8099173553719" calcext:value-type="float">
            <text:p>1,81</text:p>
          </table:table-cell>
          <table:table-cell office:value-type="float" office:value="125.264462809917" calcext:value-type="float">
            <text:p>125,26</text:p>
          </table:table-cell>
          <table:table-cell office:value-type="float" office:value="2187.85330578512" calcext:value-type="float">
            <text:p>2.187,85</text:p>
          </table:table-cell>
          <table:table-cell office:value-type="float" office:value="527.504132231405" calcext:value-type="float">
            <text:p>527,5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push/PushToTeXstudio.java</text:p>
          </table:table-cell>
          <table:table-cell office:value-type="float" office:value="8" calcext:value-type="float">
            <text:p>8</text:p>
          </table:table-cell>
          <table:table-cell office:value-type="float" office:value="8.33136094674556" calcext:value-type="float">
            <text:p>8,33</text:p>
          </table:table-cell>
          <table:table-cell office:value-type="float" office:value="62.2485207100592" calcext:value-type="float">
            <text:p>62,25</text:p>
          </table:table-cell>
          <table:table-cell office:value-type="float" office:value="1959.70562130178" calcext:value-type="float">
            <text:p>1.959,71</text:p>
          </table:table-cell>
          <table:table-cell office:value-type="float" office:value="239.113905325444" calcext:value-type="float">
            <text:p>239,1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bst/VM.java</text:p>
          </table:table-cell>
          <table:table-cell office:value-type="float" office:value="7" calcext:value-type="float">
            <text:p>7</text:p>
          </table:table-cell>
          <table:table-cell office:value-type="float" office:value="1.174375" calcext:value-type="float">
            <text:p>1,17</text:p>
          </table:table-cell>
          <table:table-cell office:value-type="float" office:value="1.444375" calcext:value-type="float">
            <text:p>1,44</text:p>
          </table:table-cell>
          <table:table-cell office:value-type="float" office:value="1946.59" calcext:value-type="float">
            <text:p>1.946,59</text:p>
          </table:table-cell>
          <table:table-cell office:value-type="float" office:value="4315.51" calcext:value-type="float">
            <text:p>4.315,5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DroppedFileHandler.java</text:p>
          </table:table-cell>
          <table:table-cell office:value-type="float" office:value="6" calcext:value-type="float">
            <text:p>6</text:p>
          </table:table-cell>
          <table:table-cell office:value-type="float" office:value="0.203163288037425" calcext:value-type="float">
            <text:p>0,20</text:p>
          </table:table-cell>
          <table:table-cell office:value-type="float" office:value="18.3461795500111" calcext:value-type="float">
            <text:p>18,35</text:p>
          </table:table-cell>
          <table:table-cell office:value-type="float" office:value="123.48050790822" calcext:value-type="float">
            <text:p>123,48</text:p>
          </table:table-cell>
          <table:table-cell office:value-type="float" office:value="1883.46268656716" calcext:value-type="float">
            <text:p>1.883,4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SynchronizeFileField.java</text:p>
          </table:table-cell>
          <table:table-cell office:value-type="float" office:value="6" calcext:value-type="float">
            <text:p>6</text:p>
          </table:table-cell>
          <table:table-cell office:value-type="float" office:value="0.922839506172839" calcext:value-type="float">
            <text:p>0,92</text:p>
          </table:table-cell>
          <table:table-cell office:value-type="float" office:value="0.499807098765432" calcext:value-type="float">
            <text:p>0,50</text:p>
          </table:table-cell>
          <table:table-cell office:value-type="float" office:value="28.1711033950617" calcext:value-type="float">
            <text:p>28,17</text:p>
          </table:table-cell>
          <table:table-cell office:value-type="float" office:value="2564.5987654321" calcext:value-type="float">
            <text:p>2.564,6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etaData.java</text:p>
          </table:table-cell>
          <table:table-cell office:value-type="float" office:value="5" calcext:value-type="float">
            <text:p>5</text:p>
          </table:table-cell>
          <table:table-cell office:value-type="float" office:value="45.1692429647245" calcext:value-type="float">
            <text:p>45,17</text:p>
          </table:table-cell>
          <table:table-cell office:value-type="float" office:value="112.922182586868" calcext:value-type="float">
            <text:p>112,92</text:p>
          </table:table-cell>
          <table:table-cell office:value-type="float" office:value="1021.26938829436" calcext:value-type="float">
            <text:p>1.021,27</text:p>
          </table:table-cell>
          <table:table-cell office:value-type="float" office:value="0" calcext:value-type="float">
            <text:p>0,00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BibDatabaseContext.java</text:p>
          </table:table-cell>
          <table:table-cell office:value-type="float" office:value="5" calcext:value-type="float">
            <text:p>5</text:p>
          </table:table-cell>
          <table:table-cell office:value-type="float" office:value="18.4081632653061" calcext:value-type="float">
            <text:p>18,41</text:p>
          </table:table-cell>
          <table:table-cell office:value-type="float" office:value="82.9234693877551" calcext:value-type="float">
            <text:p>82,92</text:p>
          </table:table-cell>
          <table:table-cell office:value-type="float" office:value="1000.5306122449" calcext:value-type="float">
            <text:p>1.000,53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CustomImportList.java</text:p>
          </table:table-cell>
          <table:table-cell office:value-type="float" office:value="5" calcext:value-type="float">
            <text:p>5</text:p>
          </table:table-cell>
          <table:table-cell office:value-type="float" office:value="60.75" calcext:value-type="float">
            <text:p>60,75</text:p>
          </table:table-cell>
          <table:table-cell office:value-type="float" office:value="75" calcext:value-type="float">
            <text:p>75,00</text:p>
          </table:table-cell>
          <table:table-cell office:value-type="float" office:value="979.61" calcext:value-type="float">
            <text:p>979,61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io/FileUtil.java</text:p>
          </table:table-cell>
          <table:table-cell office:value-type="float" office:value="5" calcext:value-type="float">
            <text:p>5</text:p>
          </table:table-cell>
          <table:table-cell office:value-type="float" office:value="3.59802469135802" calcext:value-type="float">
            <text:p>3,60</text:p>
          </table:table-cell>
          <table:table-cell office:value-type="float" office:value="83.7155555555556" calcext:value-type="float">
            <text:p>83,72</text:p>
          </table:table-cell>
          <table:table-cell office:value-type="float" office:value="817.777777777778" calcext:value-type="float">
            <text:p>817,78</text:p>
          </table:table-cell>
          <table:table-cell office:value-type="float" office:value="0" calcext:value-type="float">
            <text:p>0,0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bibtex/FieldContentParser.java</text:p>
          </table:table-cell>
          <table:table-cell office:value-type="float" office:value="5" calcext:value-type="float">
            <text:p>5</text:p>
          </table:table-cell>
          <table:table-cell office:value-type="float" office:value="0.315500685871056" calcext:value-type="float">
            <text:p>0,32</text:p>
          </table:table-cell>
          <table:table-cell office:value-type="float" office:value="203.508916323731" calcext:value-type="float">
            <text:p>203,51</text:p>
          </table:table-cell>
          <table:table-cell office:value-type="float" office:value="552.331961591221" calcext:value-type="float">
            <text:p>552,33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maintable/MainTable.java</text:p>
          </table:table-cell>
          <table:table-cell office:value-type="float" office:value="5" calcext:value-type="float">
            <text:p>5</text:p>
          </table:table-cell>
          <table:table-cell office:value-type="float" office:value="9.30747605164515" calcext:value-type="float">
            <text:p>9,31</text:p>
          </table:table-cell>
          <table:table-cell office:value-type="float" office:value="19.6059975010412" calcext:value-type="float">
            <text:p>19,61</text:p>
          </table:table-cell>
          <table:table-cell office:value-type="float" office:value="784.226259891712" calcext:value-type="float">
            <text:p>784,23</text:p>
          </table:table-cell>
          <table:table-cell office:value-type="float" office:value="0" calcext:value-type="float">
            <text:p>0,0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GVKFetcher.java</text:p>
          </table:table-cell>
          <table:table-cell office:value-type="float" office:value="5" calcext:value-type="float">
            <text:p>5</text:p>
          </table:table-cell>
          <table:table-cell office:value-type="float" office:value="3.54325259515571" calcext:value-type="float">
            <text:p>3,54</text:p>
          </table:table-cell>
          <table:table-cell office:value-type="float" office:value="17.9377162629758" calcext:value-type="float">
            <text:p>17,94</text:p>
          </table:table-cell>
          <table:table-cell office:value-type="float" office:value="1102.93425605536" calcext:value-type="float">
            <text:p>1.102,93</text:p>
          </table:table-cell>
          <table:table-cell office:value-type="float" office:value="46.0622837370242" calcext:value-type="float">
            <text:p>46,0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groups/TreeNode.java</text:p>
          </table:table-cell>
          <table:table-cell office:value-type="float" office:value="5" calcext:value-type="float">
            <text:p>5</text:p>
          </table:table-cell>
          <table:table-cell office:value-type="float" office:value="11.9183673469388" calcext:value-type="float">
            <text:p>11,92</text:p>
          </table:table-cell>
          <table:table-cell office:value-type="float" office:value="62.6938775510204" calcext:value-type="float">
            <text:p>62,69</text:p>
          </table:table-cell>
          <table:table-cell office:value-type="float" office:value="1058.81632653061" calcext:value-type="float">
            <text:p>1.058,8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database/BibDatabase.java</text:p>
          </table:table-cell>
          <table:table-cell office:value-type="float" office:value="5" calcext:value-type="float">
            <text:p>5</text:p>
          </table:table-cell>
          <table:table-cell office:value-type="float" office:value="4.22147083685545" calcext:value-type="float">
            <text:p>4,22</text:p>
          </table:table-cell>
          <table:table-cell office:value-type="float" office:value="37.8273155416013" calcext:value-type="float">
            <text:p>37,83</text:p>
          </table:table-cell>
          <table:table-cell office:value-type="float" office:value="626.334500664171" calcext:value-type="float">
            <text:p>626,33</text:p>
          </table:table-cell>
          <table:table-cell office:value-type="float" office:value="0" calcext:value-type="float">
            <text:p>0,0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FileTab.java</text:p>
          </table:table-cell>
          <table:table-cell office:value-type="float" office:value="5" calcext:value-type="float">
            <text:p>5</text:p>
          </table:table-cell>
          <table:table-cell office:value-type="float" office:value="3.29161712247324" calcext:value-type="float">
            <text:p>3,29</text:p>
          </table:table-cell>
          <table:table-cell office:value-type="float" office:value="17.627824019025" calcext:value-type="float">
            <text:p>17,63</text:p>
          </table:table-cell>
          <table:table-cell office:value-type="float" office:value="948.975326991676" calcext:value-type="float">
            <text:p>948,98</text:p>
          </table:table-cell>
          <table:table-cell office:value-type="float" office:value="0" calcext:value-type="float">
            <text:p>0,0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entry/Author.java</text:p>
          </table:table-cell>
          <table:table-cell office:value-type="float" office:value="5" calcext:value-type="float">
            <text:p>5</text:p>
          </table:table-cell>
          <table:table-cell office:value-type="float" office:value="0.6875" calcext:value-type="float">
            <text:p>0,69</text:p>
          </table:table-cell>
          <table:table-cell office:value-type="float" office:value="175.6875" calcext:value-type="float">
            <text:p>175,69</text:p>
          </table:table-cell>
          <table:table-cell office:value-type="float" office:value="1039.25" calcext:value-type="float">
            <text:p>1.039,2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FontSelectorDialog.java</text:p>
          </table:table-cell>
          <table:table-cell office:value-type="float" office:value="5" calcext:value-type="float">
            <text:p>5</text:p>
          </table:table-cell>
          <table:table-cell office:value-type="float" office:value="10.7755102040816" calcext:value-type="float">
            <text:p>10,78</text:p>
          </table:table-cell>
          <table:table-cell office:value-type="float" office:value="27.952806122449" calcext:value-type="float">
            <text:p>27,95</text:p>
          </table:table-cell>
          <table:table-cell office:value-type="float" office:value="901.03443877551" calcext:value-type="float">
            <text:p>901,03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ImportMenuItem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55.1581726354454" calcext:value-type="float">
            <text:p>55,16</text:p>
          </table:table-cell>
          <table:table-cell office:value-type="float" office:value="757.469467401285" calcext:value-type="float">
            <text:p>757,47</text:p>
          </table:table-cell>
          <table:table-cell office:value-type="float" office:value="0" calcext:value-type="float">
            <text:p>0,0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rules/GrammarBasedSearchRule.java</text:p>
          </table:table-cell>
          <table:table-cell office:value-type="float" office:value="5" calcext:value-type="float">
            <text:p>5</text:p>
          </table:table-cell>
          <table:table-cell office:value-type="float" office:value="11.6020408163265" calcext:value-type="float">
            <text:p>11,60</text:p>
          </table:table-cell>
          <table:table-cell office:value-type="float" office:value="58.452806122449" calcext:value-type="float">
            <text:p>58,45</text:p>
          </table:table-cell>
          <table:table-cell office:value-type="float" office:value="671.38137755102" calcext:value-type="float">
            <text:p>671,38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NetworkTab.java</text:p>
          </table:table-cell>
          <table:table-cell office:value-type="float" office:value="5" calcext:value-type="float">
            <text:p>5</text:p>
          </table:table-cell>
          <table:table-cell office:value-type="float" office:value="0.09" calcext:value-type="float">
            <text:p>0,09</text:p>
          </table:table-cell>
          <table:table-cell office:value-type="float" office:value="33.4622222222222" calcext:value-type="float">
            <text:p>33,46</text:p>
          </table:table-cell>
          <table:table-cell office:value-type="float" office:value="697.512222222222" calcext:value-type="float">
            <text:p>697,51</text:p>
          </table:table-cell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CleanupAction.java</text:p>
          </table:table-cell>
          <table:table-cell office:value-type="float" office:value="5" calcext:value-type="float">
            <text:p>5</text:p>
          </table:table-cell>
          <table:table-cell office:value-type="float" office:value="1.99307958477508" calcext:value-type="float">
            <text:p>1,99</text:p>
          </table:table-cell>
          <table:table-cell office:value-type="float" office:value="26.795847750865" calcext:value-type="float">
            <text:p>26,80</text:p>
          </table:table-cell>
          <table:table-cell office:value-type="float" office:value="970.955017301038" calcext:value-type="float">
            <text:p>970,96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push/AbstractPushToApplication.java</text:p>
          </table:table-cell>
          <table:table-cell office:value-type="float" office:value="5" calcext:value-type="float">
            <text:p>5</text:p>
          </table:table-cell>
          <table:table-cell office:value-type="float" office:value="9.68640000000001" calcext:value-type="float">
            <text:p>9,69</text:p>
          </table:table-cell>
          <table:table-cell office:value-type="float" office:value="22.3584" calcext:value-type="float">
            <text:p>22,36</text:p>
          </table:table-cell>
          <table:table-cell office:value-type="float" office:value="900.0896" calcext:value-type="float">
            <text:p>900,09</text:p>
          </table:table-cell>
          <table:table-cell office:value-type="float" office:value="0" calcext:value-type="float">
            <text:p>0,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ExternalTab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0.926649305555555" calcext:value-type="float">
            <text:p>0,93</text:p>
          </table:table-cell>
          <table:table-cell office:value-type="float" office:value="672.166232638889" calcext:value-type="float">
            <text:p>672,17</text:p>
          </table:table-cell>
          <table:table-cell office:value-type="float" office:value="0" calcext:value-type="float">
            <text:p>0,0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DOI.java</text:p>
          </table:table-cell>
          <table:table-cell office:value-type="float" office:value="5" calcext:value-type="float">
            <text:p>5</text:p>
          </table:table-cell>
          <table:table-cell office:value-type="float" office:value="6.10526315789474" calcext:value-type="float">
            <text:p>6,11</text:p>
          </table:table-cell>
          <table:table-cell office:value-type="float" office:value="12.5318559556787" calcext:value-type="float">
            <text:p>12,53</text:p>
          </table:table-cell>
          <table:table-cell office:value-type="float" office:value="1039.45706371191" calcext:value-type="float">
            <text:p>1.039,46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entry/MonthUtil.java</text:p>
          </table:table-cell>
          <table:table-cell office:value-type="float" office:value="5" calcext:value-type="float">
            <text:p>5</text:p>
          </table:table-cell>
          <table:table-cell office:value-type="float" office:value="5.28925619834711" calcext:value-type="float">
            <text:p>5,29</text:p>
          </table:table-cell>
          <table:table-cell office:value-type="float" office:value="18.5950413223141" calcext:value-type="float">
            <text:p>18,60</text:p>
          </table:table-cell>
          <table:table-cell office:value-type="float" office:value="612.743801652893" calcext:value-type="float">
            <text:p>612,74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CustomImporter.java</text:p>
          </table:table-cell>
          <table:table-cell office:value-type="float" office:value="5" calcext:value-type="float">
            <text:p>5</text:p>
          </table:table-cell>
          <table:table-cell office:value-type="float" office:value="43.5510204081633" calcext:value-type="float">
            <text:p>43,55</text:p>
          </table:table-cell>
          <table:table-cell office:value-type="float" office:value="50.8163265306123" calcext:value-type="float">
            <text:p>50,82</text:p>
          </table:table-cell>
          <table:table-cell office:value-type="float" office:value="895.551020408163" calcext:value-type="float">
            <text:p>895,55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ulltext/ArXiv.java</text:p>
          </table:table-cell>
          <table:table-cell office:value-type="float" office:value="5" calcext:value-type="float">
            <text:p>5</text:p>
          </table:table-cell>
          <table:table-cell office:value-type="float" office:value="0.472222222222222" calcext:value-type="float">
            <text:p>0,47</text:p>
          </table:table-cell>
          <table:table-cell office:value-type="float" office:value="19.4722222222222" calcext:value-type="float">
            <text:p>19,47</text:p>
          </table:table-cell>
          <table:table-cell office:value-type="float" office:value="763.388888888889" calcext:value-type="float">
            <text:p>763,39</text:p>
          </table:table-cell>
          <table:table-cell office:value-type="float" office:value="213.555555555556" calcext:value-type="float">
            <text:p>213,5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help/AboutDialog.java</text:p>
          </table:table-cell>
          <table:table-cell office:value-type="float" office:value="5" calcext:value-type="float">
            <text:p>5</text:p>
          </table:table-cell>
          <table:table-cell office:value-type="float" office:value="22.8988888888889" calcext:value-type="float">
            <text:p>22,90</text:p>
          </table:table-cell>
          <table:table-cell office:value-type="float" office:value="32.1166666666667" calcext:value-type="float">
            <text:p>32,12</text:p>
          </table:table-cell>
          <table:table-cell office:value-type="float" office:value="1029.82666666667" calcext:value-type="float">
            <text:p>1.029,83</text:p>
          </table:table-cell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FieldChange.java</text:p>
          </table:table-cell>
          <table:table-cell office:value-type="float" office:value="5" calcext:value-type="float">
            <text:p>5</text:p>
          </table:table-cell>
          <table:table-cell office:value-type="float" office:value="2.16" calcext:value-type="float">
            <text:p>2,16</text:p>
          </table:table-cell>
          <table:table-cell office:value-type="float" office:value="69.36" calcext:value-type="float">
            <text:p>69,36</text:p>
          </table:table-cell>
          <table:table-cell office:value-type="float" office:value="600" calcext:value-type="float">
            <text:p>600,0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osx/macadapter/MacAdapter.jav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,00</text:p>
          </table:table-cell>
          <table:table-cell office:value-type="float" office:value="36" calcext:value-type="float">
            <text:p>36,00</text:p>
          </table:table-cell>
          <table:table-cell office:value-type="float" office:value="1074.22222222222" calcext:value-type="float">
            <text:p>1.074,22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ulltext/ScienceDirect.java</text:p>
          </table:table-cell>
          <table:table-cell office:value-type="float" office:value="5" calcext:value-type="float">
            <text:p>5</text:p>
          </table:table-cell>
          <table:table-cell office:value-type="float" office:value="0.698224852071006" calcext:value-type="float">
            <text:p>0,70</text:p>
          </table:table-cell>
          <table:table-cell office:value-type="float" office:value="8.79289940828402" calcext:value-type="float">
            <text:p>8,79</text:p>
          </table:table-cell>
          <table:table-cell office:value-type="float" office:value="800.520710059172" calcext:value-type="float">
            <text:p>800,52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utocompleter/ListAutoComplete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4.95867768595041" calcext:value-type="float">
            <text:p>4,96</text:p>
          </table:table-cell>
          <table:table-cell office:value-type="float" office:value="24" calcext:value-type="float">
            <text:p>24,00</text:p>
          </table:table-cell>
          <table:table-cell office:value-type="float" office:value="974.694214876033" calcext:value-type="float">
            <text:p>974,69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Actions.jav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81.351800554017" calcext:value-type="float">
            <text:p>781,35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cleanup/CleanupWorker.java</text:p>
          </table:table-cell>
          <table:table-cell office:value-type="float" office:value="5" calcext:value-type="float">
            <text:p>5</text:p>
          </table:table-cell>
          <table:table-cell office:value-type="float" office:value="2.88888888888889" calcext:value-type="float">
            <text:p>2,89</text:p>
          </table:table-cell>
          <table:table-cell office:value-type="float" office:value="39.0763888888889" calcext:value-type="float">
            <text:p>39,08</text:p>
          </table:table-cell>
          <table:table-cell office:value-type="float" office:value="646.805555555555" calcext:value-type="float">
            <text:p>646,8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entry/BibLatexEntryType.java</text:p>
          </table:table-cell>
          <table:table-cell office:value-type="float" office:value="5" calcext:value-type="float">
            <text:p>5</text:p>
          </table:table-cell>
          <table:table-cell office:value-type="float" office:value="20.44" calcext:value-type="float">
            <text:p>20,44</text:p>
          </table:table-cell>
          <table:table-cell office:value-type="float" office:value="37.16" calcext:value-type="float">
            <text:p>37,16</text:p>
          </table:table-cell>
          <table:table-cell office:value-type="float" office:value="642.36" calcext:value-type="float">
            <text:p>642,36</text:p>
          </table:table-cell>
          <table:table-cell office:value-type="float" office:value="295.21" calcext:value-type="float">
            <text:p>295,2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push/PushToLatexEditor.java</text:p>
          </table:table-cell>
          <table:table-cell office:value-type="float" office:value="5" calcext:value-type="float">
            <text:p>5</text:p>
          </table:table-cell>
          <table:table-cell office:value-type="float" office:value="5.59171597633136" calcext:value-type="float">
            <text:p>5,59</text:p>
          </table:table-cell>
          <table:table-cell office:value-type="float" office:value="18.7943786982249" calcext:value-type="float">
            <text:p>18,79</text:p>
          </table:table-cell>
          <table:table-cell office:value-type="float" office:value="752.532544378698" calcext:value-type="float">
            <text:p>752,53</text:p>
          </table:table-cell>
          <table:table-cell office:value-type="float" office:value="81.9408284023669" calcext:value-type="float">
            <text:p>81,9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push/PushToWinEdt.java</text:p>
          </table:table-cell>
          <table:table-cell office:value-type="float" office:value="5" calcext:value-type="float">
            <text:p>5</text:p>
          </table:table-cell>
          <table:table-cell office:value-type="float" office:value="7.1875" calcext:value-type="float">
            <text:p>7,19</text:p>
          </table:table-cell>
          <table:table-cell office:value-type="float" office:value="21.1224489795918" calcext:value-type="float">
            <text:p>21,12</text:p>
          </table:table-cell>
          <table:table-cell office:value-type="float" office:value="770.515306122449" calcext:value-type="float">
            <text:p>770,52</text:p>
          </table:table-cell>
          <table:table-cell office:value-type="float" office:value="100.275510204082" calcext:value-type="float">
            <text:p>100,2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10n/Encodings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0.6875" calcext:value-type="float">
            <text:p>0,69</text:p>
          </table:table-cell>
          <table:table-cell office:value-type="float" office:value="794.75" calcext:value-type="float">
            <text:p>794,7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10n/Localization.java</text:p>
          </table:table-cell>
          <table:table-cell office:value-type="float" office:value="4" calcext:value-type="float">
            <text:p>4</text:p>
          </table:table-cell>
          <table:table-cell office:value-type="float" office:value="7.95408163265306" calcext:value-type="float">
            <text:p>7,95</text:p>
          </table:table-cell>
          <table:table-cell office:value-type="float" office:value="65.9081632653061" calcext:value-type="float">
            <text:p>65,91</text:p>
          </table:table-cell>
          <table:table-cell office:value-type="float" office:value="1427.23852040816" calcext:value-type="float">
            <text:p>1.427,24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help/HelpFiles.jav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308.1875" calcext:value-type="float">
            <text:p>1.308,1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config/SaveOrderConfig.java</text:p>
          </table:table-cell>
          <table:table-cell office:value-type="float" office:value="4" calcext:value-type="float">
            <text:p>4</text:p>
          </table:table-cell>
          <table:table-cell office:value-type="float" office:value="23.5841209829868" calcext:value-type="float">
            <text:p>23,58</text:p>
          </table:table-cell>
          <table:table-cell office:value-type="float" office:value="84.4725897920605" calcext:value-type="float">
            <text:p>84,47</text:p>
          </table:table-cell>
          <table:table-cell office:value-type="float" office:value="1385.08128544423" calcext:value-type="float">
            <text:p>1.385,08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UpdateField.java</text:p>
          </table:table-cell>
          <table:table-cell office:value-type="float" office:value="4" calcext:value-type="float">
            <text:p>4</text:p>
          </table:table-cell>
          <table:table-cell office:value-type="float" office:value="6.75" calcext:value-type="float">
            <text:p>6,75</text:p>
          </table:table-cell>
          <table:table-cell office:value-type="float" office:value="117.1875" calcext:value-type="float">
            <text:p>117,19</text:p>
          </table:table-cell>
          <table:table-cell office:value-type="float" office:value="1200" calcext:value-type="float">
            <text:p>1.200,0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FieldFormatterCleanups.java</text:p>
          </table:table-cell>
          <table:table-cell office:value-type="float" office:value="4" calcext:value-type="float">
            <text:p>4</text:p>
          </table:table-cell>
          <table:table-cell office:value-type="float" office:value="10.9203601108033" calcext:value-type="float">
            <text:p>10,92</text:p>
          </table:table-cell>
          <table:table-cell office:value-type="float" office:value="94.5013850415513" calcext:value-type="float">
            <text:p>94,50</text:p>
          </table:table-cell>
          <table:table-cell office:value-type="float" office:value="1279.60110803324" calcext:value-type="float">
            <text:p>1.279,60</text:p>
          </table:table-cell>
          <table:table-cell office:value-type="float" office:value="0" calcext:value-type="float">
            <text:p>0,0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leListTableModel.java</text:p>
          </table:table-cell>
          <table:table-cell office:value-type="float" office:value="4" calcext:value-type="float">
            <text:p>4</text:p>
          </table:table-cell>
          <table:table-cell office:value-type="float" office:value="1.68998628257887" calcext:value-type="float">
            <text:p>1,69</text:p>
          </table:table-cell>
          <table:table-cell office:value-type="float" office:value="196.216735253772" calcext:value-type="float">
            <text:p>196,22</text:p>
          </table:table-cell>
          <table:table-cell office:value-type="float" office:value="1269.20987654321" calcext:value-type="float">
            <text:p>1.269,21</text:p>
          </table:table-cell>
          <table:table-cell office:value-type="float" office:value="375.582990397805" calcext:value-type="float">
            <text:p>375,5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SpringerFetcher.java</text:p>
          </table:table-cell>
          <table:table-cell office:value-type="float" office:value="4" calcext:value-type="float">
            <text:p>4</text:p>
          </table:table-cell>
          <table:table-cell office:value-type="float" office:value="3.10249307479224" calcext:value-type="float">
            <text:p>3,10</text:p>
          </table:table-cell>
          <table:table-cell office:value-type="float" office:value="17.4626038781163" calcext:value-type="float">
            <text:p>17,46</text:p>
          </table:table-cell>
          <table:table-cell office:value-type="float" office:value="1192.56509695291" calcext:value-type="float">
            <text:p>1.192,57</text:p>
          </table:table-cell>
          <table:table-cell office:value-type="float" office:value="397.246537396122" calcext:value-type="float">
            <text:p>397,2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MedlinePlainImporter.java</text:p>
          </table:table-cell>
          <table:table-cell office:value-type="float" office:value="4" calcext:value-type="float">
            <text:p>4</text:p>
          </table:table-cell>
          <table:table-cell office:value-type="float" office:value="6.45754461871282" calcext:value-type="float">
            <text:p>6,46</text:p>
          </table:table-cell>
          <table:table-cell office:value-type="float" office:value="95.1270957274202" calcext:value-type="float">
            <text:p>95,13</text:p>
          </table:table-cell>
          <table:table-cell office:value-type="float" office:value="1142.64250946458" calcext:value-type="float">
            <text:p>1.142,64</text:p>
          </table:table-cell>
          <table:table-cell office:value-type="float" office:value="527.737155219037" calcext:value-type="float">
            <text:p>527,74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openoffice/StyleSelectDialog.java</text:p>
          </table:table-cell>
          <table:table-cell office:value-type="float" office:value="4" calcext:value-type="float">
            <text:p>4</text:p>
          </table:table-cell>
          <table:table-cell office:value-type="float" office:value="1.75203332672089" calcext:value-type="float">
            <text:p>1,75</text:p>
          </table:table-cell>
          <table:table-cell office:value-type="float" office:value="31.3132315016862" calcext:value-type="float">
            <text:p>31,31</text:p>
          </table:table-cell>
          <table:table-cell office:value-type="float" office:value="1486.92640349137" calcext:value-type="float">
            <text:p>1.486,93</text:p>
          </table:table-cell>
          <table:table-cell office:value-type="float" office:value="308.286054354295" calcext:value-type="float">
            <text:p>308,29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mergeentries/MergeEntries.java</text:p>
          </table:table-cell>
          <table:table-cell office:value-type="float" office:value="4" calcext:value-type="float">
            <text:p>4</text:p>
          </table:table-cell>
          <table:table-cell office:value-type="float" office:value="6.31638888888889" calcext:value-type="float">
            <text:p>6,32</text:p>
          </table:table-cell>
          <table:table-cell office:value-type="float" office:value="90.1822222222222" calcext:value-type="float">
            <text:p>90,18</text:p>
          </table:table-cell>
          <table:table-cell office:value-type="float" office:value="1340.21416666667" calcext:value-type="float">
            <text:p>1.340,21</text:p>
          </table:table-cell>
          <table:table-cell office:value-type="float" office:value="0" calcext:value-type="float">
            <text:p>0,0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openoffice/AutoDetectPaths.java</text:p>
          </table:table-cell>
          <table:table-cell office:value-type="float" office:value="4" calcext:value-type="float">
            <text:p>4</text:p>
          </table:table-cell>
          <table:table-cell office:value-type="float" office:value="0.83829096809086" calcext:value-type="float">
            <text:p>0,84</text:p>
          </table:table-cell>
          <table:table-cell office:value-type="float" office:value="161.220118983234" calcext:value-type="float">
            <text:p>161,22</text:p>
          </table:table-cell>
          <table:table-cell office:value-type="float" office:value="1267.96538669551" calcext:value-type="float">
            <text:p>1.267,97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uximport/FromAuxDialog.java</text:p>
          </table:table-cell>
          <table:table-cell office:value-type="float" office:value="4" calcext:value-type="float">
            <text:p>4</text:p>
          </table:table-cell>
          <table:table-cell office:value-type="float" office:value="16.2938726948245" calcext:value-type="float">
            <text:p>16,29</text:p>
          </table:table-cell>
          <table:table-cell office:value-type="float" office:value="14.9077929803688" calcext:value-type="float">
            <text:p>14,91</text:p>
          </table:table-cell>
          <table:table-cell office:value-type="float" office:value="1171.01963117192" calcext:value-type="float">
            <text:p>1.171,02</text:p>
          </table:table-cell>
          <table:table-cell office:value-type="float" office:value="0" calcext:value-type="float">
            <text:p>0,0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JSONEntryParser.java</text:p>
          </table:table-cell>
          <table:table-cell office:value-type="float" office:value="4" calcext:value-type="float">
            <text:p>4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76.6937869822486" calcext:value-type="float">
            <text:p>76,69</text:p>
          </table:table-cell>
          <table:table-cell office:value-type="float" office:value="1128.48668639053" calcext:value-type="float">
            <text:p>1.128,49</text:p>
          </table:table-cell>
          <table:table-cell office:value-type="float" office:value="233.94674556213" calcext:value-type="float">
            <text:p>233,9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AdvancedTab.java</text:p>
          </table:table-cell>
          <table:table-cell office:value-type="float" office:value="4" calcext:value-type="float">
            <text:p>4</text:p>
          </table:table-cell>
          <table:table-cell office:value-type="float" office:value="0.298027757487217" calcext:value-type="float">
            <text:p>0,30</text:p>
          </table:table-cell>
          <table:table-cell office:value-type="float" office:value="2.35646457268079" calcext:value-type="float">
            <text:p>2,36</text:p>
          </table:table-cell>
          <table:table-cell office:value-type="float" office:value="1165.91891891892" calcext:value-type="float">
            <text:p>1.165,92</text:p>
          </table:table-cell>
          <table:table-cell office:value-type="float" office:value="0" calcext:value-type="float">
            <text:p>0,0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groups/ExplicitGroup.java</text:p>
          </table:table-cell>
          <table:table-cell office:value-type="float" office:value="4" calcext:value-type="float">
            <text:p>4</text:p>
          </table:table-cell>
          <table:table-cell office:value-type="float" office:value="11.4360499702558" calcext:value-type="float">
            <text:p>11,44</text:p>
          </table:table-cell>
          <table:table-cell office:value-type="float" office:value="93.3146936347412" calcext:value-type="float">
            <text:p>93,31</text:p>
          </table:table-cell>
          <table:table-cell office:value-type="float" office:value="1303.46103509816" calcext:value-type="float">
            <text:p>1.303,46</text:p>
          </table:table-cell>
          <table:table-cell office:value-type="float" office:value="60.1344437834623" calcext:value-type="float">
            <text:p>60,13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cleanup/CleanupPresetPanel.java</text:p>
          </table:table-cell>
          <table:table-cell office:value-type="float" office:value="4" calcext:value-type="float">
            <text:p>4</text:p>
          </table:table-cell>
          <table:table-cell office:value-type="float" office:value="1.77514792899408" calcext:value-type="float">
            <text:p>1,78</text:p>
          </table:table-cell>
          <table:table-cell office:value-type="float" office:value="26.0828402366864" calcext:value-type="float">
            <text:p>26,08</text:p>
          </table:table-cell>
          <table:table-cell office:value-type="float" office:value="1444.48520710059" calcext:value-type="float">
            <text:p>1.444,49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JabRefPreferencesFilter.j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,00</text:p>
          </table:table-cell>
          <table:table-cell office:value-type="float" office:value="50" calcext:value-type="float">
            <text:p>50,00</text:p>
          </table:table-cell>
          <table:table-cell office:value-type="float" office:value="1221.22222222222" calcext:value-type="float">
            <text:p>1.221,22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igrations/PreferencesMigrations.java</text:p>
          </table:table-cell>
          <table:table-cell office:value-type="float" office:value="4" calcext:value-type="float">
            <text:p>4</text:p>
          </table:table-cell>
          <table:table-cell office:value-type="float" office:value="1.17159763313609" calcext:value-type="float">
            <text:p>1,17</text:p>
          </table:table-cell>
          <table:table-cell office:value-type="float" office:value="31.5147928994083" calcext:value-type="float">
            <text:p>31,51</text:p>
          </table:table-cell>
          <table:table-cell office:value-type="float" office:value="1182.09467455621" calcext:value-type="float">
            <text:p>1.182,09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search/SearchWorker.java</text:p>
          </table:table-cell>
          <table:table-cell office:value-type="float" office:value="4" calcext:value-type="float">
            <text:p>4</text:p>
          </table:table-cell>
          <table:table-cell office:value-type="float" office:value="12.1597633136095" calcext:value-type="float">
            <text:p>12,16</text:p>
          </table:table-cell>
          <table:table-cell office:value-type="float" office:value="112.575443786982" calcext:value-type="float">
            <text:p>112,58</text:p>
          </table:table-cell>
          <table:table-cell office:value-type="float" office:value="1260.60946745562" calcext:value-type="float">
            <text:p>1.260,61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push/PushToTexmaker.java</text:p>
          </table:table-cell>
          <table:table-cell office:value-type="float" office:value="4" calcext:value-type="float">
            <text:p>4</text:p>
          </table:table-cell>
          <table:table-cell office:value-type="float" office:value="12.6875" calcext:value-type="float">
            <text:p>12,69</text:p>
          </table:table-cell>
          <table:table-cell office:value-type="float" office:value="31.75" calcext:value-type="float">
            <text:p>31,75</text:p>
          </table:table-cell>
          <table:table-cell office:value-type="float" office:value="1240.6875" calcext:value-type="float">
            <text:p>1.240,69</text:p>
          </table:table-cell>
          <table:table-cell office:value-type="float" office:value="81.25" calcext:value-type="float">
            <text:p>81,2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ACMPortalFetcher.java</text:p>
          </table:table-cell>
          <table:table-cell office:value-type="float" office:value="3" calcext:value-type="float">
            <text:p>3</text:p>
          </table:table-cell>
          <table:table-cell office:value-type="float" office:value="7.33960000000001" calcext:value-type="float">
            <text:p>7,34</text:p>
          </table:table-cell>
          <table:table-cell office:value-type="float" office:value="19.1456" calcext:value-type="float">
            <text:p>19,15</text:p>
          </table:table-cell>
          <table:table-cell office:value-type="float" office:value="740.7636" calcext:value-type="float">
            <text:p>740,76</text:p>
          </table:table-cell>
          <table:table-cell office:value-type="float" office:value="890.56" calcext:value-type="float">
            <text:p>890,5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BibtexParser.java</text:p>
          </table:table-cell>
          <table:table-cell office:value-type="float" office:value="3" calcext:value-type="float">
            <text:p>3</text:p>
          </table:table-cell>
          <table:table-cell office:value-type="float" office:value="11.8177083333333" calcext:value-type="float">
            <text:p>11,82</text:p>
          </table:table-cell>
          <table:table-cell office:value-type="float" office:value="71.5967881944445" calcext:value-type="float">
            <text:p>71,60</text:p>
          </table:table-cell>
          <table:table-cell office:value-type="float" office:value="376.553192515432" calcext:value-type="float">
            <text:p>376,55</text:p>
          </table:table-cell>
          <table:table-cell office:value-type="float" office:value="841.474488811729" calcext:value-type="float">
            <text:p>841,47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INSPIREFetcher.java</text:p>
          </table:table-cell>
          <table:table-cell office:value-type="float" office:value="3" calcext:value-type="float">
            <text:p>3</text:p>
          </table:table-cell>
          <table:table-cell office:value-type="float" office:value="3.71" calcext:value-type="float">
            <text:p>3,71</text:p>
          </table:table-cell>
          <table:table-cell office:value-type="float" office:value="4.369375" calcext:value-type="float">
            <text:p>4,37</text:p>
          </table:table-cell>
          <table:table-cell office:value-type="float" office:value="62.544375" calcext:value-type="float">
            <text:p>62,54</text:p>
          </table:table-cell>
          <table:table-cell office:value-type="float" office:value="690.11" calcext:value-type="float">
            <text:p>690,1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RisImporter.java</text:p>
          </table:table-cell>
          <table:table-cell office:value-type="float" office:value="3" calcext:value-type="float">
            <text:p>3</text:p>
          </table:table-cell>
          <table:table-cell office:value-type="float" office:value="0.0826446280991735" calcext:value-type="float">
            <text:p>0,08</text:p>
          </table:table-cell>
          <table:table-cell office:value-type="float" office:value="0.117768595041322" calcext:value-type="float">
            <text:p>0,12</text:p>
          </table:table-cell>
          <table:table-cell office:value-type="float" office:value="142.770661157025" calcext:value-type="float">
            <text:p>142,77</text:p>
          </table:table-cell>
          <table:table-cell office:value-type="float" office:value="368.345041322314" calcext:value-type="float">
            <text:p>368,3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bibtexfields/NormalizePagesFormatter.java</text:p>
          </table:table-cell>
          <table:table-cell office:value-type="float" office:value="3" calcext:value-type="float">
            <text:p>3</text:p>
          </table:table-cell>
          <table:table-cell office:value-type="float" office:value="4.42630385487528" calcext:value-type="float">
            <text:p>4,43</text:p>
          </table:table-cell>
          <table:table-cell office:value-type="float" office:value="3.29705215419501" calcext:value-type="float">
            <text:p>3,30</text:p>
          </table:table-cell>
          <table:table-cell office:value-type="float" office:value="113.324263038549" calcext:value-type="float">
            <text:p>113,32</text:p>
          </table:table-cell>
          <table:table-cell office:value-type="float" office:value="532.807256235828" calcext:value-type="float">
            <text:p>532,8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search/SearchResultsDialog.java</text:p>
          </table:table-cell>
          <table:table-cell office:value-type="float" office:value="3" calcext:value-type="float">
            <text:p>3</text:p>
          </table:table-cell>
          <table:table-cell office:value-type="float" office:value="0.223832179930796" calcext:value-type="float">
            <text:p>0,22</text:p>
          </table:table-cell>
          <table:table-cell office:value-type="float" office:value="0.64878892733564" calcext:value-type="float">
            <text:p>0,65</text:p>
          </table:table-cell>
          <table:table-cell office:value-type="float" office:value="55.174740484429" calcext:value-type="float">
            <text:p>55,17</text:p>
          </table:table-cell>
          <table:table-cell office:value-type="float" office:value="430.191176470588" calcext:value-type="float">
            <text:p>430,19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entryeditor/EntryEditorTab.java</text:p>
          </table:table-cell>
          <table:table-cell office:value-type="float" office:value="3" calcext:value-type="float">
            <text:p>3</text:p>
          </table:table-cell>
          <table:table-cell office:value-type="float" office:value="1.7238321799308" calcext:value-type="float">
            <text:p>1,72</text:p>
          </table:table-cell>
          <table:table-cell office:value-type="float" office:value="5.89338235294118" calcext:value-type="float">
            <text:p>5,89</text:p>
          </table:table-cell>
          <table:table-cell office:value-type="float" office:value="107.323529411765" calcext:value-type="float">
            <text:p>107,32</text:p>
          </table:table-cell>
          <table:table-cell office:value-type="float" office:value="355.165224913495" calcext:value-type="float">
            <text:p>355,1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mods/MODSEntry.java</text:p>
          </table:table-cell>
          <table:table-cell office:value-type="float" office:value="3" calcext:value-type="float">
            <text:p>3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37.2746913580247" calcext:value-type="float">
            <text:p>37,27</text:p>
          </table:table-cell>
          <table:table-cell office:value-type="float" office:value="116.166666666667" calcext:value-type="float">
            <text:p>116,17</text:p>
          </table:table-cell>
          <table:table-cell office:value-type="float" office:value="329.489969135802" calcext:value-type="float">
            <text:p>329,4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OpenDocumentRepresentation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0.118906064209275" calcext:value-type="float">
            <text:p>0,12</text:p>
          </table:table-cell>
          <table:table-cell office:value-type="float" office:value="8.73959571938168" calcext:value-type="float">
            <text:p>8,74</text:p>
          </table:table-cell>
          <table:table-cell office:value-type="float" office:value="695.481569560047" calcext:value-type="float">
            <text:p>695,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OOCalcDatabase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0.518430439952438" calcext:value-type="float">
            <text:p>0,52</text:p>
          </table:table-cell>
          <table:table-cell office:value-type="float" office:value="4.82282996432818" calcext:value-type="float">
            <text:p>4,82</text:p>
          </table:table-cell>
          <table:table-cell office:value-type="float" office:value="666.663495838288" calcext:value-type="float">
            <text:p>666,6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mergeentries/MergeEntryDOIDialog.java</text:p>
          </table:table-cell>
          <table:table-cell office:value-type="float" office:value="3" calcext:value-type="float">
            <text:p>3</text:p>
          </table:table-cell>
          <table:table-cell office:value-type="float" office:value="0.532544378698225" calcext:value-type="float">
            <text:p>0,53</text:p>
          </table:table-cell>
          <table:table-cell office:value-type="float" office:value="12.9086127547666" calcext:value-type="float">
            <text:p>12,91</text:p>
          </table:table-cell>
          <table:table-cell office:value-type="float" office:value="785.84352399737" calcext:value-type="float">
            <text:p>785,84</text:p>
          </table:table-cell>
          <table:table-cell office:value-type="float" office:value="741.973701512163" calcext:value-type="float">
            <text:p>741,9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mergeentries/MergeEntriesDialog.java</text:p>
          </table:table-cell>
          <table:table-cell office:value-type="float" office:value="3" calcext:value-type="float">
            <text:p>3</text:p>
          </table:table-cell>
          <table:table-cell office:value-type="float" office:value="0.700617283950617" calcext:value-type="float">
            <text:p>0,70</text:p>
          </table:table-cell>
          <table:table-cell office:value-type="float" office:value="8.30246913580247" calcext:value-type="float">
            <text:p>8,30</text:p>
          </table:table-cell>
          <table:table-cell office:value-type="float" office:value="669.020833333333" calcext:value-type="float">
            <text:p>669,02</text:p>
          </table:table-cell>
          <table:table-cell office:value-type="float" office:value="762.39737654321" calcext:value-type="float">
            <text:p>762,4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INSPIREBibtexFilterReade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0.231404958677686" calcext:value-type="float">
            <text:p>0,23</text:p>
          </table:table-cell>
          <table:table-cell office:value-type="float" office:value="8.62809917355372" calcext:value-type="float">
            <text:p>8,63</text:p>
          </table:table-cell>
          <table:table-cell office:value-type="float" office:value="468.595041322314" calcext:value-type="float">
            <text:p>468,6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net/URLUtil.jav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2.25" calcext:value-type="float">
            <text:p>2,25</text:p>
          </table:table-cell>
          <table:table-cell office:value-type="float" office:value="676" calcext:value-type="float">
            <text:p>676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openoffice/OpenOfficePreferences.java</text:p>
          </table:table-cell>
          <table:table-cell office:value-type="float" office:value="2" calcext:value-type="float">
            <text:p>2</text:p>
          </table:table-cell>
          <table:table-cell office:value-type="float" office:value="28.89" calcext:value-type="float">
            <text:p>28,89</text:p>
          </table:table-cell>
          <table:table-cell office:value-type="float" office:value="28.01" calcext:value-type="float">
            <text:p>28,01</text:p>
          </table:table-cell>
          <table:table-cell office:value-type="float" office:value="282.04" calcext:value-type="float">
            <text:p>282,04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ExportFormat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31.9562942443829" calcext:value-type="float">
            <text:p>31,96</text:p>
          </table:table-cell>
          <table:table-cell office:value-type="float" office:value="418.388427208372" calcext:value-type="float">
            <text:p>418,39</text:p>
          </table:table-cell>
          <table:table-cell office:value-type="float" office:value="0" calcext:value-type="float">
            <text:p>0,00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belpattern/LabelPatternUtil.java</text:p>
          </table:table-cell>
          <table:table-cell office:value-type="float" office:value="2" calcext:value-type="float">
            <text:p>2</text:p>
          </table:table-cell>
          <table:table-cell office:value-type="float" office:value="1.2975" calcext:value-type="float">
            <text:p>1,30</text:p>
          </table:table-cell>
          <table:table-cell office:value-type="float" office:value="11.469375" calcext:value-type="float">
            <text:p>11,47</text:p>
          </table:table-cell>
          <table:table-cell office:value-type="float" office:value="345.535" calcext:value-type="float">
            <text:p>345,54</text:p>
          </table:table-cell>
          <table:table-cell office:value-type="float" office:value="0" calcext:value-type="float">
            <text:p>0,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ql/exporter/DatabaseExporter.java</text:p>
          </table:table-cell>
          <table:table-cell office:value-type="float" office:value="2" calcext:value-type="float">
            <text:p>2</text:p>
          </table:table-cell>
          <table:table-cell office:value-type="float" office:value="0.0124979971158468" calcext:value-type="float">
            <text:p>0,01</text:p>
          </table:table-cell>
          <table:table-cell office:value-type="float" office:value="2.54286172087806" calcext:value-type="float">
            <text:p>2,54</text:p>
          </table:table-cell>
          <table:table-cell office:value-type="float" office:value="494.249639480852" calcext:value-type="float">
            <text:p>494,25</text:p>
          </table:table-cell>
          <table:table-cell office:value-type="float" office:value="0" calcext:value-type="float">
            <text:p>0,00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xmp/XMPUtil.java</text:p>
          </table:table-cell>
          <table:table-cell office:value-type="float" office:value="2" calcext:value-type="float">
            <text:p>2</text:p>
          </table:table-cell>
          <table:table-cell office:value-type="float" office:value="0.933838271329917" calcext:value-type="float">
            <text:p>0,93</text:p>
          </table:table-cell>
          <table:table-cell office:value-type="float" office:value="18.7431499220316" calcext:value-type="float">
            <text:p>18,74</text:p>
          </table:table-cell>
          <table:table-cell office:value-type="float" office:value="378.804633548675" calcext:value-type="float">
            <text:p>378,80</text:p>
          </table:table-cell>
          <table:table-cell office:value-type="float" office:value="0" calcext:value-type="float">
            <text:p>0,0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BibDatabaseWriter.java</text:p>
          </table:table-cell>
          <table:table-cell office:value-type="float" office:value="2" calcext:value-type="float">
            <text:p>2</text:p>
          </table:table-cell>
          <table:table-cell office:value-type="float" office:value="0.076388888888889" calcext:value-type="float">
            <text:p>0,08</text:p>
          </table:table-cell>
          <table:table-cell office:value-type="float" office:value="29.9166666666667" calcext:value-type="float">
            <text:p>29,92</text:p>
          </table:table-cell>
          <table:table-cell office:value-type="float" office:value="361.5" calcext:value-type="float">
            <text:p>361,50</text:p>
          </table:table-cell>
          <table:table-cell office:value-type="float" office:value="0" calcext:value-type="float">
            <text:p>0,0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ndUnlinkedFilesDialog.java</text:p>
          </table:table-cell>
          <table:table-cell office:value-type="float" office:value="2" calcext:value-type="float">
            <text:p>2</text:p>
          </table:table-cell>
          <table:table-cell office:value-type="float" office:value="0.219138056975895" calcext:value-type="float">
            <text:p>0,22</text:p>
          </table:table-cell>
          <table:table-cell office:value-type="float" office:value="0.409240321402483" calcext:value-type="float">
            <text:p>0,41</text:p>
          </table:table-cell>
          <table:table-cell office:value-type="float" office:value="324.97680788897" calcext:value-type="float">
            <text:p>324,98</text:p>
          </table:table-cell>
          <table:table-cell office:value-type="float" office:value="0" calcext:value-type="float">
            <text:p>0,0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journals/JournalAbbreviationLoader.java</text:p>
          </table:table-cell>
          <table:table-cell office:value-type="float" office:value="2" calcext:value-type="float">
            <text:p>2</text:p>
          </table:table-cell>
          <table:table-cell office:value-type="float" office:value="10.2248520710059" calcext:value-type="float">
            <text:p>10,22</text:p>
          </table:table-cell>
          <table:table-cell office:value-type="float" office:value="14.4615384615385" calcext:value-type="float">
            <text:p>14,46</text:p>
          </table:table-cell>
          <table:table-cell office:value-type="float" office:value="427.715976331361" calcext:value-type="float">
            <text:p>427,72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pdfimport/ImportDialog.java</text:p>
          </table:table-cell>
          <table:table-cell office:value-type="float" office:value="2" calcext:value-type="float">
            <text:p>2</text:p>
          </table:table-cell>
          <table:table-cell office:value-type="float" office:value="0.154195011337868" calcext:value-type="float">
            <text:p>0,15</text:p>
          </table:table-cell>
          <table:table-cell office:value-type="float" office:value="6.41269841269841" calcext:value-type="float">
            <text:p>6,41</text:p>
          </table:table-cell>
          <table:table-cell office:value-type="float" office:value="392.530612244898" calcext:value-type="float">
            <text:p>392,53</text:p>
          </table:table-cell>
          <table:table-cell office:value-type="float" office:value="243.990929705215" calcext:value-type="float">
            <text:p>243,9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cleanup/FieldFormatterCleanup.java</text:p>
          </table:table-cell>
          <table:table-cell office:value-type="float" office:value="2" calcext:value-type="float">
            <text:p>2</text:p>
          </table:table-cell>
          <table:table-cell office:value-type="float" office:value="10.2144" calcext:value-type="float">
            <text:p>10,21</text:p>
          </table:table-cell>
          <table:table-cell office:value-type="float" office:value="37.2" calcext:value-type="float">
            <text:p>37,20</text:p>
          </table:table-cell>
          <table:table-cell office:value-type="float" office:value="404.72" calcext:value-type="float">
            <text:p>404,72</text:p>
          </table:table-cell>
          <table:table-cell office:value-type="float" office:value="0" calcext:value-type="float">
            <text:p>0,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groups/SearchGroup.java</text:p>
          </table:table-cell>
          <table:table-cell office:value-type="float" office:value="2" calcext:value-type="float">
            <text:p>2</text:p>
          </table:table-cell>
          <table:table-cell office:value-type="float" office:value="0.652173913043478" calcext:value-type="float">
            <text:p>0,65</text:p>
          </table:table-cell>
          <table:table-cell office:value-type="float" office:value="38.1573724007561" calcext:value-type="float">
            <text:p>38,16</text:p>
          </table:table-cell>
          <table:table-cell office:value-type="float" office:value="481.540642722118" calcext:value-type="float">
            <text:p>481,54</text:p>
          </table:table-cell>
          <table:table-cell office:value-type="float" office:value="70.0307183364839" calcext:value-type="float">
            <text:p>70,03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entry/EntryUtil.java</text:p>
          </table:table-cell>
          <table:table-cell office:value-type="float" office:value="2" calcext:value-type="float">
            <text:p>2</text:p>
          </table:table-cell>
          <table:table-cell office:value-type="float" office:value="2.234375" calcext:value-type="float">
            <text:p>2,23</text:p>
          </table:table-cell>
          <table:table-cell office:value-type="float" office:value="29" calcext:value-type="float">
            <text:p>29,00</text:p>
          </table:table-cell>
          <table:table-cell office:value-type="float" office:value="318.08984375" calcext:value-type="float">
            <text:p>318,09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openoffice/OOBibStyle.java</text:p>
          </table:table-cell>
          <table:table-cell office:value-type="float" office:value="2" calcext:value-type="float">
            <text:p>2</text:p>
          </table:table-cell>
          <table:table-cell office:value-type="float" office:value="2.76918367346938" calcext:value-type="float">
            <text:p>2,77</text:p>
          </table:table-cell>
          <table:table-cell office:value-type="float" office:value="4.56918367346939" calcext:value-type="float">
            <text:p>4,57</text:p>
          </table:table-cell>
          <table:table-cell office:value-type="float" office:value="427.347755102041" calcext:value-type="float">
            <text:p>427,35</text:p>
          </table:table-cell>
          <table:table-cell office:value-type="float" office:value="0" calcext:value-type="float">
            <text:p>0,0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TableColumnsTab.java</text:p>
          </table:table-cell>
          <table:table-cell office:value-type="float" office:value="2" calcext:value-type="float">
            <text:p>2</text:p>
          </table:table-cell>
          <table:table-cell office:value-type="float" office:value="3.10802469135803" calcext:value-type="float">
            <text:p>3,11</text:p>
          </table:table-cell>
          <table:table-cell office:value-type="float" office:value="1.77758487654321" calcext:value-type="float">
            <text:p>1,78</text:p>
          </table:table-cell>
          <table:table-cell office:value-type="float" office:value="296.081597222222" calcext:value-type="float">
            <text:p>296,08</text:p>
          </table:table-cell>
          <table:table-cell office:value-type="float" office:value="60" calcext:value-type="float">
            <text:p>60,0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maintable/MainTableSelectionListener.java</text:p>
          </table:table-cell>
          <table:table-cell office:value-type="float" office:value="2" calcext:value-type="float">
            <text:p>2</text:p>
          </table:table-cell>
          <table:table-cell office:value-type="float" office:value="0.0987654320987655" calcext:value-type="float">
            <text:p>0,10</text:p>
          </table:table-cell>
          <table:table-cell office:value-type="float" office:value="8.87090382563634" calcext:value-type="float">
            <text:p>8,87</text:p>
          </table:table-cell>
          <table:table-cell office:value-type="float" office:value="528.074074074074" calcext:value-type="float">
            <text:p>528,07</text:p>
          </table:table-cell>
          <table:table-cell office:value-type="float" office:value="0" calcext:value-type="float">
            <text:p>0,0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ContentSelectorDialog2.java</text:p>
          </table:table-cell>
          <table:table-cell office:value-type="float" office:value="2" calcext:value-type="float">
            <text:p>2</text:p>
          </table:table-cell>
          <table:table-cell office:value-type="float" office:value="0.546438983756768" calcext:value-type="float">
            <text:p>0,55</text:p>
          </table:table-cell>
          <table:table-cell office:value-type="float" office:value="0.453977509371095" calcext:value-type="float">
            <text:p>0,45</text:p>
          </table:table-cell>
          <table:table-cell office:value-type="float" office:value="361.127863390254" calcext:value-type="float">
            <text:p>361,13</text:p>
          </table:table-cell>
          <table:table-cell office:value-type="float" office:value="0" calcext:value-type="float">
            <text:p>0,0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EntryCustomizationDialog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9.6433402705515" calcext:value-type="float">
            <text:p>19,64</text:p>
          </table:table-cell>
          <table:table-cell office:value-type="float" office:value="423.851196670135" calcext:value-type="float">
            <text:p>423,85</text:p>
          </table:table-cell>
          <table:table-cell office:value-type="float" office:value="0" calcext:value-type="float">
            <text:p>0,0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StringDialog.java</text:p>
          </table:table-cell>
          <table:table-cell office:value-type="float" office:value="2" calcext:value-type="float">
            <text:p>2</text:p>
          </table:table-cell>
          <table:table-cell office:value-type="float" office:value="0.314372696683223" calcext:value-type="float">
            <text:p>0,31</text:p>
          </table:table-cell>
          <table:table-cell office:value-type="float" office:value="1.55519948726166" calcext:value-type="float">
            <text:p>1,56</text:p>
          </table:table-cell>
          <table:table-cell office:value-type="float" office:value="496.650216311489" calcext:value-type="float">
            <text:p>496,65</text:p>
          </table:table-cell>
          <table:table-cell office:value-type="float" office:value="0" calcext:value-type="float">
            <text:p>0,00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roups/GroupsTree.java</text:p>
          </table:table-cell>
          <table:table-cell office:value-type="float" office:value="2" calcext:value-type="float">
            <text:p>2</text:p>
          </table:table-cell>
          <table:table-cell office:value-type="float" office:value="1.62049861495845" calcext:value-type="float">
            <text:p>1,62</text:p>
          </table:table-cell>
          <table:table-cell office:value-type="float" office:value="12.7645429362881" calcext:value-type="float">
            <text:p>12,76</text:p>
          </table:table-cell>
          <table:table-cell office:value-type="float" office:value="322.12811634349" calcext:value-type="float">
            <text:p>322,13</text:p>
          </table:table-cell>
          <table:table-cell office:value-type="float" office:value="0" calcext:value-type="float">
            <text:p>0,0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MassSetField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.843699296917253" calcext:value-type="float">
            <text:p>0,84</text:p>
          </table:table-cell>
          <table:table-cell office:value-type="float" office:value="44.5494862087615" calcext:value-type="float">
            <text:p>44,55</text:p>
          </table:table-cell>
          <table:table-cell office:value-type="float" office:value="338.339643050297" calcext:value-type="float">
            <text:p>338,34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AppearancePrefsTab.java</text:p>
          </table:table-cell>
          <table:table-cell office:value-type="float" office:value="2" calcext:value-type="float">
            <text:p>2</text:p>
          </table:table-cell>
          <table:table-cell office:value-type="float" office:value="0.0920447074293228" calcext:value-type="float">
            <text:p>0,09</text:p>
          </table:table-cell>
          <table:table-cell office:value-type="float" office:value="2.58908612754767" calcext:value-type="float">
            <text:p>2,59</text:p>
          </table:table-cell>
          <table:table-cell office:value-type="float" office:value="437.788297172912" calcext:value-type="float">
            <text:p>437,79</text:p>
          </table:table-cell>
          <table:table-cell office:value-type="float" office:value="0" calcext:value-type="float">
            <text:p>0,0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maintable/MainTableDataModel.java</text:p>
          </table:table-cell>
          <table:table-cell office:value-type="float" office:value="2" calcext:value-type="float">
            <text:p>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33.5555555555556" calcext:value-type="float">
            <text:p>33,56</text:p>
          </table:table-cell>
          <table:table-cell office:value-type="float" office:value="291.25" calcext:value-type="float">
            <text:p>291,25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maintable/MainTableColumn.java</text:p>
          </table:table-cell>
          <table:table-cell office:value-type="float" office:value="2" calcext:value-type="float">
            <text:p>2</text:p>
          </table:table-cell>
          <table:table-cell office:value-type="float" office:value="5.65236686390533" calcext:value-type="float">
            <text:p>5,65</text:p>
          </table:table-cell>
          <table:table-cell office:value-type="float" office:value="24.8639053254438" calcext:value-type="float">
            <text:p>24,86</text:p>
          </table:table-cell>
          <table:table-cell office:value-type="float" office:value="443.171597633136" calcext:value-type="float">
            <text:p>443,17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roups/GroupTreeCellRenderer.java</text:p>
          </table:table-cell>
          <table:table-cell office:value-type="float" office:value="2" calcext:value-type="float">
            <text:p>2</text:p>
          </table:table-cell>
          <table:table-cell office:value-type="float" office:value="0.705306122448979" calcext:value-type="float">
            <text:p>0,71</text:p>
          </table:table-cell>
          <table:table-cell office:value-type="float" office:value="31.3714285714286" calcext:value-type="float">
            <text:p>31,37</text:p>
          </table:table-cell>
          <table:table-cell office:value-type="float" office:value="381.964081632653" calcext:value-type="float">
            <text:p>381,96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entry/FileField.java</text:p>
          </table:table-cell>
          <table:table-cell office:value-type="float" office:value="2" calcext:value-type="float">
            <text:p>2</text:p>
          </table:table-cell>
          <table:table-cell office:value-type="float" office:value="4.51239669421488" calcext:value-type="float">
            <text:p>4,51</text:p>
          </table:table-cell>
          <table:table-cell office:value-type="float" office:value="64.3801652892562" calcext:value-type="float">
            <text:p>64,38</text:p>
          </table:table-cell>
          <table:table-cell office:value-type="float" office:value="469.818181818182" calcext:value-type="float">
            <text:p>469,82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SearchQuery.java</text:p>
          </table:table-cell>
          <table:table-cell office:value-type="float" office:value="2" calcext:value-type="float">
            <text:p>2</text:p>
          </table:table-cell>
          <table:table-cell office:value-type="float" office:value="19.3877551020408" calcext:value-type="float">
            <text:p>19,39</text:p>
          </table:table-cell>
          <table:table-cell office:value-type="float" office:value="25.6938775510204" calcext:value-type="float">
            <text:p>25,69</text:p>
          </table:table-cell>
          <table:table-cell office:value-type="float" office:value="370.494897959184" calcext:value-type="float">
            <text:p>370,49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cleanup/RenamePdfCleanup.java</text:p>
          </table:table-cell>
          <table:table-cell office:value-type="float" office:value="2" calcext:value-type="float">
            <text:p>2</text:p>
          </table:table-cell>
          <table:table-cell office:value-type="float" office:value="0.560000000000001" calcext:value-type="float">
            <text:p>0,56</text:p>
          </table:table-cell>
          <table:table-cell office:value-type="float" office:value="15.3955555555556" calcext:value-type="float">
            <text:p>15,40</text:p>
          </table:table-cell>
          <table:table-cell office:value-type="float" office:value="442.648888888889" calcext:value-type="float">
            <text:p>442,65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openoffice/OpenOfficeFileSearch.java</text:p>
          </table:table-cell>
          <table:table-cell office:value-type="float" office:value="2" calcext:value-type="float">
            <text:p>2</text:p>
          </table:table-cell>
          <table:table-cell office:value-type="float" office:value="2.859375" calcext:value-type="float">
            <text:p>2,86</text:p>
          </table:table-cell>
          <table:table-cell office:value-type="float" office:value="63.5" calcext:value-type="float">
            <text:p>63,50</text:p>
          </table:table-cell>
          <table:table-cell office:value-type="float" office:value="392.4375" calcext:value-type="float">
            <text:p>392,44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IntegrityCheck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5.1358024691358" calcext:value-type="float">
            <text:p>5,14</text:p>
          </table:table-cell>
          <table:table-cell office:value-type="float" office:value="483.876543209877" calcext:value-type="float">
            <text:p>483,88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entry/IEEETranEntryType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1.7066666666667" calcext:value-type="float">
            <text:p>11,71</text:p>
          </table:table-cell>
          <table:table-cell office:value-type="float" office:value="304.915555555556" calcext:value-type="float">
            <text:p>304,92</text:p>
          </table:table-cell>
          <table:table-cell office:value-type="float" office:value="44" calcext:value-type="float">
            <text:p>44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NewEntryAction.java</text:p>
          </table:table-cell>
          <table:table-cell office:value-type="float" office:value="2" calcext:value-type="float">
            <text:p>2</text:p>
          </table:table-cell>
          <table:table-cell office:value-type="float" office:value="2.1504" calcext:value-type="float">
            <text:p>2,15</text:p>
          </table:table-cell>
          <table:table-cell office:value-type="float" office:value="6.5856" calcext:value-type="float">
            <text:p>6,59</text:p>
          </table:table-cell>
          <table:table-cell office:value-type="float" office:value="399.3024" calcext:value-type="float">
            <text:p>399,30</text:p>
          </table:table-cell>
          <table:table-cell office:value-type="float" office:value="0" calcext:value-type="float">
            <text:p>0,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maintable/PreventDraggingJTableHeader.java</text:p>
          </table:table-cell>
          <table:table-cell office:value-type="float" office:value="2" calcext:value-type="float">
            <text:p>2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79.7438016528925" calcext:value-type="float">
            <text:p>79,74</text:p>
          </table:table-cell>
          <table:table-cell office:value-type="float" office:value="357.754132231405" calcext:value-type="float">
            <text:p>357,75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ulltext/DoiResolution.java</text:p>
          </table:table-cell>
          <table:table-cell office:value-type="float" office:value="2" calcext:value-type="float">
            <text:p>2</text:p>
          </table:table-cell>
          <table:table-cell office:value-type="float" office:value="0.130177514792899" calcext:value-type="float">
            <text:p>0,13</text:p>
          </table:table-cell>
          <table:table-cell office:value-type="float" office:value="6.37869822485207" calcext:value-type="float">
            <text:p>6,38</text:p>
          </table:table-cell>
          <table:table-cell office:value-type="float" office:value="410.284023668639" calcext:value-type="float">
            <text:p>410,28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til/component/JTextFieldWithUnfocusedText.java</text:p>
          </table:table-cell>
          <table:table-cell office:value-type="float" office:value="2" calcext:value-type="float">
            <text:p>2</text:p>
          </table:table-cell>
          <table:table-cell office:value-type="float" office:value="5.63888888888889" calcext:value-type="float">
            <text:p>5,64</text:p>
          </table:table-cell>
          <table:table-cell office:value-type="float" office:value="10.2222222222222" calcext:value-type="float">
            <text:p>10,22</text:p>
          </table:table-cell>
          <table:table-cell office:value-type="float" office:value="439.576388888889" calcext:value-type="float">
            <text:p>439,58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cleanup/RelativePathsCleanup.java</text:p>
          </table:table-cell>
          <table:table-cell office:value-type="float" office:value="2" calcext:value-type="float">
            <text:p>2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5" calcext:value-type="float">
            <text:p>5,00</text:p>
          </table:table-cell>
          <table:table-cell office:value-type="float" office:value="283.25" calcext:value-type="float">
            <text:p>283,25</text:p>
          </table:table-cell>
          <table:table-cell office:value-type="float" office:value="64.8888888888889" calcext:value-type="float">
            <text:p>64,8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10n/EncodingControl.java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office:value-type="float" office:value="5.5" calcext:value-type="float">
            <text:p>5,50</text:p>
          </table:table-cell>
          <table:table-cell office:value-type="float" office:value="371.1875" calcext:value-type="float">
            <text:p>371,1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ulltext/GoogleScholar.java</text:p>
          </table:table-cell>
          <table:table-cell office:value-type="float" office:value="2" calcext:value-type="float">
            <text:p>2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4.95867768595041" calcext:value-type="float">
            <text:p>4,96</text:p>
          </table:table-cell>
          <table:table-cell office:value-type="float" office:value="362.628099173554" calcext:value-type="float">
            <text:p>362,63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ulltext/SpringerLink.java</text:p>
          </table:table-cell>
          <table:table-cell office:value-type="float" office:value="2" calcext:value-type="float">
            <text:p>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2" calcext:value-type="float">
            <text:p>2,00</text:p>
          </table:table-cell>
          <table:table-cell office:value-type="float" office:value="410.888888888889" calcext:value-type="float">
            <text:p>410,89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CreateDocBookAuthors.java</text:p>
          </table:table-cell>
          <table:table-cell office:value-type="float" office:value="2" calcext:value-type="float">
            <text:p>2</text:p>
          </table:table-cell>
          <table:table-cell office:value-type="float" office:value="0.150891632373114" calcext:value-type="float">
            <text:p>0,15</text:p>
          </table:table-cell>
          <table:table-cell office:value-type="float" office:value="3.77229080932785" calcext:value-type="float">
            <text:p>3,77</text:p>
          </table:table-cell>
          <table:table-cell office:value-type="float" office:value="323.506172839506" calcext:value-type="float">
            <text:p>323,51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database/BibDatabaseModeDetection.java</text:p>
          </table:table-cell>
          <table:table-cell office:value-type="float" office:value="2" calcext:value-type="float">
            <text:p>2</text:p>
          </table:table-cell>
          <table:table-cell office:value-type="float" office:value="10.2840236686391" calcext:value-type="float">
            <text:p>10,28</text:p>
          </table:table-cell>
          <table:table-cell office:value-type="float" office:value="75.7869822485207" calcext:value-type="float">
            <text:p>75,79</text:p>
          </table:table-cell>
          <table:table-cell office:value-type="float" office:value="526.674556213018" calcext:value-type="float">
            <text:p>526,67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ndo/NamedCompound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10204081632653" calcext:value-type="float">
            <text:p>1,1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pecialfields/SpecialFieldsUtil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.19674556213018" calcext:value-type="float">
            <text:p>3,20</text:p>
          </table:table-cell>
          <table:table-cell office:value-type="float" office:value="21.0133136094674" calcext:value-type="float">
            <text:p>21,01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pecialfields/Rank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70.6172839506173" calcext:value-type="float">
            <text:p>70,62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net/Proxy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.8888888888889" calcext:value-type="float">
            <text:p>10,89</text:p>
          </table:table-cell>
          <table:table-cell office:value-type="float" office:value="22.2222222222222" calcext:value-type="float">
            <text:p>22,22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EntryFromFileCreato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991020408163266" calcext:value-type="float">
            <text:p>0,99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pecialfields/SpecialFieldValu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30555555555556" calcext:value-type="float">
            <text:p>1,3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ollab/ChangeScanner.java</text:p>
          </table:table-cell>
          <table:table-cell office:value-type="float" office:value="1" calcext:value-type="float">
            <text:p>1</text:p>
          </table:table-cell>
          <table:table-cell office:value-type="float" office:value="0.0144896193771627" calcext:value-type="float">
            <text:p>0,01</text:p>
          </table:table-cell>
          <table:table-cell office:value-type="float" office:value="0.242214532871972" calcext:value-type="float">
            <text:p>0,24</text:p>
          </table:table-cell>
          <table:table-cell office:value-type="float" office:value="51.7203719723184" calcext:value-type="float">
            <text:p>51,72</text:p>
          </table:table-cell>
          <table:table-cell office:value-type="float" office:value="0" calcext:value-type="float">
            <text:p>0,0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AutoSave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734618916437098" calcext:value-type="float">
            <text:p>0,73</text:p>
          </table:table-cell>
          <table:table-cell office:value-type="float" office:value="18.3599632690542" calcext:value-type="float">
            <text:p>18,36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pecialfields/Priority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15879017013233" calcext:value-type="float">
            <text:p>0,04</text:p>
          </table:table-cell>
          <table:table-cell office:value-type="float" office:value="5.96597353497165" calcext:value-type="float">
            <text:p>5,97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ql/DBImportExportDialog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140589569161" calcext:value-type="float">
            <text:p>0,18</text:p>
          </table:table-cell>
          <table:table-cell office:value-type="float" office:value="44.3945578231292" calcext:value-type="float">
            <text:p>44,39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ExternalFileTyp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972222222222223" calcext:value-type="float">
            <text:p>0,97</text:p>
          </table:table-cell>
          <table:table-cell office:value-type="float" office:value="39.1510416666667" calcext:value-type="float">
            <text:p>39,15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Save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6.40816326530612" calcext:value-type="float">
            <text:p>6,41</text:p>
          </table:table-cell>
          <table:table-cell office:value-type="float" office:value="5.91836734693877" calcext:value-type="float">
            <text:p>5,92</text:p>
          </table:table-cell>
          <table:table-cell office:value-type="float" office:value="162.489795918367" calcext:value-type="float">
            <text:p>162,49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CustomExportList.java</text:p>
          </table:table-cell>
          <table:table-cell office:value-type="float" office:value="1" calcext:value-type="float">
            <text:p>1</text:p>
          </table:table-cell>
          <table:table-cell office:value-type="float" office:value="0.0475" calcext:value-type="float">
            <text:p>0,05</text:p>
          </table:table-cell>
          <table:table-cell office:value-type="float" office:value="0.8875" calcext:value-type="float">
            <text:p>0,89</text:p>
          </table:table-cell>
          <table:table-cell office:value-type="float" office:value="6.1275" calcext:value-type="float">
            <text:p>6,13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ql/DBStringsPreferences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pecialfields/ReadStatu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99305555555556" calcext:value-type="float">
            <text:p>0,04</text:p>
          </table:table-cell>
          <table:table-cell office:value-type="float" office:value="7.81770833333333" calcext:value-type="float">
            <text:p>7,82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bibtex/LatexField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2.31961591220851" calcext:value-type="float">
            <text:p>2,32</text:p>
          </table:table-cell>
          <table:table-cell office:value-type="float" office:value="13.0987654320988" calcext:value-type="float">
            <text:p>13,10</text:p>
          </table:table-cell>
          <table:table-cell office:value-type="float" office:value="119.719135802469" calcext:value-type="float">
            <text:p>119,72</text:p>
          </table:table-cell>
          <table:table-cell office:value-type="float" office:value="0" calcext:value-type="float">
            <text:p>0,0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ollab/EntryDeleteChang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.4944" calcext:value-type="float">
            <text:p>21,49</text:p>
          </table:table-cell>
          <table:table-cell office:value-type="float" office:value="0" calcext:value-type="float">
            <text:p>0,0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ollab/EntryAddChang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1.2290249433107" calcext:value-type="float">
            <text:p>11,23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EntryFromPDFCre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UnlinkedFilesCrawl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7.9876543209877" calcext:value-type="float">
            <text:p>17,99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autocompleter/AutoCompletePreference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ExternalFileTypes.java</text:p>
          </table:table-cell>
          <table:table-cell office:value-type="float" office:value="1" calcext:value-type="float">
            <text:p>1</text:p>
          </table:table-cell>
          <table:table-cell office:value-type="float" office:value="0.484375" calcext:value-type="float">
            <text:p>0,48</text:p>
          </table:table-cell>
          <table:table-cell office:value-type="float" office:value="12" calcext:value-type="float">
            <text:p>12,00</text:p>
          </table:table-cell>
          <table:table-cell office:value-type="float" office:value="44.5" calcext:value-type="float">
            <text:p>44,50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EntryFromFileCreatorManag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49" calcext:value-type="float">
            <text:p>6,49</text:p>
          </table:table-cell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ollab/StringChang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.73936899862826" calcext:value-type="float">
            <text:p>9,74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ollab/GroupChan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226331360946746" calcext:value-type="float">
            <text:p>0,23</text:p>
          </table:table-cell>
          <table:table-cell office:value-type="float" office:value="2.19082840236687" calcext:value-type="float">
            <text:p>2,19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JabRefGUI.java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,24</text:p>
          </table:table-cell>
          <table:table-cell office:value-type="float" office:value="0.56" calcext:value-type="float">
            <text:p>0,56</text:p>
          </table:table-cell>
          <table:table-cell office:value-type="float" office:value="25.2" calcext:value-type="float">
            <text:p>25,2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ollab/StringNameChang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.55555555555555" calcext:value-type="float">
            <text:p>9,56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ollab/StringAddChang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.6937869822485" calcext:value-type="float">
            <text:p>17,69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ollab/InfoPan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AutoSetLink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3.5" calcext:value-type="float">
            <text:p>3,5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ollab/EntryChan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27.7979797979798" calcext:value-type="float">
            <text:p>27,80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ISBNtoBibTeXFetcher.java</text:p>
          </table:table-cell>
          <table:table-cell office:value-type="float" office:value="1" calcext:value-type="float">
            <text:p>1</text:p>
          </table:table-cell>
          <table:table-cell office:value-type="float" office:value="0.363852556480381" calcext:value-type="float">
            <text:p>0,36</text:p>
          </table:table-cell>
          <table:table-cell office:value-type="float" office:value="0.808561236623068" calcext:value-type="float">
            <text:p>0,81</text:p>
          </table:table-cell>
          <table:table-cell office:value-type="float" office:value="8.7538644470868" calcext:value-type="float">
            <text:p>8,75</text:p>
          </table:table-cell>
          <table:table-cell office:value-type="float" office:value="133.912009512485" calcext:value-type="float">
            <text:p>133,9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ollab/StringRemoveChang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.17561983471075" calcext:value-type="float">
            <text:p>8,18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ollab/PreambleChang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948096885813149" calcext:value-type="float">
            <text:p>0,95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date/TimeStamp.java</text:p>
          </table:table-cell>
          <table:table-cell office:value-type="float" office:value="1" calcext:value-type="float">
            <text:p>1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2" calcext:value-type="float">
            <text:p>2,00</text:p>
          </table:table-cell>
          <table:table-cell office:value-type="float" office:value="80.2222222222222" calcext:value-type="float">
            <text:p>80,22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Defaults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FreeCiteImpor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11032990805841" calcext:value-type="float">
            <text:p>0,41</text:p>
          </table:table-cell>
          <table:table-cell office:value-type="float" office:value="29.8258518117902" calcext:value-type="float">
            <text:p>29,83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pecialfields/SpecialField.java</text:p>
          </table:table-cell>
          <table:table-cell office:value-type="float" office:value="1" calcext:value-type="float">
            <text:p>1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12.6942148760331" calcext:value-type="float">
            <text:p>12,69</text:p>
          </table:table-cell>
          <table:table-cell office:value-type="float" office:value="36.7768595041322" calcext:value-type="float">
            <text:p>36,78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pecialfields/Quality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24691358024691" calcext:value-type="float">
            <text:p>0,05</text:p>
          </table:table-cell>
          <table:table-cell office:value-type="float" office:value="2.87654320987654" calcext:value-type="float">
            <text:p>2,88</text:p>
          </table:table-cell>
          <table:table-cell office:value-type="float" office:value="80" calcext:value-type="float">
            <text:p>80,0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remote/RemotePreferences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date/EasyDateFormat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pecialfields/Printed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98614958448754" calcext:value-type="float">
            <text:p>0,05</text:p>
          </table:table-cell>
          <table:table-cell office:value-type="float" office:value="3.49584487534626" calcext:value-type="float">
            <text:p>3,50</text:p>
          </table:table-cell>
          <table:table-cell office:value-type="float" office:value="43.0803324099723" calcext:value-type="float">
            <text:p>43,0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pecialfields/Relevanc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24691358024691" calcext:value-type="float">
            <text:p>0,05</text:p>
          </table:table-cell>
          <table:table-cell office:value-type="float" office:value="2.36111111111111" calcext:value-type="float">
            <text:p>2,36</text:p>
          </table:table-cell>
          <table:table-cell office:value-type="float" office:value="32" calcext:value-type="float">
            <text:p>32,0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ExportFormat.java</text:p>
          </table:table-cell>
          <table:table-cell office:value-type="float" office:value="1" calcext:value-type="float">
            <text:p>1</text:p>
          </table:table-cell>
          <table:table-cell office:value-type="float" office:value="0.204081632653061" calcext:value-type="float">
            <text:p>0,20</text:p>
          </table:table-cell>
          <table:table-cell office:value-type="float" office:value="0.422324031653478" calcext:value-type="float">
            <text:p>0,42</text:p>
          </table:table-cell>
          <table:table-cell office:value-type="float" office:value="41.4718867138692" calcext:value-type="float">
            <text:p>41,47</text:p>
          </table:table-cell>
          <table:table-cell office:value-type="float" office:value="0" calcext:value-type="float">
            <text:p>0,0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GoogleScholarFetcher.java</text:p>
          </table:table-cell>
          <table:table-cell office:value-type="float" office:value="1" calcext:value-type="float">
            <text:p>1</text:p>
          </table:table-cell>
          <table:table-cell office:value-type="float" office:value="1.06469135802469" calcext:value-type="float">
            <text:p>1,06</text:p>
          </table:table-cell>
          <table:table-cell office:value-type="float" office:value="5.36" calcext:value-type="float">
            <text:p>5,36</text:p>
          </table:table-cell>
          <table:table-cell office:value-type="float" office:value="33.7165432098765" calcext:value-type="float">
            <text:p>33,72</text:p>
          </table:table-cell>
          <table:table-cell office:value-type="float" office:value="24.2646913580247" calcext:value-type="float">
            <text:p>24,26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xmp/XMPSchemaBibtex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10275824770146" calcext:value-type="float">
            <text:p>0,10</text:p>
          </table:table-cell>
          <table:table-cell office:value-type="float" office:value="14.2552731206057" calcext:value-type="float">
            <text:p>14,26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WrapFileLink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28.8503213957759" calcext:value-type="float">
            <text:p>28,85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bibtexfields/HtmlToLatexFormat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75" calcext:value-type="float">
            <text:p>0,19</text:p>
          </table:table-cell>
          <table:table-cell office:value-type="float" office:value="3" calcext:value-type="float">
            <text:p>3,0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FileLink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8475" calcext:value-type="float">
            <text:p>4,85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ql/DBString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8775510204082" calcext:value-type="float">
            <text:p>3,39</text:p>
          </table:table-cell>
          <table:table-cell office:value-type="float" office:value="90.9795918367347" calcext:value-type="float">
            <text:p>90,98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io/FileHistor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.11111111111111" calcext:value-type="float">
            <text:p>5,11</text:p>
          </table:table-cell>
          <table:table-cell office:value-type="float" office:value="32.320987654321" calcext:value-type="float">
            <text:p>32,3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preferences/LastFocusedTabPreferences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VersionPreferences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OpenDatabas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3.75316990701606" calcext:value-type="float">
            <text:p>3,75</text:p>
          </table:table-cell>
          <table:table-cell office:value-type="float" office:value="15.2930805458278" calcext:value-type="float">
            <text:p>15,29</text:p>
          </table:table-cell>
          <table:table-cell office:value-type="float" office:value="231.680231856056" calcext:value-type="float">
            <text:p>231,68</text:p>
          </table:table-cell>
          <table:table-cell office:value-type="float" office:value="0" calcext:value-type="float">
            <text:p>0,0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viewPanel.java</text:p>
          </table:table-cell>
          <table:table-cell office:value-type="float" office:value="1" calcext:value-type="float">
            <text:p>1</text:p>
          </table:table-cell>
          <table:table-cell office:value-type="float" office:value="2.19281663516068" calcext:value-type="float">
            <text:p>2,19</text:p>
          </table:table-cell>
          <table:table-cell office:value-type="float" office:value="11.8764965343415" calcext:value-type="float">
            <text:p>11,88</text:p>
          </table:table-cell>
          <table:table-cell office:value-type="float" office:value="180.113421550095" calcext:value-type="float">
            <text:p>180,11</text:p>
          </table:table-cell>
          <table:table-cell office:value-type="float" office:value="0" calcext:value-type="float">
            <text:p>0,0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etcherPreviewDialog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2.6109467455621" calcext:value-type="float">
            <text:p>82,61</text:p>
          </table:table-cell>
          <table:table-cell office:value-type="float" office:value="46.0133136094675" calcext:value-type="float">
            <text:p>46,0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JabRefExecutorServic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859375" calcext:value-type="float">
            <text:p>0,06</text:p>
          </table:table-cell>
          <table:table-cell office:value-type="float" office:value="12.875" calcext:value-type="float">
            <text:p>12,88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ollab/MetaDataChang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3673469387755" calcext:value-type="float">
            <text:p>1,84</text:p>
          </table:table-cell>
          <table:table-cell office:value-type="float" office:value="25.9047619047619" calcext:value-type="float">
            <text:p>25,90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belpattern/AbstractLabelPattern.java</text:p>
          </table:table-cell>
          <table:table-cell office:value-type="float" office:value="1" calcext:value-type="float">
            <text:p>1</text:p>
          </table:table-cell>
          <table:table-cell office:value-type="float" office:value="7.18339100346021" calcext:value-type="float">
            <text:p>7,18</text:p>
          </table:table-cell>
          <table:table-cell office:value-type="float" office:value="26.795847750865" calcext:value-type="float">
            <text:p>26,80</text:p>
          </table:table-cell>
          <table:table-cell office:value-type="float" office:value="227.044982698962" calcext:value-type="float">
            <text:p>227,04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ndo/UndoableInsertString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3.280276816609" calcext:value-type="float">
            <text:p>13,28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DatabaseFileLookup.java</text:p>
          </table:table-cell>
          <table:table-cell office:value-type="float" office:value="1" calcext:value-type="float">
            <text:p>1</text:p>
          </table:table-cell>
          <table:table-cell office:value-type="float" office:value="0.0232426303854875" calcext:value-type="float">
            <text:p>0,02</text:p>
          </table:table-cell>
          <table:table-cell office:value-type="float" office:value="10.6462585034014" calcext:value-type="float">
            <text:p>10,65</text:p>
          </table:table-cell>
          <table:table-cell office:value-type="float" office:value="109.609977324263" calcext:value-type="float">
            <text:p>109,61</text:p>
          </table:table-cell>
          <table:table-cell office:value-type="float" office:value="0" calcext:value-type="float">
            <text:p>0,0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ndo/UndoableInsertEntry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6" calcext:value-type="float">
            <text:p>0,56</text:p>
          </table:table-cell>
          <table:table-cell office:value-type="float" office:value="2.16" calcext:value-type="float">
            <text:p>2,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CustomEntryTypes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0.560553633217993" calcext:value-type="float">
            <text:p>0,56</text:p>
          </table:table-cell>
          <table:table-cell office:value-type="float" office:value="1.52249134948097" calcext:value-type="float">
            <text:p>1,52</text:p>
          </table:table-cell>
          <table:table-cell office:value-type="float" office:value="156.698961937716" calcext:value-type="float">
            <text:p>156,70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leListEntry.java</text:p>
          </table:table-cell>
          <table:table-cell office:value-type="float" office:value="1" calcext:value-type="float">
            <text:p>1</text:p>
          </table:table-cell>
          <table:table-cell office:value-type="float" office:value="1.80246913580247" calcext:value-type="float">
            <text:p>1,80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12.5432098765432" calcext:value-type="float">
            <text:p>12,54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belpattern/GlobalLabelPatter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11.2222222222222" calcext:value-type="float">
            <text:p>11,22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li/ArgumentProcess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6.80555555555556" calcext:value-type="float">
            <text:p>6,8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SaveSession.java</text:p>
          </table:table-cell>
          <table:table-cell office:value-type="float" office:value="1" calcext:value-type="float">
            <text:p>1</text:p>
          </table:table-cell>
          <table:table-cell office:value-type="float" office:value="0.677867056245435" calcext:value-type="float">
            <text:p>0,68</text:p>
          </table:table-cell>
          <table:table-cell office:value-type="float" office:value="4.34623813002191" calcext:value-type="float">
            <text:p>4,35</text:p>
          </table:table-cell>
          <table:table-cell office:value-type="float" office:value="34.2483564645727" calcext:value-type="float">
            <text:p>34,25</text:p>
          </table:table-cell>
          <table:table-cell office:value-type="float" office:value="0" calcext:value-type="float">
            <text:p>0,0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DOItoBibTeXFetcher.java</text:p>
          </table:table-cell>
          <table:table-cell office:value-type="float" office:value="1" calcext:value-type="float">
            <text:p>1</text:p>
          </table:table-cell>
          <table:table-cell office:value-type="float" office:value="0.515954570037858" calcext:value-type="float">
            <text:p>0,52</text:p>
          </table:table-cell>
          <table:table-cell office:value-type="float" office:value="0.942130881557599" calcext:value-type="float">
            <text:p>0,94</text:p>
          </table:table-cell>
          <table:table-cell office:value-type="float" office:value="21.1130340724716" calcext:value-type="float">
            <text:p>21,11</text:p>
          </table:table-cell>
          <table:table-cell office:value-type="float" office:value="68.8945375878853" calcext:value-type="float">
            <text:p>68,8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Nam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164930555555556" calcext:value-type="float">
            <text:p>0,16</text:p>
          </table:table-cell>
          <table:table-cell office:value-type="float" office:value="1.484375" calcext:value-type="float">
            <text:p>1,48</text:p>
          </table:table-cell>
          <table:table-cell office:value-type="float" office:value="82.109375" calcext:value-type="float">
            <text:p>82,11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DiVAtoBibTeXFetch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8668252080856" calcext:value-type="float">
            <text:p>0,32</text:p>
          </table:table-cell>
          <table:table-cell office:value-type="float" office:value="22.230677764566" calcext:value-type="float">
            <text:p>22,23</text:p>
          </table:table-cell>
          <table:table-cell office:value-type="float" office:value="133.881093935791" calcext:value-type="float">
            <text:p>133,8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BibtexImporter.java</text:p>
          </table:table-cell>
          <table:table-cell office:value-type="float" office:value="1" calcext:value-type="float">
            <text:p>1</text:p>
          </table:table-cell>
          <table:table-cell office:value-type="float" office:value="0.955017301038062" calcext:value-type="float">
            <text:p>0,96</text:p>
          </table:table-cell>
          <table:table-cell office:value-type="float" office:value="10.2076124567474" calcext:value-type="float">
            <text:p>10,21</text:p>
          </table:table-cell>
          <table:table-cell office:value-type="float" office:value="263.771626297578" calcext:value-type="float">
            <text:p>263,77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TypedBibEntry.ja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3.84" calcext:value-type="float">
            <text:p>13,84</text:p>
          </table:table-cell>
          <table:table-cell office:value-type="float" office:value="263.29" calcext:value-type="float">
            <text:p>263,29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ql/DatabaseUtil.java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25.2" calcext:value-type="float">
            <text:p>25,20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cleanup/UpgradePdfPsToFileCleanup.java</text:p>
          </table:table-cell>
          <table:table-cell office:value-type="float" office:value="1" calcext:value-type="float">
            <text:p>1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5" calcext:value-type="float">
            <text:p>5,00</text:p>
          </table:table-cell>
          <table:table-cell office:value-type="float" office:value="249.888888888889" calcext:value-type="float">
            <text:p>249,89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worker/AbstractWork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OS.java</text:p>
          </table:table-cell>
          <table:table-cell office:value-type="float" office:value="1" calcext:value-type="float">
            <text:p>1</text:p>
          </table:table-cell>
          <table:table-cell office:value-type="float" office:value="0.878892733564014" calcext:value-type="float">
            <text:p>0,88</text:p>
          </table:table-cell>
          <table:table-cell office:value-type="float" office:value="7.30795847750865" calcext:value-type="float">
            <text:p>7,31</text:p>
          </table:table-cell>
          <table:table-cell office:value-type="float" office:value="109.231833910035" calcext:value-type="float">
            <text:p>109,23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EntryTypeDialog.java</text:p>
          </table:table-cell>
          <table:table-cell office:value-type="float" office:value="1" calcext:value-type="float">
            <text:p>1</text:p>
          </table:table-cell>
          <table:table-cell office:value-type="float" office:value="2.5317750182615" calcext:value-type="float">
            <text:p>2,53</text:p>
          </table:table-cell>
          <table:table-cell office:value-type="float" office:value="2.65741417092768" calcext:value-type="float">
            <text:p>2,66</text:p>
          </table:table-cell>
          <table:table-cell office:value-type="float" office:value="117.27684441198" calcext:value-type="float">
            <text:p>117,28</text:p>
          </table:table-cell>
          <table:table-cell office:value-type="float" office:value="0" calcext:value-type="float">
            <text:p>0,0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CrossrefFetcherEvaluato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ndo/UndoableFieldChang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7654320987654" calcext:value-type="float">
            <text:p>0,24</text:p>
          </table:table-cell>
          <table:table-cell office:value-type="float" office:value="14.7283950617284" calcext:value-type="float">
            <text:p>14,73</text:p>
          </table:table-cell>
          <table:table-cell office:value-type="float" office:value="2.4320987654321" calcext:value-type="float">
            <text:p>2,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ndo/UndoableStringChang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10743801652893" calcext:value-type="float">
            <text:p>5,1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entryeditor/EntryEditorTabList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69135802469136" calcext:value-type="float">
            <text:p>0,47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ollab/Chang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4375" calcext:value-type="float">
            <text:p>0,23</text:p>
          </table:table-cell>
          <table:table-cell office:value-type="float" office:value="3.609375" calcext:value-type="float">
            <text:p>3,61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JabRefException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database/BibDatabaseMode.ja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0.24" calcext:value-type="float">
            <text:p>10,24</text:p>
          </table:table-cell>
          <table:table-cell office:value-type="float" office:value="105.76" calcext:value-type="float">
            <text:p>105,7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cleanup/FileLinksCleanup.java</text:p>
          </table:table-cell>
          <table:table-cell office:value-type="float" office:value="1" calcext:value-type="float">
            <text:p>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1.25" calcext:value-type="float">
            <text:p>1,25</text:p>
          </table:table-cell>
          <table:table-cell office:value-type="float" office:value="97" calcext:value-type="float">
            <text:p>97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EntryFromExternalFileCreato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EntryFetcher.java</text:p>
          </table:table-cell>
          <table:table-cell office:value-type="float" office:value="1" calcext:value-type="float">
            <text:p>1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0.204081632653061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desktop/os/NativeDesktop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OAI2Fetcher.java</text:p>
          </table:table-cell>
          <table:table-cell office:value-type="float" office:value="1" calcext:value-type="float">
            <text:p>1</text:p>
          </table:table-cell>
          <table:table-cell office:value-type="float" office:value="0.3730378578024" calcext:value-type="float">
            <text:p>0,37</text:p>
          </table:table-cell>
          <table:table-cell office:value-type="float" office:value="0.502923976608188" calcext:value-type="float">
            <text:p>0,50</text:p>
          </table:table-cell>
          <table:table-cell office:value-type="float" office:value="12.3865804863035" calcext:value-type="float">
            <text:p>12,39</text:p>
          </table:table-cell>
          <table:table-cell office:value-type="float" office:value="0" calcext:value-type="float">
            <text:p>0,0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MedlineFetcher.java</text:p>
          </table:table-cell>
          <table:table-cell office:value-type="float" office:value="1" calcext:value-type="float">
            <text:p>1</text:p>
          </table:table-cell>
          <table:table-cell office:value-type="float" office:value="0.2880859375" calcext:value-type="float">
            <text:p>0,29</text:p>
          </table:table-cell>
          <table:table-cell office:value-type="float" office:value="0.4375" calcext:value-type="float">
            <text:p>0,44</text:p>
          </table:table-cell>
          <table:table-cell office:value-type="float" office:value="26.359375" calcext:value-type="float">
            <text:p>26,36</text:p>
          </table:table-cell>
          <table:table-cell office:value-type="float" office:value="71.9677734375" calcext:value-type="float">
            <text:p>71,9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HTMLChars.java</text:p>
          </table:table-cell>
          <table:table-cell office:value-type="float" office:value="1" calcext:value-type="float">
            <text:p>1</text:p>
          </table:table-cell>
          <table:table-cell office:value-type="float" office:value="0.0736" calcext:value-type="float">
            <text:p>0,07</text:p>
          </table:table-cell>
          <table:table-cell office:value-type="float" office:value="8.7616" calcext:value-type="float">
            <text:p>8,76</text:p>
          </table:table-cell>
          <table:table-cell office:value-type="float" office:value="161.12" calcext:value-type="float">
            <text:p>161,12</text:p>
          </table:table-cell>
          <table:table-cell office:value-type="float" office:value="141.44" calcext:value-type="float">
            <text:p>141,4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ImportSettingsTab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.72299168975069" calcext:value-type="float">
            <text:p>3,72</text:p>
          </table:table-cell>
          <table:table-cell office:value-type="float" office:value="165.94459833795" calcext:value-type="float">
            <text:p>165,94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RTFChars.java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,19</text:p>
          </table:table-cell>
          <table:table-cell office:value-type="float" office:value="0.581597222222222" calcext:value-type="float">
            <text:p>0,58</text:p>
          </table:table-cell>
          <table:table-cell office:value-type="float" office:value="8.03993055555556" calcext:value-type="float">
            <text:p>8,04</text:p>
          </table:table-cell>
          <table:table-cell office:value-type="float" office:value="69.3333333333333" calcext:value-type="float">
            <text:p>69,3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net/URLDownload.java</text:p>
          </table:table-cell>
          <table:table-cell office:value-type="float" office:value="1" calcext:value-type="float">
            <text:p>1</text:p>
          </table:table-cell>
          <table:table-cell office:value-type="float" office:value="0.539930555555555" calcext:value-type="float">
            <text:p>0,54</text:p>
          </table:table-cell>
          <table:table-cell office:value-type="float" office:value="2.9375" calcext:value-type="float">
            <text:p>2,94</text:p>
          </table:table-cell>
          <table:table-cell office:value-type="float" office:value="114.859375" calcext:value-type="float">
            <text:p>114,86</text:p>
          </table:table-cell>
          <table:table-cell office:value-type="float" office:value="117.638888888889" calcext:value-type="float">
            <text:p>117,6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ADSFetcher.java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,31</text:p>
          </table:table-cell>
          <table:table-cell office:value-type="float" office:value="0.109375" calcext:value-type="float">
            <text:p>0,11</text:p>
          </table:table-cell>
          <table:table-cell office:value-type="float" office:value="15.24609375" calcext:value-type="float">
            <text:p>15,25</text:p>
          </table:table-cell>
          <table:table-cell office:value-type="float" office:value="0" calcext:value-type="float">
            <text:p>0,0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CiteSeerXFetcher.java</text:p>
          </table:table-cell>
          <table:table-cell office:value-type="float" office:value="1" calcext:value-type="float">
            <text:p>1</text:p>
          </table:table-cell>
          <table:table-cell office:value-type="float" office:value="0.327246165084003" calcext:value-type="float">
            <text:p>0,33</text:p>
          </table:table-cell>
          <table:table-cell office:value-type="float" office:value="0.327246165084003" calcext:value-type="float">
            <text:p>0,33</text:p>
          </table:table-cell>
          <table:table-cell office:value-type="float" office:value="11.5105916727538" calcext:value-type="float">
            <text:p>11,51</text:p>
          </table:table-cell>
          <table:table-cell office:value-type="float" office:value="37.2344777209642" calcext:value-type="float">
            <text:p>37,2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DBLPFetcher.java</text:p>
          </table:table-cell>
          <table:table-cell office:value-type="float" office:value="1" calcext:value-type="float">
            <text:p>1</text:p>
          </table:table-cell>
          <table:table-cell office:value-type="float" office:value="1.12247324613555" calcext:value-type="float">
            <text:p>1,12</text:p>
          </table:table-cell>
          <table:table-cell office:value-type="float" office:value="2.18787158145065" calcext:value-type="float">
            <text:p>2,19</text:p>
          </table:table-cell>
          <table:table-cell office:value-type="float" office:value="39.2342449464923" calcext:value-type="float">
            <text:p>39,23</text:p>
          </table:table-cell>
          <table:table-cell office:value-type="float" office:value="26.8038049940547" calcext:value-type="float">
            <text:p>26,8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DOAJFetcher.java</text:p>
          </table:table-cell>
          <table:table-cell office:value-type="float" office:value="1" calcext:value-type="float">
            <text:p>1</text:p>
          </table:table-cell>
          <table:table-cell office:value-type="float" office:value="0.654320987654321" calcext:value-type="float">
            <text:p>0,65</text:p>
          </table:table-cell>
          <table:table-cell office:value-type="float" office:value="1.88888888888889" calcext:value-type="float">
            <text:p>1,89</text:p>
          </table:table-cell>
          <table:table-cell office:value-type="float" office:value="129.08950617284" calcext:value-type="float">
            <text:p>129,09</text:p>
          </table:table-cell>
          <table:table-cell office:value-type="float" office:value="257.950617283951" calcext:value-type="float">
            <text:p>257,9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ScienceDirectFetcher.java</text:p>
          </table:table-cell>
          <table:table-cell office:value-type="float" office:value="1" calcext:value-type="float">
            <text:p>1</text:p>
          </table:table-cell>
          <table:table-cell office:value-type="float" office:value="0.339591836734694" calcext:value-type="float">
            <text:p>0,34</text:p>
          </table:table-cell>
          <table:table-cell office:value-type="float" office:value="0.816326530612245" calcext:value-type="float">
            <text:p>0,82</text:p>
          </table:table-cell>
          <table:table-cell office:value-type="float" office:value="16.0620408163265" calcext:value-type="float">
            <text:p>16,06</text:p>
          </table:table-cell>
          <table:table-cell office:value-type="float" office:value="55.4481632653061" calcext:value-type="float">
            <text:p>55,4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maintable/PersistenceTableColumnListen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24609375" calcext:value-type="float">
            <text:p>3,25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RemoveLatexCommand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28925619834711" calcext:value-type="float">
            <text:p>5,29</text:p>
          </table:table-cell>
          <table:table-cell office:value-type="float" office:value="7.52066115702479" calcext:value-type="float">
            <text:p>7,5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remote/server/RemoteListenerServerLifecycl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4375" calcext:value-type="float">
            <text:p>0,23</text:p>
          </table:table-cell>
          <table:table-cell office:value-type="float" office:value="15" calcext:value-type="float">
            <text:p>15,00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roups/UndoableModifySubtree.java</text:p>
          </table:table-cell>
          <table:table-cell office:value-type="float" office:value="1" calcext:value-type="float">
            <text:p>1</text:p>
          </table:table-cell>
          <table:table-cell office:value-type="float" office:value="0.055363321799308" calcext:value-type="float">
            <text:p>0,06</text:p>
          </table:table-cell>
          <table:table-cell office:value-type="float" office:value="0.498269896193772" calcext:value-type="float">
            <text:p>0,50</text:p>
          </table:table-cell>
          <table:table-cell office:value-type="float" office:value="16.242214532872" calcext:value-type="float">
            <text:p>16,24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ConvertLegacyExplicitGroups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MnemonicAwar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5.56213017751479" calcext:value-type="float">
            <text:p>5,56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pdfimport/PdfFileFil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UnlinkedPDFFileFil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359375" calcext:value-type="float">
            <text:p>2,36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belpattern/DatabaseLabelPatter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10.25" calcext:value-type="float">
            <text:p>10,25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ParseException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BasePanelMode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bibtex/comparator/Field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1.24305555555556" calcext:value-type="float">
            <text:p>1,24</text:p>
          </table:table-cell>
          <table:table-cell office:value-type="float" office:value="4.20833333333333" calcext:value-type="float">
            <text:p>4,21</text:p>
          </table:table-cell>
          <table:table-cell office:value-type="float" office:value="30.5260416666667" calcext:value-type="float">
            <text:p>30,53</text:p>
          </table:table-cell>
          <table:table-cell office:value-type="float" office:value="0" calcext:value-type="float">
            <text:p>0,0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bibtexfields/UnitsToLatex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1.5275" calcext:value-type="float">
            <text:p>1,53</text:p>
          </table:table-cell>
          <table:table-cell office:value-type="float" office:value="0.8275" calcext:value-type="float">
            <text:p>0,83</text:p>
          </table:table-cell>
          <table:table-cell office:value-type="float" office:value="28.49" calcext:value-type="float">
            <text:p>28,49</text:p>
          </table:table-cell>
          <table:table-cell office:value-type="float" office:value="15.39" calcext:value-type="float">
            <text:p>15,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openoffice/StyleLoader.java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,41</text:p>
          </table:table-cell>
          <table:table-cell office:value-type="float" office:value="1.96" calcext:value-type="float">
            <text:p>1,96</text:p>
          </table:table-cell>
          <table:table-cell office:value-type="float" office:value="35.49" calcext:value-type="float">
            <text:p>35,49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bibtexfields/NormalizeDateFormat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81818181818182" calcext:value-type="float">
            <text:p>3,82</text:p>
          </table:table-cell>
          <table:table-cell office:value-type="float" office:value="74.9917355371901" calcext:value-type="float">
            <text:p>74,99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ndo/UndoableRemoveString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3.280276816609" calcext:value-type="float">
            <text:p>13,28</text:p>
          </table:table-cell>
          <table:table-cell office:value-type="float" office:value="28.0276816608997" calcext:value-type="float">
            <text:p>28,0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ndo/UndoableRemoveEntry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625" calcext:value-type="float">
            <text:p>0,56</text:p>
          </table:table-cell>
          <table:table-cell office:value-type="float" office:value="2.21484375" calcext:value-type="float">
            <text:p>2,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casechanger/ProtectTerms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725761772853185" calcext:value-type="float">
            <text:p>0,73</text:p>
          </table:table-cell>
          <table:table-cell office:value-type="float" office:value="1.72299168975069" calcext:value-type="float">
            <text:p>1,72</text:p>
          </table:table-cell>
          <table:table-cell office:value-type="float" office:value="19.8781163434903" calcext:value-type="float">
            <text:p>19,88</text:p>
          </table:table-cell>
          <table:table-cell office:value-type="float" office:value="34" calcext:value-type="float">
            <text:p>34,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ndo/UndoablePreambleChang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10059171597633" calcext:value-type="float">
            <text:p>3,10</text:p>
          </table:table-cell>
          <table:table-cell office:value-type="float" office:value="28.2130177514793" calcext:value-type="float">
            <text:p>28,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ndo/CountingUndoManag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bibtexfields/LatexCleanupFormat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88888888888889" calcext:value-type="float">
            <text:p>0,89</text:p>
          </table:table-cell>
          <table:table-cell office:value-type="float" office:value="19.2222222222222" calcext:value-type="float">
            <text:p>19,22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bibtexfields/NormalizeMonthFormat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4375" calcext:value-type="float">
            <text:p>0,98</text:p>
          </table:table-cell>
          <table:table-cell office:value-type="float" office:value="25.25" calcext:value-type="float">
            <text:p>25,25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RisAuthor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09876543209876" calcext:value-type="float">
            <text:p>2,10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RisKeyword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77777777777778" calcext:value-type="float">
            <text:p>1,78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PreviewEntryFetch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ExportComparato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PostOpenAction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casechanger/CaseKeeperLis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keyboard/EmacsKeyBinding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.91358024691358" calcext:value-type="float">
            <text:p>6,91</text:p>
          </table:table-cell>
          <table:table-cell office:value-type="float" office:value="71.4722222222222" calcext:value-type="float">
            <text:p>71,47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journals/ManageJournalsPanel.java</text:p>
          </table:table-cell>
          <table:table-cell office:value-type="float" office:value="1" calcext:value-type="float">
            <text:p>1</text:p>
          </table:table-cell>
          <table:table-cell office:value-type="float" office:value="2.87089100346021" calcext:value-type="float">
            <text:p>2,87</text:p>
          </table:table-cell>
          <table:table-cell office:value-type="float" office:value="3.26189446366782" calcext:value-type="float">
            <text:p>3,26</text:p>
          </table:table-cell>
          <table:table-cell office:value-type="float" office:value="145.429714532872" calcext:value-type="float">
            <text:p>145,43</text:p>
          </table:table-cell>
          <table:table-cell office:value-type="float" office:value="0" calcext:value-type="float">
            <text:p>0,0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strings/HTMLUnicodeConversionMaps.java</text:p>
          </table:table-cell>
          <table:table-cell office:value-type="float" office:value="1" calcext:value-type="float">
            <text:p>1</text:p>
          </table:table-cell>
          <table:table-cell office:value-type="float" office:value="0.0987654320987655" calcext:value-type="float">
            <text:p>0,10</text:p>
          </table:table-cell>
          <table:table-cell office:value-type="float" office:value="2.98765432098765" calcext:value-type="float">
            <text:p>2,99</text:p>
          </table:table-cell>
          <table:table-cell office:value-type="float" office:value="56.9135802469136" calcext:value-type="float">
            <text:p>56,9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eldeditors/FileListEditor.java</text:p>
          </table:table-cell>
          <table:table-cell office:value-type="float" office:value="1" calcext:value-type="float">
            <text:p>1</text:p>
          </table:table-cell>
          <table:table-cell office:value-type="float" office:value="1.96480285141457" calcext:value-type="float">
            <text:p>1,96</text:p>
          </table:table-cell>
          <table:table-cell office:value-type="float" office:value="4.49053241256404" calcext:value-type="float">
            <text:p>4,49</text:p>
          </table:table-cell>
          <table:table-cell office:value-type="float" office:value="232.544887502784" calcext:value-type="float">
            <text:p>232,54</text:p>
          </table:table-cell>
          <table:table-cell office:value-type="float" office:value="91.9581198485188" calcext:value-type="float">
            <text:p>91,9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PdfContentImporter.java</text:p>
          </table:table-cell>
          <table:table-cell office:value-type="float" office:value="1" calcext:value-type="float">
            <text:p>1</text:p>
          </table:table-cell>
          <table:table-cell office:value-type="float" office:value="1.07107438016529" calcext:value-type="float">
            <text:p>1,07</text:p>
          </table:table-cell>
          <table:table-cell office:value-type="float" office:value="2.91702479338843" calcext:value-type="float">
            <text:p>2,92</text:p>
          </table:table-cell>
          <table:table-cell office:value-type="float" office:value="93.7970247933884" calcext:value-type="float">
            <text:p>93,80</text:p>
          </table:table-cell>
          <table:table-cell office:value-type="float" office:value="0" calcext:value-type="float">
            <text:p>0,0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roups/GroupDialog.java</text:p>
          </table:table-cell>
          <table:table-cell office:value-type="float" office:value="1" calcext:value-type="float">
            <text:p>1</text:p>
          </table:table-cell>
          <table:table-cell office:value-type="float" office:value="0.12109375" calcext:value-type="float">
            <text:p>0,12</text:p>
          </table:table-cell>
          <table:table-cell office:value-type="float" office:value="2.806396484375" calcext:value-type="float">
            <text:p>2,81</text:p>
          </table:table-cell>
          <table:table-cell office:value-type="float" office:value="74.031005859375" calcext:value-type="float">
            <text:p>74,03</text:p>
          </table:table-cell>
          <table:table-cell office:value-type="float" office:value="0" calcext:value-type="float">
            <text:p>0,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utocompleter/AutoCompleteListener.java</text:p>
          </table:table-cell>
          <table:table-cell office:value-type="float" office:value="1" calcext:value-type="float">
            <text:p>1</text:p>
          </table:table-cell>
          <table:table-cell office:value-type="float" office:value="0.0685871056241427" calcext:value-type="float">
            <text:p>0,07</text:p>
          </table:table-cell>
          <table:table-cell office:value-type="float" office:value="4.86694101508916" calcext:value-type="float">
            <text:p>4,87</text:p>
          </table:table-cell>
          <table:table-cell office:value-type="float" office:value="86.1728395061728" calcext:value-type="float">
            <text:p>86,17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ManageKeywords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.786680541103018" calcext:value-type="float">
            <text:p>0,79</text:p>
          </table:table-cell>
          <table:table-cell office:value-type="float" office:value="2.09183142559834" calcext:value-type="float">
            <text:p>2,09</text:p>
          </table:table-cell>
          <table:table-cell office:value-type="float" office:value="59.3496357960458" calcext:value-type="float">
            <text:p>59,35</text:p>
          </table:table-cell>
          <table:table-cell office:value-type="float" office:value="0" calcext:value-type="float">
            <text:p>0,0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ExternalFileTypeEditor.java</text:p>
          </table:table-cell>
          <table:table-cell office:value-type="float" office:value="1" calcext:value-type="float">
            <text:p>1</text:p>
          </table:table-cell>
          <table:table-cell office:value-type="float" office:value="0.616780045351474" calcext:value-type="float">
            <text:p>0,62</text:p>
          </table:table-cell>
          <table:table-cell office:value-type="float" office:value="0.848639455782313" calcext:value-type="float">
            <text:p>0,85</text:p>
          </table:table-cell>
          <table:table-cell office:value-type="float" office:value="48.4829931972789" calcext:value-type="float">
            <text:p>48,48</text:p>
          </table:table-cell>
          <table:table-cell office:value-type="float" office:value="0" calcext:value-type="float">
            <text:p>0,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IsiImporter.java</text:p>
          </table:table-cell>
          <table:table-cell office:value-type="float" office:value="1" calcext:value-type="float">
            <text:p>1</text:p>
          </table:table-cell>
          <table:table-cell office:value-type="float" office:value="0.373263888888889" calcext:value-type="float">
            <text:p>0,37</text:p>
          </table:table-cell>
          <table:table-cell office:value-type="float" office:value="0.0933159722222222" calcext:value-type="float">
            <text:p>0,09</text:p>
          </table:table-cell>
          <table:table-cell office:value-type="float" office:value="20.2287326388889" calcext:value-type="float">
            <text:p>20,23</text:p>
          </table:table-cell>
          <table:table-cell office:value-type="float" office:value="43.8315972222223" calcext:value-type="float">
            <text:p>43,83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SaveDatabas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.0763888888888889" calcext:value-type="float">
            <text:p>0,08</text:p>
          </table:table-cell>
          <table:table-cell office:value-type="float" office:value="0.248263888888889" calcext:value-type="float">
            <text:p>0,25</text:p>
          </table:table-cell>
          <table:table-cell office:value-type="float" office:value="78.7777777777778" calcext:value-type="float">
            <text:p>78,78</text:p>
          </table:table-cell>
          <table:table-cell office:value-type="float" office:value="81.3238811728395" calcext:value-type="float">
            <text:p>81,3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leListEntryEdi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132963988919668" calcext:value-type="float">
            <text:p>0,13</text:p>
          </table:table-cell>
          <table:table-cell office:value-type="float" office:value="35.8504155124653" calcext:value-type="float">
            <text:p>35,85</text:p>
          </table:table-cell>
          <table:table-cell office:value-type="float" office:value="0" calcext:value-type="float">
            <text:p>0,0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entry/AuthorListPars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.38775510204082" calcext:value-type="float">
            <text:p>9,39</text:p>
          </table:table-cell>
          <table:table-cell office:value-type="float" office:value="37.0612244897959" calcext:value-type="float">
            <text:p>37,06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eldSetComponent.java</text:p>
          </table:table-cell>
          <table:table-cell office:value-type="float" office:value="1" calcext:value-type="float">
            <text:p>1</text:p>
          </table:table-cell>
          <table:table-cell office:value-type="float" office:value="2.09" calcext:value-type="float">
            <text:p>2,09</text:p>
          </table:table-cell>
          <table:table-cell office:value-type="float" office:value="1.27222222222222" calcext:value-type="float">
            <text:p>1,27</text:p>
          </table:table-cell>
          <table:table-cell office:value-type="float" office:value="55.9122222222222" calcext:value-type="float">
            <text:p>55,91</text:p>
          </table:table-cell>
          <table:table-cell office:value-type="float" office:value="58.64" calcext:value-type="float">
            <text:p>58,6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s.java</text:p>
          </table:table-cell>
          <table:table-cell office:value-type="float" office:value="1" calcext:value-type="float">
            <text:p>1</text:p>
          </table:table-cell>
          <table:table-cell office:value-type="float" office:value="0.246913580246913" calcext:value-type="float">
            <text:p>0,25</text:p>
          </table:table-cell>
          <table:table-cell office:value-type="float" office:value="0.150891632373114" calcext:value-type="float">
            <text:p>0,15</text:p>
          </table:table-cell>
          <table:table-cell office:value-type="float" office:value="124.727023319616" calcext:value-type="float">
            <text:p>124,73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ImportCustomizationDialog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21" calcext:value-type="float">
            <text:p>0,21</text:p>
          </table:table-cell>
          <table:table-cell office:value-type="float" office:value="34.9216" calcext:value-type="float">
            <text:p>34,92</text:p>
          </table:table-cell>
          <table:table-cell office:value-type="float" office:value="0" calcext:value-type="float">
            <text:p>0,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NameFormatterTab.java</text:p>
          </table:table-cell>
          <table:table-cell office:value-type="float" office:value="1" calcext:value-type="float">
            <text:p>1</text:p>
          </table:table-cell>
          <table:table-cell office:value-type="float" office:value="2.49876543209877" calcext:value-type="float">
            <text:p>2,50</text:p>
          </table:table-cell>
          <table:table-cell office:value-type="float" office:value="1.62469135802469" calcext:value-type="float">
            <text:p>1,62</text:p>
          </table:table-cell>
          <table:table-cell office:value-type="float" office:value="30.6933333333333" calcext:value-type="float">
            <text:p>30,69</text:p>
          </table:table-cell>
          <table:table-cell office:value-type="float" office:value="101.257283950617" calcext:value-type="float">
            <text:p>101,2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BiblioscapeImporter.java</text:p>
          </table:table-cell>
          <table:table-cell office:value-type="float" office:value="1" calcext:value-type="float">
            <text:p>1</text:p>
          </table:table-cell>
          <table:table-cell office:value-type="float" office:value="0.103806228373702" calcext:value-type="float">
            <text:p>0,10</text:p>
          </table:table-cell>
          <table:table-cell office:value-type="float" office:value="0.536332179930796" calcext:value-type="float">
            <text:p>0,54</text:p>
          </table:table-cell>
          <table:table-cell office:value-type="float" office:value="161.471453287197" calcext:value-type="float">
            <text:p>161,47</text:p>
          </table:table-cell>
          <table:table-cell office:value-type="float" office:value="173.896193771626" calcext:value-type="float">
            <text:p>173,9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GeneralTab.java</text:p>
          </table:table-cell>
          <table:table-cell office:value-type="float" office:value="1" calcext:value-type="float">
            <text:p>1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1.23731138545953" calcext:value-type="float">
            <text:p>1,24</text:p>
          </table:table-cell>
          <table:table-cell office:value-type="float" office:value="173.594307270233" calcext:value-type="float">
            <text:p>173,59</text:p>
          </table:table-cell>
          <table:table-cell office:value-type="float" office:value="0" calcext:value-type="float">
            <text:p>0,0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TablePrefsTab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.53061224489796" calcext:value-type="float">
            <text:p>2,53</text:p>
          </table:table-cell>
          <table:table-cell office:value-type="float" office:value="98.8326530612245" calcext:value-type="float">
            <text:p>98,83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bst/BibtexNam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328888888888889" calcext:value-type="float">
            <text:p>0,33</text:p>
          </table:table-cell>
          <table:table-cell office:value-type="float" office:value="35.5822222222222" calcext:value-type="float">
            <text:p>35,58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DownloadExternalFile.java</text:p>
          </table:table-cell>
          <table:table-cell office:value-type="float" office:value="1" calcext:value-type="float">
            <text:p>1</text:p>
          </table:table-cell>
          <table:table-cell office:value-type="float" office:value="0.112825788751715" calcext:value-type="float">
            <text:p>0,11</text:p>
          </table:table-cell>
          <table:table-cell office:value-type="float" office:value="0.805555555555556" calcext:value-type="float">
            <text:p>0,81</text:p>
          </table:table-cell>
          <table:table-cell office:value-type="float" office:value="22.4722222222222" calcext:value-type="float">
            <text:p>22,47</text:p>
          </table:table-cell>
          <table:table-cell office:value-type="float" office:value="0" calcext:value-type="float">
            <text:p>0,0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GeneralFetcher.java</text:p>
          </table:table-cell>
          <table:table-cell office:value-type="float" office:value="1" calcext:value-type="float">
            <text:p>1</text:p>
          </table:table-cell>
          <table:table-cell office:value-type="float" office:value="0.155325443786982" calcext:value-type="float">
            <text:p>0,16</text:p>
          </table:table-cell>
          <table:table-cell office:value-type="float" office:value="0.0754437869822485" calcext:value-type="float">
            <text:p>0,08</text:p>
          </table:table-cell>
          <table:table-cell office:value-type="float" office:value="98.4005177514793" calcext:value-type="float">
            <text:p>98,40</text:p>
          </table:table-cell>
          <table:table-cell office:value-type="float" office:value="0" calcext:value-type="float">
            <text:p>0,0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roups/EntryTableTransferHandl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.78745267712277" calcext:value-type="float">
            <text:p>2,79</text:p>
          </table:table-cell>
          <table:table-cell office:value-type="float" office:value="121.048134126555" calcext:value-type="float">
            <text:p>121,05</text:p>
          </table:table-cell>
          <table:table-cell office:value-type="float" office:value="63.5143320713899" calcext:value-type="float">
            <text:p>63,5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EntryEditorPrefsTab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915712799167534" calcext:value-type="float">
            <text:p>0,92</text:p>
          </table:table-cell>
          <table:table-cell office:value-type="float" office:value="103.344432882414" calcext:value-type="float">
            <text:p>103,34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RepecNepImpor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608977825851812" calcext:value-type="float">
            <text:p>0,61</text:p>
          </table:table-cell>
          <table:table-cell office:value-type="float" office:value="14.8837209302326" calcext:value-type="float">
            <text:p>14,88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PreferencesDialog.java</text:p>
          </table:table-cell>
          <table:table-cell office:value-type="float" office:value="1" calcext:value-type="float">
            <text:p>1</text:p>
          </table:table-cell>
          <table:table-cell office:value-type="float" office:value="0.105145912229895" calcext:value-type="float">
            <text:p>0,11</text:p>
          </table:table-cell>
          <table:table-cell office:value-type="float" office:value="0.42503898418356" calcext:value-type="float">
            <text:p>0,43</text:p>
          </table:table-cell>
          <table:table-cell office:value-type="float" office:value="38.7141902428157" calcext:value-type="float">
            <text:p>38,71</text:p>
          </table:table-cell>
          <table:table-cell office:value-type="float" office:value="0" calcext:value-type="float">
            <text:p>0,0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ExternalFileTypeEntryEdi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.19673469387755" calcext:value-type="float">
            <text:p>1,20</text:p>
          </table:table-cell>
          <table:table-cell office:value-type="float" office:value="79.5624489795919" calcext:value-type="float">
            <text:p>79,56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EndnoteImporter.java</text:p>
          </table:table-cell>
          <table:table-cell office:value-type="float" office:value="1" calcext:value-type="float">
            <text:p>1</text:p>
          </table:table-cell>
          <table:table-cell office:value-type="float" office:value="0.284023668639053" calcext:value-type="float">
            <text:p>0,28</text:p>
          </table:table-cell>
          <table:table-cell office:value-type="float" office:value="0.245890861275477" calcext:value-type="float">
            <text:p>0,25</text:p>
          </table:table-cell>
          <table:table-cell office:value-type="float" office:value="95.3780407626562" calcext:value-type="float">
            <text:p>95,38</text:p>
          </table:table-cell>
          <table:table-cell office:value-type="float" office:value="145.563445101907" calcext:value-type="float">
            <text:p>145,56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ql/importer/DatabaseImporter.java</text:p>
          </table:table-cell>
          <table:table-cell office:value-type="float" office:value="1" calcext:value-type="float">
            <text:p>1</text:p>
          </table:table-cell>
          <table:table-cell office:value-type="float" office:value="0.114631541473834" calcext:value-type="float">
            <text:p>0,11</text:p>
          </table:table-cell>
          <table:table-cell office:value-type="float" office:value="2.05411178355287" calcext:value-type="float">
            <text:p>2,05</text:p>
          </table:table-cell>
          <table:table-cell office:value-type="float" office:value="197.528657885368" calcext:value-type="float">
            <text:p>197,53</text:p>
          </table:table-cell>
          <table:table-cell office:value-type="float" office:value="0" calcext:value-type="float">
            <text:p>0,0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WriteXMP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.8976" calcext:value-type="float">
            <text:p>0,90</text:p>
          </table:table-cell>
          <table:table-cell office:value-type="float" office:value="0.5904" calcext:value-type="float">
            <text:p>0,59</text:p>
          </table:table-cell>
          <table:table-cell office:value-type="float" office:value="28.5204" calcext:value-type="float">
            <text:p>28,52</text:p>
          </table:table-cell>
          <table:table-cell office:value-type="float" office:value="14.3424" calcext:value-type="float">
            <text:p>14,34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labelpattern/LabelPatternPanel.java</text:p>
          </table:table-cell>
          <table:table-cell office:value-type="float" office:value="1" calcext:value-type="float">
            <text:p>1</text:p>
          </table:table-cell>
          <table:table-cell office:value-type="float" office:value="0.992438563327033" calcext:value-type="float">
            <text:p>0,99</text:p>
          </table:table-cell>
          <table:table-cell office:value-type="float" office:value="1.58412098298677" calcext:value-type="float">
            <text:p>1,58</text:p>
          </table:table-cell>
          <table:table-cell office:value-type="float" office:value="46.1190926275992" calcext:value-type="float">
            <text:p>46,12</text:p>
          </table:table-cell>
          <table:table-cell office:value-type="float" office:value="0" calcext:value-type="float">
            <text:p>0,0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PreviewPrefsTab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3.5956632653061" calcext:value-type="float">
            <text:p>83,60</text:p>
          </table:table-cell>
          <table:table-cell office:value-type="float" office:value="0" calcext:value-type="float">
            <text:p>0,0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bst/BibtexCaseChanger.java</text:p>
          </table:table-cell>
          <table:table-cell office:value-type="float" office:value="1" calcext:value-type="float">
            <text:p>1</text:p>
          </table:table-cell>
          <table:table-cell office:value-type="float" office:value="2.12244897959184" calcext:value-type="float">
            <text:p>2,12</text:p>
          </table:table-cell>
          <table:table-cell office:value-type="float" office:value="9.18820861678004" calcext:value-type="float">
            <text:p>9,19</text:p>
          </table:table-cell>
          <table:table-cell office:value-type="float" office:value="63.9637188208616" calcext:value-type="float">
            <text:p>63,96</text:p>
          </table:table-cell>
          <table:table-cell office:value-type="float" office:value="46.6575963718821" calcext:value-type="float">
            <text:p>46,6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DuplicateCheck.java</text:p>
          </table:table-cell>
          <table:table-cell office:value-type="float" office:value="1" calcext:value-type="float">
            <text:p>1</text:p>
          </table:table-cell>
          <table:table-cell office:value-type="float" office:value="1.91493055555556" calcext:value-type="float">
            <text:p>1,91</text:p>
          </table:table-cell>
          <table:table-cell office:value-type="float" office:value="81.9891493055555" calcext:value-type="float">
            <text:p>81,99</text:p>
          </table:table-cell>
          <table:table-cell office:value-type="float" office:value="210.87109375" calcext:value-type="float">
            <text:p>210,87</text:p>
          </table:table-cell>
          <table:table-cell office:value-type="float" office:value="0" calcext:value-type="float">
            <text:p>0,0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openoffice/OOUtil.java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2.7975" calcext:value-type="float">
            <text:p>2,80</text:p>
          </table:table-cell>
          <table:table-cell office:value-type="float" office:value="59.749375" calcext:value-type="float">
            <text:p>59,75</text:p>
          </table:table-cell>
          <table:table-cell office:value-type="float" office:value="0" calcext:value-type="float">
            <text:p>0,0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li/JabRefCLI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0408163265306" calcext:value-type="float">
            <text:p>1,20</text:p>
          </table:table-cell>
          <table:table-cell office:value-type="float" office:value="93.1938775510204" calcext:value-type="float">
            <text:p>93,19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XmpPrefsTab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164090368608799" calcext:value-type="float">
            <text:p>0,16</text:p>
          </table:table-cell>
          <table:table-cell office:value-type="float" office:value="34.4328180737218" calcext:value-type="float">
            <text:p>34,43</text:p>
          </table:table-cell>
          <table:table-cell office:value-type="float" office:value="13.3983353151011" calcext:value-type="float">
            <text:p>13,4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ql/DBConnectDialog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50156087408949" calcext:value-type="float">
            <text:p>0,50</text:p>
          </table:table-cell>
          <table:table-cell office:value-type="float" office:value="32.5411030176899" calcext:value-type="float">
            <text:p>32,54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openoffice/Citation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6.44321329639889" calcext:value-type="float">
            <text:p>6,44</text:p>
          </table:table-cell>
          <table:table-cell office:value-type="float" office:value="13.4432132963989" calcext:value-type="float">
            <text:p>13,44</text:p>
          </table:table-cell>
          <table:table-cell office:value-type="float" office:value="198.454293628809" calcext:value-type="float">
            <text:p>198,45</text:p>
          </table:table-cell>
          <table:table-cell office:value-type="float" office:value="50.6405817174515" calcext:value-type="float">
            <text:p>50,64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SidePane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0.901224489795919" calcext:value-type="float">
            <text:p>0,90</text:p>
          </table:table-cell>
          <table:table-cell office:value-type="float" office:value="4.99102040816326" calcext:value-type="float">
            <text:p>4,99</text:p>
          </table:table-cell>
          <table:table-cell office:value-type="float" office:value="23.5542857142857" calcext:value-type="float">
            <text:p>23,55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bst/BibtexWidth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15.4375" calcext:value-type="float">
            <text:p>15,44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OvidImporter.java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4.14" calcext:value-type="float">
            <text:p>4,14</text:p>
          </table:table-cell>
          <table:table-cell office:value-type="float" office:value="40.1475" calcext:value-type="float">
            <text:p>40,15</text:p>
          </table:table-cell>
          <table:table-cell office:value-type="float" office:value="134.3275" calcext:value-type="float">
            <text:p>134,3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ReplaceStringDialog.java</text:p>
          </table:table-cell>
          <table:table-cell office:value-type="float" office:value="1" calcext:value-type="float">
            <text:p>1</text:p>
          </table:table-cell>
          <table:table-cell office:value-type="float" office:value="0.215510204081633" calcext:value-type="float">
            <text:p>0,22</text:p>
          </table:table-cell>
          <table:table-cell office:value-type="float" office:value="0.215510204081633" calcext:value-type="float">
            <text:p>0,22</text:p>
          </table:table-cell>
          <table:table-cell office:value-type="float" office:value="12.2334693877551" calcext:value-type="float">
            <text:p>12,23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RegExpFileSearch.java</text:p>
          </table:table-cell>
          <table:table-cell office:value-type="float" office:value="1" calcext:value-type="float">
            <text:p>1</text:p>
          </table:table-cell>
          <table:table-cell office:value-type="float" office:value="0.249770431588613" calcext:value-type="float">
            <text:p>0,25</text:p>
          </table:table-cell>
          <table:table-cell office:value-type="float" office:value="2.04591368227732" calcext:value-type="float">
            <text:p>2,05</text:p>
          </table:table-cell>
          <table:table-cell office:value-type="float" office:value="66.1616161616162" calcext:value-type="float">
            <text:p>66,16</text:p>
          </table:table-cell>
          <table:table-cell office:value-type="float" office:value="191.340679522498" calcext:value-type="float">
            <text:p>191,3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ambleEdi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199445983379501" calcext:value-type="float">
            <text:p>0,20</text:p>
          </table:table-cell>
          <table:table-cell office:value-type="float" office:value="15.6710526315789" calcext:value-type="float">
            <text:p>15,67</text:p>
          </table:table-cell>
          <table:table-cell office:value-type="float" office:value="124.435595567867" calcext:value-type="float">
            <text:p>124,44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DuplicateSearch.java</text:p>
          </table:table-cell>
          <table:table-cell office:value-type="float" office:value="1" calcext:value-type="float">
            <text:p>1</text:p>
          </table:table-cell>
          <table:table-cell office:value-type="float" office:value="0.24986479177934" calcext:value-type="float">
            <text:p>0,25</text:p>
          </table:table-cell>
          <table:table-cell office:value-type="float" office:value="3.38777717685235" calcext:value-type="float">
            <text:p>3,39</text:p>
          </table:table-cell>
          <table:table-cell office:value-type="float" office:value="70.1114115738236" calcext:value-type="float">
            <text:p>70,11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roups/AutoGroupDialog.java</text:p>
          </table:table-cell>
          <table:table-cell office:value-type="float" office:value="1" calcext:value-type="float">
            <text:p>1</text:p>
          </table:table-cell>
          <table:table-cell office:value-type="float" office:value="6.23070987654322" calcext:value-type="float">
            <text:p>6,23</text:p>
          </table:table-cell>
          <table:table-cell office:value-type="float" office:value="8.16666666666667" calcext:value-type="float">
            <text:p>8,17</text:p>
          </table:table-cell>
          <table:table-cell office:value-type="float" office:value="233.848765432099" calcext:value-type="float">
            <text:p>233,85</text:p>
          </table:table-cell>
          <table:table-cell office:value-type="float" office:value="0" calcext:value-type="float">
            <text:p>0,0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MoveFil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935264825712993" calcext:value-type="float">
            <text:p>0,94</text:p>
          </table:table-cell>
          <table:table-cell office:value-type="float" office:value="28.0697148030783" calcext:value-type="float">
            <text:p>28,07</text:p>
          </table:table-cell>
          <table:table-cell office:value-type="float" office:value="0" calcext:value-type="float">
            <text:p>0,0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igrations/FileLinksUpgradeWarning.java</text:p>
          </table:table-cell>
          <table:table-cell office:value-type="float" office:value="1" calcext:value-type="float">
            <text:p>1</text:p>
          </table:table-cell>
          <table:table-cell office:value-type="float" office:value="0.51358024691358" calcext:value-type="float">
            <text:p>0,51</text:p>
          </table:table-cell>
          <table:table-cell office:value-type="float" office:value="0.795061728395062" calcext:value-type="float">
            <text:p>0,80</text:p>
          </table:table-cell>
          <table:table-cell office:value-type="float" office:value="64.8661728395062" calcext:value-type="float">
            <text:p>64,87</text:p>
          </table:table-cell>
          <table:table-cell office:value-type="float" office:value="0" calcext:value-type="float">
            <text:p>0,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CustomExportDialog.java</text:p>
          </table:table-cell>
          <table:table-cell office:value-type="float" office:value="1" calcext:value-type="float">
            <text:p>1</text:p>
          </table:table-cell>
          <table:table-cell office:value-type="float" office:value="3.71555555555555" calcext:value-type="float">
            <text:p>3,72</text:p>
          </table:table-cell>
          <table:table-cell office:value-type="float" office:value="3.71555555555556" calcext:value-type="float">
            <text:p>3,72</text:p>
          </table:table-cell>
          <table:table-cell office:value-type="float" office:value="77.0888888888889" calcext:value-type="float">
            <text:p>77,09</text:p>
          </table:table-cell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roups/GroupAddRemoveDialog.java</text:p>
          </table:table-cell>
          <table:table-cell office:value-type="float" office:value="1" calcext:value-type="float">
            <text:p>1</text:p>
          </table:table-cell>
          <table:table-cell office:value-type="float" office:value="0.0277551020408163" calcext:value-type="float">
            <text:p>0,03</text:p>
          </table:table-cell>
          <table:table-cell office:value-type="float" office:value="0.329795918367347" calcext:value-type="float">
            <text:p>0,33</text:p>
          </table:table-cell>
          <table:table-cell office:value-type="float" office:value="54.9420408163265" calcext:value-type="float">
            <text:p>54,94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SilverPlatterImporter.java</text:p>
          </table:table-cell>
          <table:table-cell office:value-type="float" office:value="1" calcext:value-type="float">
            <text:p>1</text:p>
          </table:table-cell>
          <table:table-cell office:value-type="float" office:value="0.101224489795918" calcext:value-type="float">
            <text:p>0,10</text:p>
          </table:table-cell>
          <table:table-cell office:value-type="float" office:value="0.0783673469387755" calcext:value-type="float">
            <text:p>0,08</text:p>
          </table:table-cell>
          <table:table-cell office:value-type="float" office:value="18.7967346938776" calcext:value-type="float">
            <text:p>18,80</text:p>
          </table:table-cell>
          <table:table-cell office:value-type="float" office:value="24.2155102040816" calcext:value-type="float">
            <text:p>24,2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ql/importer/DbImportA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75382653061224" calcext:value-type="float">
            <text:p>0,02</text:p>
          </table:table-cell>
          <table:table-cell office:value-type="float" office:value="13.3201530612245" calcext:value-type="float">
            <text:p>13,32</text:p>
          </table:table-cell>
          <table:table-cell office:value-type="float" office:value="0" calcext:value-type="float">
            <text:p>0,0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maintable/SpecialMainTableColumn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.26869806094183" calcext:value-type="float">
            <text:p>1,27</text:p>
          </table:table-cell>
          <table:table-cell office:value-type="float" office:value="100.576177285319" calcext:value-type="float">
            <text:p>100,58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enFieldsCustomizer.java</text:p>
          </table:table-cell>
          <table:table-cell office:value-type="float" office:value="1" calcext:value-type="float">
            <text:p>1</text:p>
          </table:table-cell>
          <table:table-cell office:value-type="float" office:value="3.65084002921841" calcext:value-type="float">
            <text:p>3,65</text:p>
          </table:table-cell>
          <table:table-cell office:value-type="float" office:value="2.88677867056245" calcext:value-type="float">
            <text:p>2,89</text:p>
          </table:table-cell>
          <table:table-cell office:value-type="float" office:value="106.791818845873" calcext:value-type="float">
            <text:p>106,79</text:p>
          </table:table-cell>
          <table:table-cell office:value-type="float" office:value="0" calcext:value-type="float">
            <text:p>0,0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ExportCustomizationDialog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0.59" calcext:value-type="float">
            <text:p>20,59</text:p>
          </table:table-cell>
          <table:table-cell office:value-type="float" office:value="0" calcext:value-type="float">
            <text:p>0,0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eldeditors/TextField.java</text:p>
          </table:table-cell>
          <table:table-cell office:value-type="float" office:value="1" calcext:value-type="float">
            <text:p>1</text:p>
          </table:table-cell>
          <table:table-cell office:value-type="float" office:value="0.930747922437673" calcext:value-type="float">
            <text:p>0,93</text:p>
          </table:table-cell>
          <table:table-cell office:value-type="float" office:value="2.09418282548476" calcext:value-type="float">
            <text:p>2,09</text:p>
          </table:table-cell>
          <table:table-cell office:value-type="float" office:value="42.1440443213296" calcext:value-type="float">
            <text:p>42,14</text:p>
          </table:table-cell>
          <table:table-cell office:value-type="float" office:value="216.679362880886" calcext:value-type="float">
            <text:p>216,68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ollab/FileUpdateMonitor.java</text:p>
          </table:table-cell>
          <table:table-cell office:value-type="float" office:value="1" calcext:value-type="float">
            <text:p>1</text:p>
          </table:table-cell>
          <table:table-cell office:value-type="float" office:value="0.593132154006244" calcext:value-type="float">
            <text:p>0,59</text:p>
          </table:table-cell>
          <table:table-cell office:value-type="float" office:value="1.47554630593132" calcext:value-type="float">
            <text:p>1,48</text:p>
          </table:table-cell>
          <table:table-cell office:value-type="float" office:value="6.90114464099896" calcext:value-type="float">
            <text:p>6,90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ZipFileChoos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3.1733333333333" calcext:value-type="float">
            <text:p>33,17</text:p>
          </table:table-cell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AppendDatabas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.18222354340071" calcext:value-type="float">
            <text:p>3,18</text:p>
          </table:table-cell>
          <table:table-cell office:value-type="float" office:value="34.782401902497" calcext:value-type="float">
            <text:p>34,78</text:p>
          </table:table-cell>
          <table:table-cell office:value-type="float" office:value="0" calcext:value-type="float">
            <text:p>0,0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EntryMarker.java</text:p>
          </table:table-cell>
          <table:table-cell office:value-type="float" office:value="1" calcext:value-type="float">
            <text:p>1</text:p>
          </table:table-cell>
          <table:table-cell office:value-type="float" office:value="0.135275754422477" calcext:value-type="float">
            <text:p>0,14</text:p>
          </table:table-cell>
          <table:table-cell office:value-type="float" office:value="0.992715920915713" calcext:value-type="float">
            <text:p>0,99</text:p>
          </table:table-cell>
          <table:table-cell office:value-type="float" office:value="43.7648283038502" calcext:value-type="float">
            <text:p>43,76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rlDragDrop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5.72789115646259" calcext:value-type="float">
            <text:p>5,73</text:p>
          </table:table-cell>
          <table:table-cell office:value-type="float" office:value="75.8004535147392" calcext:value-type="float">
            <text:p>75,8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push/PushToEmacs.java</text:p>
          </table:table-cell>
          <table:table-cell office:value-type="float" office:value="1" calcext:value-type="float">
            <text:p>1</text:p>
          </table:table-cell>
          <table:table-cell office:value-type="float" office:value="1.0275" calcext:value-type="float">
            <text:p>1,03</text:p>
          </table:table-cell>
          <table:table-cell office:value-type="float" office:value="0.54" calcext:value-type="float">
            <text:p>0,54</text:p>
          </table:table-cell>
          <table:table-cell office:value-type="float" office:value="81.14" calcext:value-type="float">
            <text:p>81,14</text:p>
          </table:table-cell>
          <table:table-cell office:value-type="float" office:value="62.244375" calcext:value-type="float">
            <text:p>62,2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ColorSetupPanel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0.1111111111111" calcext:value-type="float">
            <text:p>40,11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leDialog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265306122448979" calcext:value-type="float">
            <text:p>0,27</text:p>
          </table:table-cell>
          <table:table-cell office:value-type="float" office:value="79.6734693877551" calcext:value-type="float">
            <text:p>79,67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LabelPatternPrefTab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44224765868887" calcext:value-type="float">
            <text:p>3,44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ql/database/PostgreSQL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autocompleter/NameFieldAutoCompleter.java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,19</text:p>
          </table:table-cell>
          <table:table-cell office:value-type="float" office:value="4.70659722222222" calcext:value-type="float">
            <text:p>4,71</text:p>
          </table:table-cell>
          <table:table-cell office:value-type="float" office:value="86.5208333333333" calcext:value-type="float">
            <text:p>86,52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GroupsPrefsTab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5" calcext:value-type="float">
            <text:p>4,50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eldeditors/JTextAreaWithHighlighting.java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,25</text:p>
          </table:table-cell>
          <table:table-cell office:value-type="float" office:value="6.84555555555555" calcext:value-type="float">
            <text:p>6,85</text:p>
          </table:table-cell>
          <table:table-cell office:value-type="float" office:value="94.9333333333333" calcext:value-type="float">
            <text:p>94,93</text:p>
          </table:table-cell>
          <table:table-cell office:value-type="float" office:value="21.1288888888889" calcext:value-type="float">
            <text:p>21,1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ollab/ChangeDisplayDialog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0.9586776859504" calcext:value-type="float">
            <text:p>20,96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ql/database/MySQL.jav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ql/SQLUtil.java</text:p>
          </table:table-cell>
          <table:table-cell office:value-type="float" office:value="1" calcext:value-type="float">
            <text:p>1</text:p>
          </table:table-cell>
          <table:table-cell office:value-type="float" office:value="0.2277318640955" calcext:value-type="float">
            <text:p>0,23</text:p>
          </table:table-cell>
          <table:table-cell office:value-type="float" office:value="4.9862258953168" calcext:value-type="float">
            <text:p>4,99</text:p>
          </table:table-cell>
          <table:table-cell office:value-type="float" office:value="158.837465564738" calcext:value-type="float">
            <text:p>158,84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DragDropPan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5.0488888888889" calcext:value-type="float">
            <text:p>15,05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OpenDocumentSpreadsheetCre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633136094674556" calcext:value-type="float">
            <text:p>0,63</text:p>
          </table:table-cell>
          <table:table-cell office:value-type="float" office:value="16.9467455621302" calcext:value-type="float">
            <text:p>16,95</text:p>
          </table:table-cell>
          <table:table-cell office:value-type="float" office:value="132.782544378698" calcext:value-type="float">
            <text:p>132,7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ParserResult.java</text:p>
          </table:table-cell>
          <table:table-cell office:value-type="float" office:value="1" calcext:value-type="float">
            <text:p>1</text:p>
          </table:table-cell>
          <table:table-cell office:value-type="float" office:value="10.8271484375" calcext:value-type="float">
            <text:p>10,83</text:p>
          </table:table-cell>
          <table:table-cell office:value-type="float" office:value="12.9287109375" calcext:value-type="float">
            <text:p>12,93</text:p>
          </table:table-cell>
          <table:table-cell office:value-type="float" office:value="131.375" calcext:value-type="float">
            <text:p>131,38</text:p>
          </table:table-cell>
          <table:table-cell office:value-type="float" office:value="0" calcext:value-type="float">
            <text:p>0,0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push/PushToVim.java</text:p>
          </table:table-cell>
          <table:table-cell office:value-type="float" office:value="1" calcext:value-type="float">
            <text:p>1</text:p>
          </table:table-cell>
          <table:table-cell office:value-type="float" office:value="2.224375" calcext:value-type="float">
            <text:p>2,22</text:p>
          </table:table-cell>
          <table:table-cell office:value-type="float" office:value="1.3375" calcext:value-type="float">
            <text:p>1,34</text:p>
          </table:table-cell>
          <table:table-cell office:value-type="float" office:value="66.36" calcext:value-type="float">
            <text:p>66,36</text:p>
          </table:table-cell>
          <table:table-cell office:value-type="float" office:value="59.599375" calcext:value-type="float">
            <text:p>59,6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InspecImpor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06519742883379" calcext:value-type="float">
            <text:p>0,11</text:p>
          </table:table-cell>
          <table:table-cell office:value-type="float" office:value="16.9660238751148" calcext:value-type="float">
            <text:p>16,97</text:p>
          </table:table-cell>
          <table:table-cell office:value-type="float" office:value="101.858585858586" calcext:value-type="float">
            <text:p>101,8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CopacImporter.java</text:p>
          </table:table-cell>
          <table:table-cell office:value-type="float" office:value="1" calcext:value-type="float">
            <text:p>1</text:p>
          </table:table-cell>
          <table:table-cell office:value-type="float" office:value="0.408284023668639" calcext:value-type="float">
            <text:p>0,41</text:p>
          </table:table-cell>
          <table:table-cell office:value-type="float" office:value="0.10207100591716" calcext:value-type="float">
            <text:p>0,10</text:p>
          </table:table-cell>
          <table:table-cell office:value-type="float" office:value="7.1301775147929" calcext:value-type="float">
            <text:p>7,13</text:p>
          </table:table-cell>
          <table:table-cell office:value-type="float" office:value="108.520710059172" calcext:value-type="float">
            <text:p>108,5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keyboard/KeyBindingsDialog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msbib/MSBibConverte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EntryTypeLis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357142857142857" calcext:value-type="float">
            <text:p>0,36</text:p>
          </table:table-cell>
          <table:table-cell office:value-type="float" office:value="25.0714285714286" calcext:value-type="float">
            <text:p>25,07</text:p>
          </table:table-cell>
          <table:table-cell office:value-type="float" office:value="46.2040816326531" calcext:value-type="float">
            <text:p>46,2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eldContentSelec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0826446280991736" calcext:value-type="float">
            <text:p>0,08</text:p>
          </table:table-cell>
          <table:table-cell office:value-type="float" office:value="39.208448117539" calcext:value-type="float">
            <text:p>39,21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labelpattern/ResolveDuplicateLabelDialog.java</text:p>
          </table:table-cell>
          <table:table-cell office:value-type="float" office:value="1" calcext:value-type="float">
            <text:p>1</text:p>
          </table:table-cell>
          <table:table-cell office:value-type="float" office:value="0.0344387755102041" calcext:value-type="float">
            <text:p>0,03</text:p>
          </table:table-cell>
          <table:table-cell office:value-type="float" office:value="0.167091836734694" calcext:value-type="float">
            <text:p>0,17</text:p>
          </table:table-cell>
          <table:table-cell office:value-type="float" office:value="16.4630102040816" calcext:value-type="float">
            <text:p>16,46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WriteXMPEntryEditor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471074380165289" calcext:value-type="float">
            <text:p>0,47</text:p>
          </table:table-cell>
          <table:table-cell office:value-type="float" office:value="8.79493801652892" calcext:value-type="float">
            <text:p>8,79</text:p>
          </table:table-cell>
          <table:table-cell office:value-type="float" office:value="14.4519628099174" calcext:value-type="float">
            <text:p>14,45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eldeditors/FileListEditorTransferHandl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2255859375" calcext:value-type="float">
            <text:p>0,23</text:p>
          </table:table-cell>
          <table:table-cell office:value-type="float" office:value="9.62109375" calcext:value-type="float">
            <text:p>9,62</text:p>
          </table:table-cell>
          <table:table-cell office:value-type="float" office:value="30.99609375" calcext:value-type="float">
            <text:p>31,0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keyboard/KeyBinding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21" calcext:value-type="float">
            <text:p>2,2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OpenOfficeDocumentCre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710059171597633" calcext:value-type="float">
            <text:p>0,71</text:p>
          </table:table-cell>
          <table:table-cell office:value-type="float" office:value="19.0251479289941" calcext:value-type="float">
            <text:p>19,03</text:p>
          </table:table-cell>
          <table:table-cell office:value-type="float" office:value="158.248520710059" calcext:value-type="float">
            <text:p>158,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eldeditors/TextArea.java</text:p>
          </table:table-cell>
          <table:table-cell office:value-type="float" office:value="1" calcext:value-type="float">
            <text:p>1</text:p>
          </table:table-cell>
          <table:table-cell office:value-type="float" office:value="1.93359375" calcext:value-type="float">
            <text:p>1,93</text:p>
          </table:table-cell>
          <table:table-cell office:value-type="float" office:value="3.4375" calcext:value-type="float">
            <text:p>3,44</text:p>
          </table:table-cell>
          <table:table-cell office:value-type="float" office:value="83.8037109375" calcext:value-type="float">
            <text:p>83,80</text:p>
          </table:table-cell>
          <table:table-cell office:value-type="float" office:value="96.80859375" calcext:value-type="float">
            <text:p>96,8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msbib/MSBibMapping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Version.java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,23</text:p>
          </table:table-cell>
          <table:table-cell office:value-type="float" office:value="0.1875" calcext:value-type="float">
            <text:p>0,19</text:p>
          </table:table-cell>
          <table:table-cell office:value-type="float" office:value="4.4375" calcext:value-type="float">
            <text:p>4,44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roups/UndoableAddOrRemoveGroup.java</text:p>
          </table:table-cell>
          <table:table-cell office:value-type="float" office:value="1" calcext:value-type="float">
            <text:p>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17.0895061728395" calcext:value-type="float">
            <text:p>17,09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entry/BibtexSingleField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EntryTypes.java</text:p>
          </table:table-cell>
          <table:table-cell office:value-type="float" office:value="1" calcext:value-type="float">
            <text:p>1</text:p>
          </table:table-cell>
          <table:table-cell office:value-type="float" office:value="12.5399305555556" calcext:value-type="float">
            <text:p>12,54</text:p>
          </table:table-cell>
          <table:table-cell office:value-type="float" office:value="32.75" calcext:value-type="float">
            <text:p>32,75</text:p>
          </table:table-cell>
          <table:table-cell office:value-type="float" office:value="173.104166666667" calcext:value-type="float">
            <text:p>173,10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ExportToClipboard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198347107438016" calcext:value-type="float">
            <text:p>0,20</text:p>
          </table:table-cell>
          <table:table-cell office:value-type="float" office:value="51.6792355371901" calcext:value-type="float">
            <text:p>51,68</text:p>
          </table:table-cell>
          <table:table-cell office:value-type="float" office:value="0" calcext:value-type="float">
            <text:p>0,0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ImportFormat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0663265306122449" calcext:value-type="float">
            <text:p>0,07</text:p>
          </table:table-cell>
          <table:table-cell office:value-type="float" office:value="12.9591836734694" calcext:value-type="float">
            <text:p>12,96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JabRefPreferencesFilterDialog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.1875" calcext:value-type="float">
            <text:p>9,1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Layou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.89700511322133" calcext:value-type="float">
            <text:p>8,90</text:p>
          </table:table-cell>
          <table:table-cell office:value-type="float" office:value="74.5478451424397" calcext:value-type="float">
            <text:p>74,55</text:p>
          </table:table-cell>
          <table:table-cell office:value-type="float" office:value="56.5624543462381" calcext:value-type="float">
            <text:p>56,56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bibtex/comparator/Entry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365472910927456" calcext:value-type="float">
            <text:p>0,37</text:p>
          </table:table-cell>
          <table:table-cell office:value-type="float" office:value="7.98530762167125" calcext:value-type="float">
            <text:p>7,99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worker/SendAsEMailA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0.2607246980425" calcext:value-type="float">
            <text:p>20,26</text:p>
          </table:table-cell>
          <table:table-cell office:value-type="float" office:value="0" calcext:value-type="float">
            <text:p>0,0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MergeDialog.java</text:p>
          </table:table-cell>
          <table:table-cell office:value-type="float" office:value="1" calcext:value-type="float">
            <text:p>1</text:p>
          </table:table-cell>
          <table:table-cell office:value-type="float" office:value="6.8125" calcext:value-type="float">
            <text:p>6,81</text:p>
          </table:table-cell>
          <table:table-cell office:value-type="float" office:value="3.359375" calcext:value-type="float">
            <text:p>3,36</text:p>
          </table:table-cell>
          <table:table-cell office:value-type="float" office:value="107.1875" calcext:value-type="float">
            <text:p>107,19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entry/BibtexString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4375" calcext:value-type="float">
            <text:p>0,98</text:p>
          </table:table-cell>
          <table:table-cell office:value-type="float" office:value="34.21484375" calcext:value-type="float">
            <text:p>34,21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msbib/MSBibDatabas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2562358276644" calcext:value-type="float">
            <text:p>0,73</text:p>
          </table:table-cell>
          <table:table-cell office:value-type="float" office:value="2.80725623582766" calcext:value-type="float">
            <text:p>2,81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push/PushToLyx.java</text:p>
          </table:table-cell>
          <table:table-cell office:value-type="float" office:value="1" calcext:value-type="float">
            <text:p>1</text:p>
          </table:table-cell>
          <table:table-cell office:value-type="float" office:value="5.859375" calcext:value-type="float">
            <text:p>5,86</text:p>
          </table:table-cell>
          <table:table-cell office:value-type="float" office:value="4.609375" calcext:value-type="float">
            <text:p>4,61</text:p>
          </table:table-cell>
          <table:table-cell office:value-type="float" office:value="71.58984375" calcext:value-type="float">
            <text:p>71,59</text:p>
          </table:table-cell>
          <table:table-cell office:value-type="float" office:value="155.5" calcext:value-type="float">
            <text:p>155,5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til/component/VerticalLabelUI.java</text:p>
          </table:table-cell>
          <table:table-cell office:value-type="float" office:value="1" calcext:value-type="float">
            <text:p>1</text:p>
          </table:table-cell>
          <table:table-cell office:value-type="float" office:value="0.673469387755102" calcext:value-type="float">
            <text:p>0,67</text:p>
          </table:table-cell>
          <table:table-cell office:value-type="float" office:value="1.51530612244898" calcext:value-type="float">
            <text:p>1,52</text:p>
          </table:table-cell>
          <table:table-cell office:value-type="float" office:value="55.8163265306122" calcext:value-type="float">
            <text:p>55,8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openoffice/AdvancedCiteDialog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5.3858024691358" calcext:value-type="float">
            <text:p>15,39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mods/PersonNam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.80045351473923" calcext:value-type="float">
            <text:p>7,80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SaveOrderConfigDisplay.java</text:p>
          </table:table-cell>
          <table:table-cell office:value-type="float" office:value="1" calcext:value-type="float">
            <text:p>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3.47222222222222" calcext:value-type="float">
            <text:p>3,47</text:p>
          </table:table-cell>
          <table:table-cell office:value-type="float" office:value="128.555555555556" calcext:value-type="float">
            <text:p>128,56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msbib/BibTeXConverte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rules/describer/GrammarBasedSearchRuleDescrib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02076124567474" calcext:value-type="float">
            <text:p>0,60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journals/JournalAbbreviationRepository.java</text:p>
          </table:table-cell>
          <table:table-cell office:value-type="float" office:value="1" calcext:value-type="float">
            <text:p>1</text:p>
          </table:table-cell>
          <table:table-cell office:value-type="float" office:value="0.580246913580247" calcext:value-type="float">
            <text:p>0,58</text:p>
          </table:table-cell>
          <table:table-cell office:value-type="float" office:value="3.06172839506173" calcext:value-type="float">
            <text:p>3,06</text:p>
          </table:table-cell>
          <table:table-cell office:value-type="float" office:value="57.3333333333333" calcext:value-type="float">
            <text:p>57,33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groups/AbstractGroup.java</text:p>
          </table:table-cell>
          <table:table-cell office:value-type="float" office:value="1" calcext:value-type="float">
            <text:p>1</text:p>
          </table:table-cell>
          <table:table-cell office:value-type="float" office:value="0.409036860879905" calcext:value-type="float">
            <text:p>0,41</text:p>
          </table:table-cell>
          <table:table-cell office:value-type="float" office:value="2.13317479191439" calcext:value-type="float">
            <text:p>2,13</text:p>
          </table:table-cell>
          <table:table-cell office:value-type="float" office:value="24.2259215219976" calcext:value-type="float">
            <text:p>24,23</text:p>
          </table:table-cell>
          <table:table-cell office:value-type="float" office:value="0" calcext:value-type="float">
            <text:p>0,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net/Cookie.java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0.195555555555556" calcext:value-type="float">
            <text:p>0,20</text:p>
          </table:table-cell>
          <table:table-cell office:value-type="float" office:value="7.92888888888889" calcext:value-type="float">
            <text:p>7,93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CrossRef.java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,56</text:p>
          </table:table-cell>
          <table:table-cell office:value-type="float" office:value="10.89" calcext:value-type="float">
            <text:p>10,89</text:p>
          </table:table-cell>
          <table:table-cell office:value-type="float" office:value="230.21" calcext:value-type="float">
            <text:p>230,2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ExternalFileMenuItem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0685871056241427" calcext:value-type="float">
            <text:p>0,07</text:p>
          </table:table-cell>
          <table:table-cell office:value-type="float" office:value="4.30727023319616" calcext:value-type="float">
            <text:p>4,31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roups/AddToGroup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2.69" calcext:value-type="float">
            <text:p>2,69</text:p>
          </table:table-cell>
          <table:table-cell office:value-type="float" office:value="54.45" calcext:value-type="float">
            <text:p>54,45</text:p>
          </table:table-cell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keyboard/KeyBinding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5.50617283950617" calcext:value-type="float">
            <text:p>5,5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AutosaveStartupPromp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.55954631379962" calcext:value-type="float">
            <text:p>4,56</text:p>
          </table:table-cell>
          <table:table-cell office:value-type="float" office:value="36.8620037807183" calcext:value-type="float">
            <text:p>36,86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MedlineImpor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344" calcext:value-type="float">
            <text:p>0,13</text:p>
          </table:table-cell>
          <table:table-cell office:value-type="float" office:value="2.9664" calcext:value-type="float">
            <text:p>2,97</text:p>
          </table:table-cell>
          <table:table-cell office:value-type="float" office:value="54.64" calcext:value-type="float">
            <text:p>54,6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OAI2Handl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21484375" calcext:value-type="float">
            <text:p>0,21</text:p>
          </table:table-cell>
          <table:table-cell office:value-type="float" office:value="3.4375" calcext:value-type="float">
            <text:p>3,44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til/PositionWindow.java</text:p>
          </table:table-cell>
          <table:table-cell office:value-type="float" office:value="1" calcext:value-type="float">
            <text:p>1</text:p>
          </table:table-cell>
          <table:table-cell office:value-type="float" office:value="0.4375" calcext:value-type="float">
            <text:p>0,44</text:p>
          </table:table-cell>
          <table:table-cell office:value-type="float" office:value="0.984375" calcext:value-type="float">
            <text:p>0,98</text:p>
          </table:table-cell>
          <table:table-cell office:value-type="float" office:value="29.734375" calcext:value-type="float">
            <text:p>29,73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labelpattern/SearchFixDuplicateLabel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0262965668371074" calcext:value-type="float">
            <text:p>0,03</text:p>
          </table:table-cell>
          <table:table-cell office:value-type="float" office:value="3.32943754565376" calcext:value-type="float">
            <text:p>3,33</text:p>
          </table:table-cell>
          <table:table-cell office:value-type="float" office:value="0" calcext:value-type="float">
            <text:p>0,0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WrapLayou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23.8888888888889" calcext:value-type="float">
            <text:p>23,89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autocompleter/AbstractAutoCompleter.java</text:p>
          </table:table-cell>
          <table:table-cell office:value-type="float" office:value="1" calcext:value-type="float">
            <text:p>1</text:p>
          </table:table-cell>
          <table:table-cell office:value-type="float" office:value="0.226843100189036" calcext:value-type="float">
            <text:p>0,23</text:p>
          </table:table-cell>
          <table:table-cell office:value-type="float" office:value="2.72211720226843" calcext:value-type="float">
            <text:p>2,72</text:p>
          </table:table-cell>
          <table:table-cell office:value-type="float" office:value="59.3913043478261" calcext:value-type="float">
            <text:p>59,39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ImportFormat.java</text:p>
          </table:table-cell>
          <table:table-cell office:value-type="float" office:value="1" calcext:value-type="float">
            <text:p>1</text:p>
          </table:table-cell>
          <table:table-cell office:value-type="float" office:value="0.603305785123967" calcext:value-type="float">
            <text:p>0,60</text:p>
          </table:table-cell>
          <table:table-cell office:value-type="float" office:value="4.2396694214876" calcext:value-type="float">
            <text:p>4,24</text:p>
          </table:table-cell>
          <table:table-cell office:value-type="float" office:value="27.4545454545455" calcext:value-type="float">
            <text:p>27,45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ClipBoard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0.177514792899408" calcext:value-type="float">
            <text:p>0,18</text:p>
          </table:table-cell>
          <table:table-cell office:value-type="float" office:value="5.75147928994083" calcext:value-type="float">
            <text:p>5,75</text:p>
          </table:table-cell>
          <table:table-cell office:value-type="float" office:value="227.775147928994" calcext:value-type="float">
            <text:p>227,78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journals/AbbreviationParser.java</text:p>
          </table:table-cell>
          <table:table-cell office:value-type="float" office:value="1" calcext:value-type="float">
            <text:p>1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.168367346938775" calcext:value-type="float">
            <text:p>0,17</text:p>
          </table:table-cell>
          <table:table-cell office:value-type="float" office:value="30.2295918367347" calcext:value-type="float">
            <text:p>30,23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entryeditor/EntryEditorTabFocusListen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.29" calcext:value-type="float">
            <text:p>7,29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worker/MarkEntriesA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.8304" calcext:value-type="float">
            <text:p>21,83</text:p>
          </table:table-cell>
          <table:table-cell office:value-type="float" office:value="0" calcext:value-type="float">
            <text:p>0,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pecialfields/SpecialFieldDropDow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10204081632653" calcext:value-type="float">
            <text:p>1,1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help/NewVersionDialog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BibtexKeyPatternDialog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9.7052154195011" calcext:value-type="float">
            <text:p>19,71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menus/FileHistoryMenu.java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,19</text:p>
          </table:table-cell>
          <table:table-cell office:value-type="float" office:value="18.75" calcext:value-type="float">
            <text:p>18,75</text:p>
          </table:table-cell>
          <table:table-cell office:value-type="float" office:value="243.1875" calcext:value-type="float">
            <text:p>243,19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desktop/os/Linux.java</text:p>
          </table:table-cell>
          <table:table-cell office:value-type="float" office:value="1" calcext:value-type="float">
            <text:p>1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2.07638888888889" calcext:value-type="float">
            <text:p>2,08</text:p>
          </table:table-cell>
          <table:table-cell office:value-type="float" office:value="36.7430555555556" calcext:value-type="float">
            <text:p>36,74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push/PushToApplication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249228395061728" calcext:value-type="float">
            <text:p>0,25</text:p>
          </table:table-cell>
          <table:table-cell office:value-type="float" office:value="1.6875" calcext:value-type="float">
            <text:p>1,69</text:p>
          </table:table-cell>
          <table:table-cell office:value-type="float" office:value="0" calcext:value-type="float">
            <text:p>0,0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FindFullText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.25" calcext:value-type="float">
            <text:p>6,25</text:p>
          </table:table-cell>
          <table:table-cell office:value-type="float" office:value="49.0216262975779" calcext:value-type="float">
            <text:p>49,02</text:p>
          </table:table-cell>
          <table:table-cell office:value-type="float" office:value="0" calcext:value-type="float">
            <text:p>0,0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groups/AllEntriesGroup.java</text:p>
          </table:table-cell>
          <table:table-cell office:value-type="float" office:value="1" calcext:value-type="float">
            <text:p>1</text:p>
          </table:table-cell>
          <table:table-cell office:value-type="float" office:value="0.5856" calcext:value-type="float">
            <text:p>0,59</text:p>
          </table:table-cell>
          <table:table-cell office:value-type="float" office:value="4.8544" calcext:value-type="float">
            <text:p>4,85</text:p>
          </table:table-cell>
          <table:table-cell office:value-type="float" office:value="71.2736" calcext:value-type="float">
            <text:p>71,27</text:p>
          </table:table-cell>
          <table:table-cell office:value-type="float" office:value="115.1104" calcext:value-type="float">
            <text:p>115,1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roups/TransferableEntrySele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18359375" calcext:value-type="float">
            <text:p>0,18</text:p>
          </table:table-cell>
          <table:table-cell office:value-type="float" office:value="2.859375" calcext:value-type="float">
            <text:p>2,86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bibtexfields/UnicodeToLatex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,56</text:p>
          </table:table-cell>
          <table:table-cell office:value-type="float" office:value="0.56" calcext:value-type="float">
            <text:p>0,56</text:p>
          </table:table-cell>
          <table:table-cell office:value-type="float" office:value="14.01" calcext:value-type="float">
            <text:p>14,01</text:p>
          </table:table-cell>
          <table:table-cell office:value-type="float" office:value="77.76" calcext:value-type="float">
            <text:p>77,7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worker/VersionWorke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BibTeXMLHandler.java</text:p>
          </table:table-cell>
          <table:table-cell office:value-type="float" office:value="1" calcext:value-type="float">
            <text:p>1</text:p>
          </table:table-cell>
          <table:table-cell office:value-type="float" office:value="0.910927456382002" calcext:value-type="float">
            <text:p>0,91</text:p>
          </table:table-cell>
          <table:table-cell office:value-type="float" office:value="0.391184573002755" calcext:value-type="float">
            <text:p>0,39</text:p>
          </table:table-cell>
          <table:table-cell office:value-type="float" office:value="5.39026629935721" calcext:value-type="float">
            <text:p>5,39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SearchQueryHighlightObservable.java</text:p>
          </table:table-cell>
          <table:table-cell office:value-type="float" office:value="1" calcext:value-type="float">
            <text:p>1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20.0246913580247" calcext:value-type="float">
            <text:p>20,0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menus/ChangeEntryTypeMenu.java</text:p>
          </table:table-cell>
          <table:table-cell office:value-type="float" office:value="1" calcext:value-type="float">
            <text:p>1</text:p>
          </table:table-cell>
          <table:table-cell office:value-type="float" office:value="0.243055555555556" calcext:value-type="float">
            <text:p>0,24</text:p>
          </table:table-cell>
          <table:table-cell office:value-type="float" office:value="0.638888888888889" calcext:value-type="float">
            <text:p>0,64</text:p>
          </table:table-cell>
          <table:table-cell office:value-type="float" office:value="31.5763888888889" calcext:value-type="float">
            <text:p>31,58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SidePaneComponent.java</text:p>
          </table:table-cell>
          <table:table-cell office:value-type="float" office:value="1" calcext:value-type="float">
            <text:p>1</text:p>
          </table:table-cell>
          <table:table-cell office:value-type="float" office:value="2.64285714285714" calcext:value-type="float">
            <text:p>2,64</text:p>
          </table:table-cell>
          <table:table-cell office:value-type="float" office:value="1.20408163265306" calcext:value-type="float">
            <text:p>1,20</text:p>
          </table:table-cell>
          <table:table-cell office:value-type="float" office:value="88.4234693877551" calcext:value-type="float">
            <text:p>88,42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casechanger/Word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cleanup/MoveFilesCleanup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XMLChar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0453514739229025" calcext:value-type="float">
            <text:p>0,05</text:p>
          </table:table-cell>
          <table:table-cell office:value-type="float" office:value="15.5827664399093" calcext:value-type="float">
            <text:p>15,58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BibTeXMLImpor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056" calcext:value-type="float">
            <text:p>0,11</text:p>
          </table:table-cell>
          <table:table-cell office:value-type="float" office:value="4.4544" calcext:value-type="float">
            <text:p>4,45</text:p>
          </table:table-cell>
          <table:table-cell office:value-type="float" office:value="74.1984" calcext:value-type="float">
            <text:p>74,2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renderer/GeneralRender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1404958677686" calcext:value-type="float">
            <text:p>0,23</text:p>
          </table:table-cell>
          <table:table-cell office:value-type="float" office:value="10.7933884297521" calcext:value-type="float">
            <text:p>10,79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auxparser/AuxParserResult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,44</text:p>
          </table:table-cell>
          <table:table-cell office:value-type="float" office:value="12.96" calcext:value-type="float">
            <text:p>12,9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Brows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1.3840830449827" calcext:value-type="float">
            <text:p>1,38</text:p>
          </table:table-cell>
          <table:table-cell office:value-type="float" office:value="1.3840830449827" calcext:value-type="float">
            <text:p>1,38</text:p>
          </table:table-cell>
          <table:table-cell office:value-type="float" office:value="30.1176470588235" calcext:value-type="float">
            <text:p>30,1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OpenFileFilter.java</text:p>
          </table:table-cell>
          <table:table-cell office:value-type="float" office:value="1" calcext:value-type="float">
            <text:p>1</text:p>
          </table:table-cell>
          <table:table-cell office:value-type="float" office:value="0.293333333333333" calcext:value-type="float">
            <text:p>0,29</text:p>
          </table:table-cell>
          <table:table-cell office:value-type="float" office:value="3.52888888888889" calcext:value-type="float">
            <text:p>3,53</text:p>
          </table:table-cell>
          <table:table-cell office:value-type="float" office:value="51.8488888888889" calcext:value-type="float">
            <text:p>51,85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WaitForSaveOpera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21301775147929" calcext:value-type="float">
            <text:p>2,2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entryeditor/SimpleUrlDragDrop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5969387755102" calcext:value-type="float">
            <text:p>2,60</text:p>
          </table:table-cell>
          <table:table-cell office:value-type="float" office:value="67.2857142857143" calcext:value-type="float">
            <text:p>67,2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ollab/FileUpdatePanel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22222222222222" calcext:value-type="float">
            <text:p>0,06</text:p>
          </table:table-cell>
          <table:table-cell office:value-type="float" office:value="3.09333333333333" calcext:value-type="float">
            <text:p>3,09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SidePan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11.8214285714286" calcext:value-type="float">
            <text:p>11,8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net/CookieHandlerImp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177514792899408" calcext:value-type="float">
            <text:p>0,18</text:p>
          </table:table-cell>
          <table:table-cell office:value-type="float" office:value="2.36686390532544" calcext:value-type="float">
            <text:p>2,37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database/DuplicationChecke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cleanup/CleanupActionsListModel.java</text:p>
          </table:table-cell>
          <table:table-cell office:value-type="float" office:value="1" calcext:value-type="float">
            <text:p>1</text:p>
          </table:table-cell>
          <table:table-cell office:value-type="float" office:value="1.35416666666667" calcext:value-type="float">
            <text:p>1,35</text:p>
          </table:table-cell>
          <table:table-cell office:value-type="float" office:value="7.66666666666667" calcext:value-type="float">
            <text:p>7,67</text:p>
          </table:table-cell>
          <table:table-cell office:value-type="float" office:value="82.0763888888889" calcext:value-type="float">
            <text:p>82,08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ql/DbConnectA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keyboard/KeyBindingRepository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openoffice/CitationEntry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Formatter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journals/Abbreviation.java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,25</text:p>
          </table:table-cell>
          <table:table-cell office:value-type="float" office:value="3.1875" calcext:value-type="float">
            <text:p>3,19</text:p>
          </table:table-cell>
          <table:table-cell office:value-type="float" office:value="17.1666666666667" calcext:value-type="float">
            <text:p>17,17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PdfXmpImpor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28395061728395" calcext:value-type="float">
            <text:p>2,28</text:p>
          </table:table-cell>
          <table:table-cell office:value-type="float" office:value="140.444444444444" calcext:value-type="float">
            <text:p>140,44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pecialfields/SpecialField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4275" calcext:value-type="float">
            <text:p>0,43</text:p>
          </table:table-cell>
          <table:table-cell office:value-type="float" office:value="1.74" calcext:value-type="float">
            <text:p>1,74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casechanger/TitleParse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search/JTextFieldChangeListenerUtil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1.25" calcext:value-type="float">
            <text:p>11,2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mods/MODSDatabas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826446280991736" calcext:value-type="float">
            <text:p>0,08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bst/BibtexPurif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1.84" calcext:value-type="float">
            <text:p>1,84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ulltext/IEE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.41" calcext:value-type="float">
            <text:p>4,41</text:p>
          </table:table-cell>
          <table:table-cell office:value-type="float" office:value="27" calcext:value-type="float">
            <text:p>27,00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entry/ParsedFileField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laintextimport/TagToMarkedTextStor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help/HelpAction.java</text:p>
          </table:table-cell>
          <table:table-cell office:value-type="float" office:value="1" calcext:value-type="float">
            <text:p>1</text:p>
          </table:table-cell>
          <table:table-cell office:value-type="float" office:value="1.82840236686391" calcext:value-type="float">
            <text:p>1,83</text:p>
          </table:table-cell>
          <table:table-cell office:value-type="float" office:value="3.03698224852071" calcext:value-type="float">
            <text:p>3,04</text:p>
          </table:table-cell>
          <table:table-cell office:value-type="float" office:value="114.640532544379" calcext:value-type="float">
            <text:p>114,64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Iso690NamesAuthor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48760330578512" calcext:value-type="float">
            <text:p>0,15</text:p>
          </table:table-cell>
          <table:table-cell office:value-type="float" office:value="0.56198347107438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Save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1.17159763313609" calcext:value-type="float">
            <text:p>1,17</text:p>
          </table:table-cell>
          <table:table-cell office:value-type="float" office:value="2.08284023668639" calcext:value-type="float">
            <text:p>2,08</text:p>
          </table:table-cell>
          <table:table-cell office:value-type="float" office:value="32.7100591715976" calcext:value-type="float">
            <text:p>32,7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journals/AbbreviateA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74380165289256" calcext:value-type="float">
            <text:p>6,74</text:p>
          </table:table-cell>
          <table:table-cell office:value-type="float" office:value="0.743801652892561" calcext:value-type="float">
            <text:p>0,7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groups/GroupsUtil.java</text:p>
          </table:table-cell>
          <table:table-cell office:value-type="float" office:value="1" calcext:value-type="float">
            <text:p>1</text:p>
          </table:table-cell>
          <table:table-cell office:value-type="float" office:value="0.0710059171597633" calcext:value-type="float">
            <text:p>0,07</text:p>
          </table:table-cell>
          <table:table-cell office:value-type="float" office:value="4.86390532544379" calcext:value-type="float">
            <text:p>4,86</text:p>
          </table:table-cell>
          <table:table-cell office:value-type="float" office:value="130.082840236686" calcext:value-type="float">
            <text:p>130,08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bibtexfields/RemoveBracesFormat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,80</text:p>
          </table:table-cell>
          <table:table-cell office:value-type="float" office:value="16.24" calcext:value-type="float">
            <text:p>16,24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TransferableBibtexEntry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73156899810964" calcext:value-type="float">
            <text:p>5,73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ErrorConsoleAction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ImportFileFilter.java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5.41" calcext:value-type="float">
            <text:p>5,41</text:p>
          </table:table-cell>
          <table:table-cell office:value-type="float" office:value="72.96" calcext:value-type="float">
            <text:p>72,96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keyboard/KeyBindingTableModel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remote/shared/Protocol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.4375" calcext:value-type="float">
            <text:p>8,44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CheckForNewEntryTypesA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3.7807183364839" calcext:value-type="float">
            <text:p>13,78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ExportFileFilter.java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,81</text:p>
          </table:table-cell>
          <table:table-cell office:value-type="float" office:value="3.45" calcext:value-type="float">
            <text:p>3,45</text:p>
          </table:table-cell>
          <table:table-cell office:value-type="float" office:value="41.89" calcext:value-type="float">
            <text:p>41,89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GetOpenOfficeTyp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4.4375" calcext:value-type="float">
            <text:p>84,44</text:p>
          </table:table-cell>
          <table:table-cell office:value-type="float" office:value="79.734375" calcext:value-type="float">
            <text:p>79,7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mods/PageNumber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remote/server/RemoteListenerServ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2.83950617283951" calcext:value-type="float">
            <text:p>2,84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journals/UnabbreviateA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74380165289256" calcext:value-type="float">
            <text:p>6,74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AutoLinkFilesA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.5463988919668" calcext:value-type="float">
            <text:p>12,55</text:p>
          </table:table-cell>
          <table:table-cell office:value-type="float" office:value="0" calcext:value-type="float">
            <text:p>0,0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maintable/ListSynchronizer.java</text:p>
          </table:table-cell>
          <table:table-cell office:value-type="float" office:value="1" calcext:value-type="float">
            <text:p>1</text:p>
          </table:table-cell>
          <table:table-cell office:value-type="float" office:value="0.57617728531856" calcext:value-type="float">
            <text:p>0,58</text:p>
          </table:table-cell>
          <table:table-cell office:value-type="float" office:value="0.454293628808864" calcext:value-type="float">
            <text:p>0,45</text:p>
          </table:table-cell>
          <table:table-cell office:value-type="float" office:value="22.5872576177285" calcext:value-type="float">
            <text:p>22,59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rules/RegexBasedSearchRule.java</text:p>
          </table:table-cell>
          <table:table-cell office:value-type="float" office:value="1" calcext:value-type="float">
            <text:p>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4.71913580246914" calcext:value-type="float">
            <text:p>4,72</text:p>
          </table:table-cell>
          <table:table-cell office:value-type="float" office:value="63.5833333333333" calcext:value-type="float">
            <text:p>63,58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arserResultWarning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1.80555555555556" calcext:value-type="float">
            <text:p>1,81</text:p>
          </table:table-cell>
          <table:table-cell office:value-type="float" office:value="16.3333333333333" calcext:value-type="float">
            <text:p>16,33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cleanup/DoiCleanup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47933884297521" calcext:value-type="float">
            <text:p>0,25</text:p>
          </table:table-cell>
          <table:table-cell office:value-type="float" office:value="0.413223140495868" calcext:value-type="float">
            <text:p>0,4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minifier/MinifyNameList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1.28395061728395" calcext:value-type="float">
            <text:p>1,28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30.4691358024691" calcext:value-type="float">
            <text:p>30,47</text:p>
          </table:table-cell>
          <table:table-cell office:value-type="float" office:value="242.172839506173" calcext:value-type="float">
            <text:p>242,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ModsExportForma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9.24793388429752" calcext:value-type="float">
            <text:p>9,25</text:p>
          </table:table-cell>
          <table:table-cell office:value-type="float" office:value="4.22520661157025" calcext:value-type="float">
            <text:p>4,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MSBibExportForma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2117202268431" calcext:value-type="float">
            <text:p>0,21</text:p>
          </table:table-cell>
          <table:table-cell office:value-type="float" office:value="9.60302457466919" calcext:value-type="float">
            <text:p>9,60</text:p>
          </table:table-cell>
          <table:table-cell office:value-type="float" office:value="20.0793950850662" calcext:value-type="float">
            <text:p>20,08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bst/BibtexTextPrefix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keyboard/KeyBindingsListene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ileformat/MsBibImporter.java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0.1275" calcext:value-type="float">
            <text:p>0,13</text:p>
          </table:table-cell>
          <table:table-cell office:value-type="float" office:value="6.7475" calcext:value-type="float">
            <text:p>6,75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roups/UndoableChangeAssignment.java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4" calcext:value-type="float">
            <text:p>0,40</text:p>
          </table:table-cell>
          <table:table-cell office:value-type="float" office:value="10.51" calcext:value-type="float">
            <text:p>10,51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rules/describer/ContainsAndRegexBasedSearchRuleDescrib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2686980609418" calcext:value-type="float">
            <text:p>0,23</text:p>
          </table:table-cell>
          <table:table-cell office:value-type="float" office:value="2.57617728531856" calcext:value-type="float">
            <text:p>2,58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strings/QuotedStringTokeniz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ndo/UndoableKeyChang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5207100591716" calcext:value-type="float">
            <text:p>2,52</text:p>
          </table:table-cell>
          <table:table-cell office:value-type="float" office:value="1.6094674556213" calcext:value-type="float">
            <text:p>1,6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roups/UndoableModifyGroup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4297520661157" calcext:value-type="float">
            <text:p>4,43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desktop/os/Windows.java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4.8" calcext:value-type="float">
            <text:p>4,80</text:p>
          </table:table-cell>
          <table:table-cell office:value-type="float" office:value="69.36" calcext:value-type="float">
            <text:p>69,36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rules/ContainBasedSearchRul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305555555555555" calcext:value-type="float">
            <text:p>0,31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DBLPHelp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61245674740484" calcext:value-type="float">
            <text:p>0,76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10n/Languages.java</text:p>
          </table:table-cell>
          <table:table-cell office:value-type="float" office:value="1" calcext:value-type="float">
            <text:p>1</text:p>
          </table:table-cell>
          <table:table-cell office:value-type="float" office:value="0.244897959183673" calcext:value-type="float">
            <text:p>0,24</text:p>
          </table:table-cell>
          <table:table-cell office:value-type="float" office:value="3.91836734693877" calcext:value-type="float">
            <text:p>3,92</text:p>
          </table:table-cell>
          <table:table-cell office:value-type="float" office:value="67.9591836734694" calcext:value-type="float">
            <text:p>67,96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SaveAllA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.7065972222222" calcext:value-type="float">
            <text:p>10,71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roups/UndoableMoveGroup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85416666666667" calcext:value-type="float">
            <text:p>5,85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BuildInfo.java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,51</text:p>
          </table:table-cell>
          <table:table-cell office:value-type="float" office:value="2.1475" calcext:value-type="float">
            <text:p>2,15</text:p>
          </table:table-cell>
          <table:table-cell office:value-type="float" office:value="52.15" calcext:value-type="float">
            <text:p>52,15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RtfSele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5" calcext:value-type="float">
            <text:p>1,50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TransferableFileLinkSele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0874089490114464" calcext:value-type="float">
            <text:p>0,09</text:p>
          </table:table-cell>
          <table:table-cell office:value-type="float" office:value="2.28928199791883" calcext:value-type="float">
            <text:p>2,29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ogging/Cach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rules/SentenceAnalyze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journals/UndoableAbbreviato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cleanup/BiblatexCleanup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ImportInspectionCommandLin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859375" calcext:value-type="float">
            <text:p>0,06</text:p>
          </table:table-cell>
          <table:table-cell office:value-type="float" office:value="2.484375" calcext:value-type="float">
            <text:p>2,48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AbstractParamLayoutFormat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eldeditors/HtmlTransferable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integrity/ISSNChecke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eldeditors/PreviewPanelTransferHandl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AttachFil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0956632653061225" calcext:value-type="float">
            <text:p>0,10</text:p>
          </table:table-cell>
          <table:table-cell office:value-type="float" office:value="2.90178571428571" calcext:value-type="float">
            <text:p>2,90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io/FileBasedLock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17283950617284" calcext:value-type="float">
            <text:p>0,17</text:p>
          </table:table-cell>
          <table:table-cell office:value-type="float" office:value="4.32098765432099" calcext:value-type="float">
            <text:p>4,3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bst/FormatNameFun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826446280991735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roups/RemoveFromGroupA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39876033057851" calcext:value-type="float">
            <text:p>6,40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VerifyingWri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BibsonomyScrap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.6875" calcext:value-type="float">
            <text:p>9,69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desktop/os/OSX.java</text:p>
          </table:table-cell>
          <table:table-cell office:value-type="float" office:value="1" calcext:value-type="float">
            <text:p>1</text:p>
          </table:table-cell>
          <table:table-cell office:value-type="float" office:value="0.366863905325444" calcext:value-type="float">
            <text:p>0,37</text:p>
          </table:table-cell>
          <table:table-cell office:value-type="float" office:value="1.40828402366864" calcext:value-type="float">
            <text:p>1,41</text:p>
          </table:table-cell>
          <table:table-cell office:value-type="float" office:value="15.6923076923077" calcext:value-type="float">
            <text:p>15,69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Ordinal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til/component/OverlayPanel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40816326530612" calcext:value-type="float">
            <text:p>6,4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bibtex/comparator/BibtexStringComparato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05325443786982" calcext:value-type="float">
            <text:p>3,05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bibtexfields/OrdinalsToSuperscript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972222222222222" calcext:value-type="float">
            <text:p>0,97</text:p>
          </table:table-cell>
          <table:table-cell office:value-type="float" office:value="0.520833333333333" calcext:value-type="float">
            <text:p>0,52</text:p>
          </table:table-cell>
          <table:table-cell office:value-type="float" office:value="27.2430555555556" calcext:value-type="float">
            <text:p>27,24</text:p>
          </table:table-cell>
          <table:table-cell office:value-type="float" office:value="152.076388888889" calcext:value-type="float">
            <text:p>152,0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casechanger/TitleCas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4.91666666666667" calcext:value-type="float">
            <text:p>4,92</text:p>
          </table:table-cell>
          <table:table-cell office:value-type="float" office:value="134.333333333333" calcext:value-type="float">
            <text:p>134,33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date/DatePickerButt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763888888888889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search/GlobalSearchWork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987654320987654" calcext:value-type="float">
            <text:p>0,99</text:p>
          </table:table-cell>
          <table:table-cell office:value-type="float" office:value="1.1358024691358" calcext:value-type="float">
            <text:p>1,14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ogging/GuiAppend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16" calcext:value-type="float">
            <text:p>2,1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casechanger/LowerCas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5.06122448979592" calcext:value-type="float">
            <text:p>5,06</text:p>
          </table:table-cell>
          <table:table-cell office:value-type="float" office:value="5.55102040816327" calcext:value-type="float">
            <text:p>5,55</text:p>
          </table:table-cell>
          <table:table-cell office:value-type="float" office:value="127.632653061225" calcext:value-type="float">
            <text:p>127,63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NewSubDatabas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.595041322314049" calcext:value-type="float">
            <text:p>0,60</text:p>
          </table:table-cell>
          <table:table-cell office:value-type="float" office:value="1.33884297520661" calcext:value-type="float">
            <text:p>1,34</text:p>
          </table:table-cell>
          <table:table-cell office:value-type="float" office:value="176.663223140496" calcext:value-type="float">
            <text:p>176,66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pecialfields/SpecialFieldUpdateListen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0.5955555555556" calcext:value-type="float">
            <text:p>30,60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groups/GroupsPars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til/comparator/IconComparato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93333333333333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IdentityFormat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734375" calcext:value-type="float">
            <text:p>3,73</text:p>
          </table:table-cell>
          <table:table-cell office:value-type="float" office:value="77.25" calcext:value-type="float">
            <text:p>77,25</text:p>
          </table:table-cell>
          <table:table-cell office:value-type="float" office:value="88.6875" calcext:value-type="float">
            <text:p>88,6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remote/client/RemoteListenerClient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9504132231405" calcext:value-type="float">
            <text:p>0,60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journals/UndoableUnabbreviato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matchers/MatcherSet.java</text:p>
          </table:table-cell>
          <table:table-cell office:value-type="float" office:value="1" calcext:value-type="float">
            <text:p>1</text:p>
          </table:table-cell>
          <table:table-cell office:value-type="float" office:value="0.916666666666667" calcext:value-type="float">
            <text:p>0,92</text:p>
          </table:table-cell>
          <table:table-cell office:value-type="float" office:value="2.87654320987654" calcext:value-type="float">
            <text:p>2,88</text:p>
          </table:table-cell>
          <table:table-cell office:value-type="float" office:value="52.8395061728395" calcext:value-type="float">
            <text:p>52,84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error/StreamEavesdroppe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ulltext/ACS.java</text:p>
          </table:table-cell>
          <table:table-cell office:value-type="float" office:value="1" calcext:value-type="float">
            <text:p>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2" calcext:value-type="float">
            <text:p>2,00</text:p>
          </table:table-cell>
          <table:table-cell office:value-type="float" office:value="225.283950617284" calcext:value-type="float">
            <text:p>225,28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entry/CanonicalBibtexEntry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groups/EntriesGroupChang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Past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213.777777777778" calcext:value-type="float">
            <text:p>213,78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SortTabs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.498269896193771" calcext:value-type="float">
            <text:p>0,50</text:p>
          </table:table-cell>
          <table:table-cell office:value-type="float" office:value="1.3840830449827" calcext:value-type="float">
            <text:p>1,38</text:p>
          </table:table-cell>
          <table:table-cell office:value-type="float" office:value="69.7093425605536" calcext:value-type="float">
            <text:p>69,71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AndsReplac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984375" calcext:value-type="float">
            <text:p>0,98</text:p>
          </table:table-cell>
          <table:table-cell office:value-type="float" office:value="0.109375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Copy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.925619834710744" calcext:value-type="float">
            <text:p>0,93</text:p>
          </table:table-cell>
          <table:table-cell office:value-type="float" office:value="8.56198347107438" calcext:value-type="float">
            <text:p>8,56</text:p>
          </table:table-cell>
          <table:table-cell office:value-type="float" office:value="188.628099173554" calcext:value-type="float">
            <text:p>188,63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desktop/os/DefaultDesktop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75" calcext:value-type="float">
            <text:p>0,19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eldeditors/FieldEditor.java</text:p>
          </table:table-cell>
          <table:table-cell office:value-type="float" office:value="1" calcext:value-type="float">
            <text:p>1</text:p>
          </table:table-cell>
          <table:table-cell office:value-type="float" office:value="1.6875" calcext:value-type="float">
            <text:p>1,69</text:p>
          </table:table-cell>
          <table:table-cell office:value-type="float" office:value="0" calcext:value-type="float">
            <text:p>0,00</text:p>
          </table:table-cell>
          <table:table-cell office:value-type="float" office:value="2.359375" calcext:value-type="float">
            <text:p>2,36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HTMLParagraph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1.24305555555556" calcext:value-type="float">
            <text:p>1,24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ndo/UndoableChangeTyp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33057851239669" calcext:value-type="float">
            <text:p>2,33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ql/DBExporterAndImporterFactory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22222222222222" calcext:value-type="float">
            <text:p>2,22</text:p>
          </table:table-cell>
          <table:table-cell office:value-type="float" office:value="70.8888888888889" calcext:value-type="float">
            <text:p>70,89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io/FileNameClean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bst/TextPrefixFun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casechanger/Titl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autocompleter/AutoCompleterFactory.java</text:p>
          </table:table-cell>
          <table:table-cell office:value-type="float" office:value="1" calcext:value-type="float">
            <text:p>1</text:p>
          </table:table-cell>
          <table:table-cell office:value-type="float" office:value="0.429752066115702" calcext:value-type="float">
            <text:p>0,43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12.4132231404959" calcext:value-type="float">
            <text:p>12,4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bst/ChangeCaseFun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84375" calcext:value-type="float">
            <text:p>0,48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til/component/CheckBoxMessag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autocompleter/ContentAutoCompleters.java</text:p>
          </table:table-cell>
          <table:table-cell office:value-type="float" office:value="1" calcext:value-type="float">
            <text:p>1</text:p>
          </table:table-cell>
          <table:table-cell office:value-type="float" office:value="0.243055555555555" calcext:value-type="float">
            <text:p>0,24</text:p>
          </table:table-cell>
          <table:table-cell office:value-type="float" office:value="1.63888888888889" calcext:value-type="float">
            <text:p>1,64</text:p>
          </table:table-cell>
          <table:table-cell office:value-type="float" office:value="23.0677083333333" calcext:value-type="float">
            <text:p>23,07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CreateBibORDFAuthor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26530612244898" calcext:value-type="float">
            <text:p>5,27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integrity/IntegrityMessag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22448979591837" calcext:value-type="float">
            <text:p>0,12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til/comparator/RankingFieldComparato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WrapConten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7" calcext:value-type="float">
            <text:p>7,00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AndsCommaReplac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375" calcext:value-type="float">
            <text:p>0,44</text:p>
          </table:table-cell>
          <table:table-cell office:value-type="float" office:value="0.109375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casechanger/CapitalizeFormat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47222222222222" calcext:value-type="float">
            <text:p>2,47</text:p>
          </table:table-cell>
          <table:table-cell office:value-type="float" office:value="79.2222222222222" calcext:value-type="float">
            <text:p>79,22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DatabaseSearch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autocompleter/DefaultAutoComple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859375" calcext:value-type="float">
            <text:p>0,06</text:p>
          </table:table-cell>
          <table:table-cell office:value-type="float" office:value="0.62109375" calcext:value-type="float">
            <text:p>0,62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fetcher/EntryFetcher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88888888888889" calcext:value-type="float">
            <text:p>0,89</text:p>
          </table:table-cell>
          <table:table-cell office:value-type="float" office:value="191.083333333333" calcext:value-type="float">
            <text:p>191,08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HighlightMatchingGroupPreferences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maintable/MainTableHeaderRender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MatchesHighlighter.java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,19</text:p>
          </table:table-cell>
          <table:table-cell office:value-type="float" office:value="12" calcext:value-type="float">
            <text:p>12,00</text:p>
          </table:table-cell>
          <table:table-cell office:value-type="float" office:value="99" calcext:value-type="float">
            <text:p>99,0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OSXCompatibleToolbar.java</text:p>
          </table:table-cell>
          <table:table-cell office:value-type="float" office:value="1" calcext:value-type="float">
            <text:p>1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5.55555555555555" calcext:value-type="float">
            <text:p>5,56</text:p>
          </table:table-cell>
          <table:table-cell office:value-type="float" office:value="46.8888888888889" calcext:value-type="float">
            <text:p>46,89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casechanger/SentenceCaseFormat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69387755102041" calcext:value-type="float">
            <text:p>2,69</text:p>
          </table:table-cell>
          <table:table-cell office:value-type="float" office:value="84.8163265306122" calcext:value-type="float">
            <text:p>84,8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casechanger/UpperCaseFormat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47222222222222" calcext:value-type="float">
            <text:p>2,47</text:p>
          </table:table-cell>
          <table:table-cell office:value-type="float" office:value="79.2222222222222" calcext:value-type="float">
            <text:p>79,22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io/XMLUtil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bibtexfields/ClearFormat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float" office:value="121.387755102041" calcext:value-type="float">
            <text:p>121,39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bibtexfields/HtmlToUnicodeFormatte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NewDatabaseA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82222222222222" calcext:value-type="float">
            <text:p>0,78</text:p>
          </table:table-cell>
          <table:table-cell office:value-type="float" office:value="136.595555555556" calcext:value-type="float">
            <text:p>136,60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entry/EntryConverter.java</text:p>
          </table:table-cell>
          <table:table-cell office:value-type="float" office:value="1" calcext:value-type="float">
            <text:p>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0.8888888888889" calcext:value-type="float">
            <text:p>10,89</text:p>
          </table:table-cell>
          <table:table-cell office:value-type="float" office:value="186.888888888889" calcext:value-type="float">
            <text:p>186,89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entry/FieldPropertie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84" calcext:value-type="float">
            <text:p>1,84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til/comparator/FirstColumnComparato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.19390581717452" calcext:value-type="float">
            <text:p>8,19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IfPlura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7.3469387755102" calcext:value-type="float">
            <text:p>7,35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maintable/MainTableNam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1.6875" calcext:value-type="float">
            <text:p>1,6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autocompleter/BibtexKeyAutoComple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78571428571429" calcext:value-type="float">
            <text:p>0,68</text:p>
          </table:table-cell>
          <table:table-cell office:value-type="float" office:value="6.53571428571429" calcext:value-type="float">
            <text:p>6,54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CompositeFormat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44" calcext:value-type="float">
            <text:p>1,44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entry/EntryType.java</text:p>
          </table:table-cell>
          <table:table-cell office:value-type="float" office:value="1" calcext:value-type="float">
            <text:p>1</text:p>
          </table:table-cell>
          <table:table-cell office:value-type="float" office:value="8.76" calcext:value-type="float">
            <text:p>8,76</text:p>
          </table:table-cell>
          <table:table-cell office:value-type="float" office:value="1" calcext:value-type="float">
            <text:p>1,00</text:p>
          </table:table-cell>
          <table:table-cell office:value-type="float" office:value="36.2" calcext:value-type="float">
            <text:p>36,20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eldeditors/FieldNameLabel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4320987654321" calcext:value-type="float">
            <text:p>0,54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groups/MoveGroupChang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roups/UndoableChangeEntriesOfGroup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16326530612245" calcext:value-type="float">
            <text:p>0,8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autocompleter/AutoCompleter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77514792899408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ql/DatabaseType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journals/JournalAbbreviationsUtil.java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,19</text:p>
          </table:table-cell>
          <table:table-cell office:value-type="float" office:value="4.6875" calcext:value-type="float">
            <text:p>4,69</text:p>
          </table:table-cell>
          <table:table-cell office:value-type="float" office:value="232.743055555555" calcext:value-type="float">
            <text:p>232,74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OpenBrowserAction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bst/PurifyFun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bst/WidthFun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li/AuxCommandLin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67.5238095238095" calcext:value-type="float">
            <text:p>67,5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eldeditors/FieldEditorFocusListener.java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,24</text:p>
          </table:table-cell>
          <table:table-cell office:value-type="float" office:value="0.24" calcext:value-type="float">
            <text:p>0,24</text:p>
          </table:table-cell>
          <table:table-cell office:value-type="float" office:value="1.36" calcext:value-type="float">
            <text:p>1,36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lobalFocusListen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22448979591837" calcext:value-type="float">
            <text:p>0,12</text:p>
          </table:table-cell>
          <table:table-cell office:value-type="float" office:value="1.3469387755102" calcext:value-type="float">
            <text:p>1,35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10n/LocalizationKeyParam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ulltext/MimeTypeDetec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248520710059172" calcext:value-type="float">
            <text:p>0,25</text:p>
          </table:table-cell>
          <table:table-cell office:value-type="float" office:value="22.8994082840237" calcext:value-type="float">
            <text:p>22,90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pecialfields/SpecialFieldDatabaseChangeListen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145328719723183" calcext:value-type="float">
            <text:p>0,15</text:p>
          </table:table-cell>
          <table:table-cell office:value-type="float" office:value="2.65051903114187" calcext:value-type="float">
            <text:p>2,65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bibtex/comparator/CrossRefEntryComparato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44888888888889" calcext:value-type="float">
            <text:p>3,45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database/EntrySorter.java</text:p>
          </table:table-cell>
          <table:table-cell office:value-type="float" office:value="1" calcext:value-type="float">
            <text:p>1</text:p>
          </table:table-cell>
          <table:table-cell office:value-type="float" office:value="1.48979591836735" calcext:value-type="float">
            <text:p>1,49</text:p>
          </table:table-cell>
          <table:table-cell office:value-type="float" office:value="9.60204081632653" calcext:value-type="float">
            <text:p>9,60</text:p>
          </table:table-cell>
          <table:table-cell office:value-type="float" office:value="237.632653061224" calcext:value-type="float">
            <text:p>237,63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ogging/JabRefLogge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autocompleter/JournalAutoComplete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remote/server/RemoteListenerServerThread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Replac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244897959183673" calcext:value-type="float">
            <text:p>0,24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error/TeeStream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autocompleter/EntireFieldAutoCompleter.java</text:p>
          </table:table-cell>
          <table:table-cell office:value-type="float" office:value="1" calcext:value-type="float">
            <text:p>1</text:p>
          </table:table-cell>
          <table:table-cell office:value-type="float" office:value="0.0710059171597633" calcext:value-type="float">
            <text:p>0,07</text:p>
          </table:table-cell>
          <table:table-cell office:value-type="float" office:value="0.0710059171597633" calcext:value-type="float">
            <text:p>0,07</text:p>
          </table:table-cell>
          <table:table-cell office:value-type="float" office:value="0.698224852071006" calcext:value-type="float">
            <text:p>0,70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vent/FieldChangedEvent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HandleDuplicateWarning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remote/JabRefMessageHandler.java</text:p>
          </table:table-cell>
          <table:table-cell office:value-type="float" office:value="1" calcext:value-type="float">
            <text:p>1</text:p>
          </table:table-cell>
          <table:table-cell office:value-type="float" office:value="0.130177514792899" calcext:value-type="float">
            <text:p>0,13</text:p>
          </table:table-cell>
          <table:table-cell office:value-type="float" office:value="0.556213017751479" calcext:value-type="float">
            <text:p>0,56</text:p>
          </table:table-cell>
          <table:table-cell office:value-type="float" office:value="11.905325443787" calcext:value-type="float">
            <text:p>11,9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journals/ManageJournalsA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9757785467128" calcext:value-type="float">
            <text:p>0,30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RemoveTild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rules/describer/SearchDescriber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search/SearchMod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20408163265306" calcext:value-type="float">
            <text:p>2,20</text:p>
          </table:table-cell>
          <table:table-cell office:value-type="float" office:value="122.204081632653" calcext:value-type="float">
            <text:p>122,2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OrgSci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763888888888888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eldeditors/contextmenu/CaseChangeMenu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71913580246914" calcext:value-type="float">
            <text:p>4,72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DragDropPopupPane.java</text:p>
          </table:table-cell>
          <table:table-cell office:value-type="float" office:value="1" calcext:value-type="float">
            <text:p>1</text:p>
          </table:table-cell>
          <table:table-cell office:value-type="float" office:value="0.463667820069204" calcext:value-type="float">
            <text:p>0,46</text:p>
          </table:table-cell>
          <table:table-cell office:value-type="float" office:value="2.29065743944637" calcext:value-type="float">
            <text:p>2,29</text:p>
          </table:table-cell>
          <table:table-cell office:value-type="float" office:value="132.878892733564" calcext:value-type="float">
            <text:p>132,88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til/FocusReques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Iso690FormatDat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72839506172839" calcext:value-type="float">
            <text:p>0,17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msbib/MSBibEntryType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database/BibDatabase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bibtex/comparator/FieldComparatorStack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entry/IdGenerato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10n/LocalizationKey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net/ProxyAuthenticato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push/PushTo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576388888888889" calcext:value-type="float">
            <text:p>0,58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push/PushToApplication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09375" calcext:value-type="float">
            <text:p>0,11</text:p>
          </table:table-cell>
          <table:table-cell office:value-type="float" office:value="0.609375" calcext:value-type="float">
            <text:p>0,6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help/AboutA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81" calcext:value-type="float">
            <text:p>8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ChangeTypeAction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fieldeditors/contextmenu/ConversionMenu.java</text:p>
          </table:table-cell>
          <table:table-cell office:value-type="float" office:value="1" calcext:value-type="float">
            <text:p>1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56.4444444444444" calcext:value-type="float">
            <text:p>56,44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ql/importer/DBImporterResult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555555555556" calcext:value-type="float">
            <text:p>1,56</text:p>
          </table:table-cell>
          <table:table-cell office:value-type="float" office:value="13.5555555555556" calcext:value-type="float">
            <text:p>13,56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ormatter/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3.20987654320988" calcext:value-type="float">
            <text:p>3,21</text:p>
          </table:table-cell>
          <table:table-cell office:value-type="float" office:value="2" calcext:value-type="float">
            <text:p>2,00</text:p>
          </table:table-cell>
          <table:table-cell office:value-type="float" office:value="30.4691358024691" calcext:value-type="float">
            <text:p>30,47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search/HitOrMiss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946745562130178" calcext:value-type="float">
            <text:p>0,95</text:p>
          </table:table-cell>
          <table:table-cell office:value-type="float" office:value="8.09467455621302" calcext:value-type="float">
            <text:p>8,09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LastPag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rules/SearchRule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6875" calcext:value-type="float">
            <text:p>1,6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CopyVersionToClipboardAction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vent/EntryAddedEvent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RemoveWhitespac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24" calcext:value-type="float">
            <text:p>0,24</text:p>
          </table:table-cell>
          <table:table-cell office:value-type="float" office:value="2.16" calcext:value-type="float">
            <text:p>2,1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RisMonth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91358024691358" calcext:value-type="float">
            <text:p>0,69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pecialfields/SpecialFieldMenuA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DOICheck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337950138504155" calcext:value-type="float">
            <text:p>0,34</text:p>
          </table:table-cell>
          <table:table-cell office:value-type="float" office:value="7.71191135734072" calcext:value-type="float">
            <text:p>7,71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FirstPag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porter/IExportFormat.java</text:p>
          </table:table-cell>
          <table:table-cell office:value-type="float" office:value="1" calcext:value-type="float">
            <text:p>1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renderer/IncompleteRendere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net/MonitoredURLDownload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,00</text:p>
          </table:table-cell>
          <table:table-cell office:value-type="float" office:value="64" calcext:value-type="float">
            <text:p>64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NotFoundFormat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net/ProxyRegistere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RemoveBracketsAddComma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10.01" calcext:value-type="float">
            <text:p>10,0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matchers/AndMatcher.java</text:p>
          </table:table-cell>
          <table:table-cell office:value-type="float" office:value="1" calcext:value-type="float">
            <text:p>1</text:p>
          </table:table-cell>
          <table:table-cell office:value-type="float" office:value="0.243055555555556" calcext:value-type="float">
            <text:p>0,24</text:p>
          </table:table-cell>
          <table:table-cell office:value-type="float" office:value="3.88888888888889" calcext:value-type="float">
            <text:p>3,89</text:p>
          </table:table-cell>
          <table:table-cell office:value-type="float" office:value="43.4097222222222" calcext:value-type="float">
            <text:p>43,4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utocompleter/AutoComplete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6.75" calcext:value-type="float">
            <text:p>6,75</text:p>
          </table:table-cell>
          <table:table-cell office:value-type="float" office:value="0.234375" calcext:value-type="float">
            <text:p>0,23</text:p>
          </table:table-cell>
          <table:table-cell office:value-type="float" office:value="38.484375" calcext:value-type="float">
            <text:p>38,48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CurrentDat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0826446280991735" calcext:value-type="float">
            <text:p>0,08</text:p>
          </table:table-cell>
          <table:table-cell office:value-type="float" office:value="0.611570247933884" calcext:value-type="float">
            <text:p>0,6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keyboard/KeyBinde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model/database/KeyCollisionExcep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6875" calcext:value-type="float">
            <text:p>4,6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matchers/OrMatch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openoffice/UndefinedBibtexEntry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763888888888889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sql/Database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groups/GroupHierarchyType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JournalAbbreviator.java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0.21" calcext:value-type="float">
            <text:p>0,21</text:p>
          </table:table-cell>
          <table:table-cell office:value-type="float" office:value="6.04" calcext:value-type="float">
            <text:p>6,04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matchers/MatcherSets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matchers/NotMatche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RemoveBracket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11111111111111" calcext:value-type="float">
            <text:p>5,1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SearchForUpdateAction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renderer/CompleteRender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25" calcext:value-type="float">
            <text:p>2,25</text:p>
          </table:table-cell>
          <table:table-cell office:value-type="float" office:value="42.25" calcext:value-type="float">
            <text:p>42,25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Default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375" calcext:value-type="float">
            <text:p>0,44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util/strings/StringLength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2" calcext:value-type="float">
            <text:p>2,00</text:p>
          </table:table-cell>
          <table:table-cell office:value-type="float" office:value="37.5555555555556" calcext:value-type="float">
            <text:p>37,56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DOIStrip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68367346938775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keyboard/KeyBindingTabl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22222222222222" calcext:value-type="float">
            <text:p>0,22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Numb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autocompleter/AutoCompleter.java</text:p>
          </table:table-cell>
          <table:table-cell office:value-type="float" office:value="1" calcext:value-type="float">
            <text:p>1</text:p>
          </table:table-cell>
          <table:table-cell office:value-type="float" office:value="0.0826446280991736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0.231404958677686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openoffice/BibEntryNotFoundException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CreateDocBookEditor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vent/EntryEvent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util/comparator/IsMarkedComparato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ToLowerCas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ToUpperCas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0.24" calcext:value-type="float">
            <text:p>0,24</text:p>
          </table:table-cell>
          <table:table-cell office:value-type="float" office:value="2.8" calcext:value-type="float">
            <text:p>2,8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openoffice/UndefinedCharacterFormatException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openoffice/UndefinedParagraphFormatException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Abbreviato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LF_FF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LF_FFAbb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search/matchers/EverythingMatch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groups/GroupMatch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search/matchers/SearchMatch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31404958677686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FirstAbbrLastComma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FirstAbbrLastOxfordComma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FirstFirst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FirstFirstCommas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FirstLastCommas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FirstLastOxfordCommas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LastFirst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84375" calcext:value-type="float">
            <text:p>0,48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LastFirstAbbrCommas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LastFirstAbbrOxfordCommas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LastFirstCommas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LastFirstOxfordComma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NatBib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fulltext/FullTextFinder.java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11.76" calcext:value-type="float">
            <text:p>11,7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bibtex/comparator/IdComparato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StringInt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AuthorLastFirstAbbreviato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cleanup/CleanupJob.java</text:p>
          </table:table-cell>
          <table:table-cell office:value-type="float" office:value="1" calcext:value-type="float">
            <text:p>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14.2222222222222" calcext:value-type="float">
            <text:p>14,22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FormatPagesForHTML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FormatPagesForXML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format/NoSpaceBetweenAbbreviations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vent/EntryChangedEvent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vent/EntryRemovedEvent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preftabs/PrefsTab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SearchQueryHighlightListen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UnknownExternalFileTyp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groups/UnsupportedVersionException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autocompleter/AutoCompleteFirstNameMode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external/ConfirmCloseFileListEntryEdito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openoffice/ConnectionLostException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EntryContain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30612244897959" calcext:value-type="float">
            <text:p>0,53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ImportInspector.java</text:p>
          </table:table-cell>
          <table:table-cell office:value-type="float" office:value="1" calcext:value-type="float">
            <text:p>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openoffice/NoDocument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1.6875" calcext:value-type="float">
            <text:p>1,69</text:p>
          </table:table-cell>
          <table:table-cell office:value-type="float" office:value="3" calcext:value-type="float">
            <text:p>3,00</text:p>
          </table:table-cell>
          <table:table-cell office:value-type="float" office:value="58.9375" calcext:value-type="float">
            <text:p>58,94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importer/OutputPrinte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remote/RemoteUtil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rules/SearchRule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44378698224852" calcext:value-type="float">
            <text:p>0,54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bst/VMException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actions/BaseAc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worker/CallBack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collab/FileUpdateListener.j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LayoutFormat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remote/server/MessageHandl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search/rules/describer/SearchDescrib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bst/War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xmp/EncryptedPdfsNotSupportedException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2.4" calcext:value-type="float">
            <text:p>2,4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logic/layout/ParamLayoutFormatter.ja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c/main/java/net/sf/jabref/gui/worker/Worker.java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78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lusters.J1:clusters.J1048576">
            <calcext:color-scale>
              <calcext:color-scale-entry calcext:value="0" calcext:type="number" calcext:color="#00a933"/>
              <calcext:color-scale-entry calcext:value="1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clusters.A1:clusters.AMJ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0-12-03T09:53:47.417000000</dc:date>
    <meta:editing-duration>PT8M28S</meta:editing-duration>
    <meta:editing-cycles>2</meta:editing-cycles>
    <meta:document-statistic meta:table-count="1" meta:cell-count="7396" meta:object-count="0"/>
  </office:meta>
</office:document-meta>
</file>